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99cm"/>
    </style:style>
    <style:style style:name="co2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PageStyle_5f_Creatures_20_test2.xls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" style:family="table-cell" style:parent-style-name="Default" style:data-style-name="N11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" style:family="table-cell" style:parent-style-name="Default" style:data-style-name="N4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 style:data-style-name="N4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 style:data-style-name="N4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Default" style:data-style-name="N11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Creatures test2.xls" table:style-name="ta1" table:print="false">
        <office:forms form:automatic-focus="false" form:apply-design-mode="false"/>
        <table:table-column table:style-name="co1" table:number-columns-repeated="257" table:default-cell-style-name="ce1"/>
        <table:table-column table:style-name="co2" table:number-columns-repeated="767" table:default-cell-style-name="Default"/>
        <table:table-row table:style-name="ro1">
          <table:table-cell office:value-type="string">
            <text:p>CREATURES</text:p>
          </table:table-cell>
          <table:table-cell table:number-columns-repeated="4"/>
          <table:table-cell office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945"/>
        </table:table-row>
        <table:table-row table:style-name="ro1">
          <table:table-cell office:value-type="string">
            <text:p>Nom</text:p>
          </table:table-cell>
          <table:table-cell office:value-type="string">
            <text:p>Malun</text:p>
          </table:table-cell>
          <table:table-cell office:value-type="string">
            <text:p>Femun</text:p>
          </table:table-cell>
          <table:table-cell office:value-type="string">
            <text:p>Toby</text:p>
          </table:table-cell>
          <table:table-cell office:value-type="string">
            <text:p>Waza</text:p>
          </table:table-cell>
          <table:table-cell office:value-type="string">
            <text:p>Alice</text:p>
          </table:table-cell>
          <table:table-cell office:value-type="string">
            <text:p>Ralph</text:p>
          </table:table-cell>
          <table:table-cell office:value-type="string">
            <text:p>Nova</text:p>
          </table:table-cell>
          <table:table-cell office:value-type="string">
            <text:p>Bibi</text:p>
          </table:table-cell>
          <table:table-cell office:value-type="string">
            <text:p>Bimbo</text:p>
          </table:table-cell>
          <table:table-cell office:value-type="string">
            <text:p>Eva</text:p>
          </table:table-cell>
          <table:table-cell office:value-type="string">
            <text:p>Virga</text:p>
          </table:table-cell>
          <table:table-cell office:value-type="string">
            <text:p>Loana</text:p>
          </table:table-cell>
          <table:table-cell office:value-type="string">
            <text:p>Laure</text:p>
          </table:table-cell>
          <table:table-cell office:value-type="string">
            <text:p>Bobby</text:p>
          </table:table-cell>
          <table:table-cell office:value-type="string">
            <text:p>Mike</text:p>
          </table:table-cell>
          <table:table-cell office:value-type="string">
            <text:p>Steph</text:p>
          </table:table-cell>
          <table:table-cell office:value-type="string">
            <text:p>Lara</text:p>
          </table:table-cell>
          <table:table-cell office:value-type="string">
            <text:p>Angela</text:p>
          </table:table-cell>
          <table:table-cell office:value-type="string">
            <text:p>Sarah</text:p>
          </table:table-cell>
          <table:table-cell office:value-type="string">
            <text:p>Marcus</text:p>
          </table:table-cell>
          <table:table-cell office:value-type="string">
            <text:p>Buffy</text:p>
          </table:table-cell>
          <table:table-cell office:value-type="string">
            <text:p>Angel</text:p>
          </table:table-cell>
          <table:table-cell office:value-type="string">
            <text:p>Paula</text:p>
          </table:table-cell>
          <table:table-cell office:value-type="string">
            <text:p>Peter</text:p>
          </table:table-cell>
          <table:table-cell office:value-type="string">
            <text:p>Valentine</text:p>
          </table:table-cell>
          <table:table-cell office:value-type="string">
            <text:p>Ender</text:p>
          </table:table-cell>
          <table:table-cell office:value-type="string">
            <text:p>Petra</text:p>
          </table:table-cell>
          <table:table-cell office:value-type="string">
            <text:p>Tuck</text:p>
          </table:table-cell>
          <table:table-cell office:value-type="string">
            <text:p>Kenza</text:p>
          </table:table-cell>
          <table:table-cell office:value-type="string">
            <text:p>Jason</text:p>
          </table:table-cell>
          <table:table-cell office:value-type="string">
            <text:p>Lou</text:p>
          </table:table-cell>
          <table:table-cell office:value-type="string">
            <text:p>Sean</text:p>
          </table:table-cell>
          <table:table-cell office:value-type="string">
            <text:p>Colin</text:p>
          </table:table-cell>
          <table:table-cell office:value-type="string">
            <text:p>Dave</text:p>
          </table:table-cell>
          <table:table-cell office:value-type="string">
            <text:p>Ben</text:p>
          </table:table-cell>
          <table:table-cell office:value-type="string">
            <text:p>Clara</text:p>
          </table:table-cell>
          <table:table-cell office:value-type="string">
            <text:p>Steevy</text:p>
          </table:table-cell>
          <table:table-cell office:value-type="string">
            <text:p>Diana</text:p>
          </table:table-cell>
          <table:table-cell office:value-type="string">
            <text:p>Nana</text:p>
          </table:table-cell>
          <table:table-cell office:value-type="string">
            <text:p>Fucky</text:p>
          </table:table-cell>
          <table:table-cell office:value-type="string">
            <text:p>Alima</text:p>
          </table:table-cell>
          <table:table-cell office:value-type="string">
            <text:p>Danny</text:p>
          </table:table-cell>
          <table:table-cell office:value-type="string">
            <text:p>Cola</text:p>
          </table:table-cell>
          <table:table-cell office:value-type="string">
            <text:p>Coca</text:p>
          </table:table-cell>
          <table:table-cell office:value-type="string">
            <text:p>Monica</text:p>
          </table:table-cell>
          <table:table-cell office:value-type="string">
            <text:p>Pepsi</text:p>
          </table:table-cell>
          <table:table-cell office:value-type="string">
            <text:p>Mail</text:p>
          </table:table-cell>
          <table:table-cell office:value-type="string">
            <text:p>Wanda</text:p>
          </table:table-cell>
          <table:table-cell office:value-type="string">
            <text:p>Ganja</text:p>
          </table:table-cell>
          <table:table-cell office:value-type="string">
            <text:p>Quint</text:p>
          </table:table-cell>
          <table:table-cell office:value-type="string">
            <text:p>Joker</text:p>
          </table:table-cell>
          <table:table-cell office:value-type="string">
            <text:p>Ken</text:p>
          </table:table-cell>
          <table:table-cell office:value-type="string">
            <text:p>Blanka</text:p>
          </table:table-cell>
          <table:table-cell office:value-type="string">
            <text:p>Banga</text:p>
          </table:table-cell>
          <table:table-cell office:value-type="string">
            <text:p>Bahun</text:p>
          </table:table-cell>
          <table:table-cell office:value-type="string">
            <text:p>Kah</text:p>
          </table:table-cell>
          <table:table-cell office:value-type="string">
            <text:p>Kahde</text:p>
          </table:table-cell>
          <table:table-cell office:value-type="string">
            <text:p>Bastet</text:p>
          </table:table-cell>
          <table:table-cell office:value-type="string">
            <text:p>Isis</text:p>
          </table:table-cell>
          <table:table-cell office:value-type="string">
            <text:p>Osiris</text:p>
          </table:table-cell>
          <table:table-cell office:value-type="string">
            <text:p>Sekhmet</text:p>
          </table:table-cell>
          <table:table-cell office:value-type="string">
            <text:p>Horus</text:p>
          </table:table-cell>
          <table:table-cell office:value-type="string">
            <text:p>Shit</text:p>
          </table:table-cell>
          <table:table-cell office:value-type="string">
            <text:p>Anubis</text:p>
          </table:table-cell>
          <table:table-cell office:value-type="string">
            <text:p>Nout</text:p>
          </table:table-cell>
          <table:table-cell office:value-type="string">
            <text:p>Theti</text:p>
          </table:table-cell>
          <table:table-cell office:value-type="string">
            <text:p>Cleopatra</text:p>
          </table:table-cell>
          <table:table-cell office:value-type="string">
            <text:p>God</text:p>
          </table:table-cell>
          <table:table-cell office:value-type="string">
            <text:p>Amon</text:p>
          </table:table-cell>
          <table:table-cell office:value-type="string">
            <text:p>Nefer</text:p>
          </table:table-cell>
          <table:table-cell office:value-type="string">
            <text:p>Nefari</text:p>
          </table:table-cell>
          <table:table-cell office:value-type="string">
            <text:p>Nefertiti</text:p>
          </table:table-cell>
          <table:table-cell office:value-type="string">
            <text:p>Seth</text:p>
          </table:table-cell>
          <table:table-cell office:value-type="string">
            <text:p>Apopis</text:p>
          </table:table-cell>
          <table:table-cell office:value-type="string">
            <text:p>Min</text:p>
          </table:table-cell>
          <table:table-cell office:value-type="string">
            <text:p>Mina</text:p>
          </table:table-cell>
          <table:table-cell office:value-type="string">
            <text:p>&lt;sansnom&gt;</text:p>
          </table:table-cell>
          <table:table-cell office:value-type="string">
            <text:p>Chia</text:p>
          </table:table-cell>
          <table:table-cell table:number-columns-repeated="945"/>
        </table:table-row>
        <table:table-row table:style-name="ro1">
          <table:table-cell office:value-type="string">
            <text:p>sex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45"/>
        </table:table-row>
        <table:table-row table:style-name="ro1">
          <table:table-cell office:value-type="string">
            <text:p>génération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945"/>
        </table:table-row>
        <table:table-row table:style-name="ro1">
          <table:table-cell office:value-type="string">
            <text:p>code</text:p>
          </table:table-cell>
          <table:table-cell office:value-type="float" office:value="1180">
            <text:p>1180</text:p>
          </table:table-cell>
          <table:table-cell office:value-type="float" office:value="1581">
            <text:p>1581</text:p>
          </table:table-cell>
          <table:table-cell office:value-type="float" office:value="1378">
            <text:p>1378</text:p>
          </table:table-cell>
          <table:table-cell office:value-type="float" office:value="1455">
            <text:p>1455</text:p>
          </table:table-cell>
          <table:table-cell office:value-type="float" office:value="1260">
            <text:p>1260</text:p>
          </table:table-cell>
          <table:table-cell office:value-type="float" office:value="1170">
            <text:p>1170</text:p>
          </table:table-cell>
          <table:table-cell office:value-type="float" office:value="1226">
            <text:p>1226</text:p>
          </table:table-cell>
          <table:table-cell office:value-type="float" office:value="1138">
            <text:p>1138</text:p>
          </table:table-cell>
          <table:table-cell office:value-type="float" office:value="1463">
            <text:p>1463</text:p>
          </table:table-cell>
          <table:table-cell office:value-type="float" office:value="1574">
            <text:p>1574</text:p>
          </table:table-cell>
          <table:table-cell office:value-type="float" office:value="1183">
            <text:p>1183</text:p>
          </table:table-cell>
          <table:table-cell office:value-type="float" office:value="1146">
            <text:p>1146</text:p>
          </table:table-cell>
          <table:table-cell office:value-type="float" office:value="1408">
            <text:p>1408</text:p>
          </table:table-cell>
          <table:table-cell office:value-type="float" office:value="1241">
            <text:p>1241</text:p>
          </table:table-cell>
          <table:table-cell office:value-type="float" office:value="1138">
            <text:p>1138</text:p>
          </table:table-cell>
          <table:table-cell office:value-type="float" office:value="1066">
            <text:p>1066</text:p>
          </table:table-cell>
          <table:table-cell office:value-type="float" office:value="1733">
            <text:p>1733</text:p>
          </table:table-cell>
          <table:table-cell office:value-type="float" office:value="1481">
            <text:p>1481</text:p>
          </table:table-cell>
          <table:table-cell office:value-type="float" office:value="1262">
            <text:p>1262</text:p>
          </table:table-cell>
          <table:table-cell office:value-type="float" office:value="1428">
            <text:p>1428</text:p>
          </table:table-cell>
          <table:table-cell office:value-type="float" office:value="1104">
            <text:p>1104</text:p>
          </table:table-cell>
          <table:table-cell office:value-type="float" office:value="1340">
            <text:p>1340</text:p>
          </table:table-cell>
          <table:table-cell office:value-type="float" office:value="1309">
            <text:p>1309</text:p>
          </table:table-cell>
          <table:table-cell office:value-type="float" office:value="1333">
            <text:p>1333</text:p>
          </table:table-cell>
          <table:table-cell office:value-type="float" office:value="1183">
            <text:p>1183</text:p>
          </table:table-cell>
          <table:table-cell office:value-type="float" office:value="1358">
            <text:p>1358</text:p>
          </table:table-cell>
          <table:table-cell office:value-type="float" office:value="1428">
            <text:p>1428</text:p>
          </table:table-cell>
          <table:table-cell office:value-type="float" office:value="1146">
            <text:p>1146</text:p>
          </table:table-cell>
          <table:table-cell office:value-type="float" office:value="1333">
            <text:p>1333</text:p>
          </table:table-cell>
          <table:table-cell office:value-type="float" office:value="1451">
            <text:p>1451</text:p>
          </table:table-cell>
          <table:table-cell office:value-type="float" office:value="1346">
            <text:p>1346</text:p>
          </table:table-cell>
          <table:table-cell office:value-type="float" office:value="1340">
            <text:p>1340</text:p>
          </table:table-cell>
          <table:table-cell office:value-type="float" office:value="1333">
            <text:p>1333</text:p>
          </table:table-cell>
          <table:table-cell office:value-type="float" office:value="1259">
            <text:p>1259</text:p>
          </table:table-cell>
          <table:table-cell office:value-type="float" office:value="1451">
            <text:p>1451</text:p>
          </table:table-cell>
          <table:table-cell office:value-type="float" office:value="1358">
            <text:p>1358</text:p>
          </table:table-cell>
          <table:table-cell office:value-type="float" office:value="1121">
            <text:p>1121</text:p>
          </table:table-cell>
          <table:table-cell office:value-type="float" office:value="1308">
            <text:p>1308</text:p>
          </table:table-cell>
          <table:table-cell office:value-type="float" office:value="1340">
            <text:p>1340</text:p>
          </table:table-cell>
          <table:table-cell office:value-type="float" office:value="1333">
            <text:p>1333</text:p>
          </table:table-cell>
          <table:table-cell office:value-type="float" office:value="1308">
            <text:p>1308</text:p>
          </table:table-cell>
          <table:table-cell office:value-type="float" office:value="1366">
            <text:p>1366</text:p>
          </table:table-cell>
          <table:table-cell office:value-type="float" office:value="1121">
            <text:p>1121</text:p>
          </table:table-cell>
          <table:table-cell office:value-type="float" office:value="1424">
            <text:p>1424</text:p>
          </table:table-cell>
          <table:table-cell office:value-type="float" office:value="1308">
            <text:p>1308</text:p>
          </table:table-cell>
          <table:table-cell office:value-type="float" office:value="1246">
            <text:p>1246</text:p>
          </table:table-cell>
          <table:table-cell office:value-type="float" office:value="1359">
            <text:p>1359</text:p>
          </table:table-cell>
          <table:table-cell office:value-type="float" office:value="1308">
            <text:p>1308</text:p>
          </table:table-cell>
          <table:table-cell office:value-type="float" office:value="1377">
            <text:p>1377</text:p>
          </table:table-cell>
          <table:table-cell office:value-type="float" office:value="1404">
            <text:p>1404</text:p>
          </table:table-cell>
          <table:table-cell office:value-type="float" office:value="1320">
            <text:p>1320</text:p>
          </table:table-cell>
          <table:table-cell office:value-type="float" office:value="1308">
            <text:p>1308</text:p>
          </table:table-cell>
          <table:table-cell office:value-type="float" office:value="1359">
            <text:p>1359</text:p>
          </table:table-cell>
          <table:table-cell office:value-type="float" office:value="1204">
            <text:p>1204</text:p>
          </table:table-cell>
          <table:table-cell office:value-type="float" office:value="1323">
            <text:p>1323</text:p>
          </table:table-cell>
          <table:table-cell office:value-type="float" office:value="1359">
            <text:p>1359</text:p>
          </table:table-cell>
          <table:table-cell office:value-type="float" office:value="1377">
            <text:p>1377</text:p>
          </table:table-cell>
          <table:table-cell office:value-type="float" office:value="1359">
            <text:p>1359</text:p>
          </table:table-cell>
          <table:table-cell office:value-type="float" office:value="1311">
            <text:p>1311</text:p>
          </table:table-cell>
          <table:table-cell office:value-type="float" office:value="1173">
            <text:p>1173</text:p>
          </table:table-cell>
          <table:table-cell office:value-type="float" office:value="1308">
            <text:p>1308</text:p>
          </table:table-cell>
          <table:table-cell office:value-type="float" office:value="1173">
            <text:p>1173</text:p>
          </table:table-cell>
          <table:table-cell office:value-type="float" office:value="1415">
            <text:p>1415</text:p>
          </table:table-cell>
          <table:table-cell office:value-type="float" office:value="1214">
            <text:p>1214</text:p>
          </table:table-cell>
          <table:table-cell office:value-type="float" office:value="1424">
            <text:p>1424</text:p>
          </table:table-cell>
          <table:table-cell office:value-type="float" office:value="1111">
            <text:p>1111</text:p>
          </table:table-cell>
          <table:table-cell office:value-type="float" office:value="1224">
            <text:p>1224</text:p>
          </table:table-cell>
          <table:table-cell office:value-type="float" office:value="1628">
            <text:p>1628</text:p>
          </table:table-cell>
          <table:table-cell office:value-type="float" office:value="1424">
            <text:p>1424</text:p>
          </table:table-cell>
          <table:table-cell office:value-type="float" office:value="1173">
            <text:p>1173</text:p>
          </table:table-cell>
          <table:table-cell office:value-type="float" office:value="1346">
            <text:p>1346</text:p>
          </table:table-cell>
          <table:table-cell office:value-type="float" office:value="1295">
            <text:p>1295</text:p>
          </table:table-cell>
          <table:table-cell office:value-type="float" office:value="1288">
            <text:p>1288</text:p>
          </table:table-cell>
          <table:table-cell office:value-type="float" office:value="1373">
            <text:p>1373</text:p>
          </table:table-cell>
          <table:table-cell office:value-type="float" office:value="1378">
            <text:p>1378</text:p>
          </table:table-cell>
          <table:table-cell office:value-type="float" office:value="1617">
            <text:p>1617</text:p>
          </table:table-cell>
          <table:table-cell office:value-type="string">
            <text:p>-</text:p>
          </table:table-cell>
          <table:table-cell office:value-type="float" office:value="1224">
            <text:p>1224</text:p>
          </table:table-cell>
          <table:table-cell table:number-columns-repeated="945"/>
        </table:table-row>
        <table:table-row table:style-name="ro1">
          <table:table-cell office:value-type="string">
            <text:p>ID</text:p>
          </table:table-cell>
          <table:table-cell office:value-type="string">
            <text:p>6BAD</text:p>
          </table:table-cell>
          <table:table-cell office:value-type="string">
            <text:p>7RMN</text:p>
          </table:table-cell>
          <table:table-cell office:value-type="string">
            <text:p>4BLS</text:p>
          </table:table-cell>
          <table:table-cell office:value-type="string">
            <text:p>7ESX</text:p>
          </table:table-cell>
          <table:table-cell office:value-type="string">
            <text:p>0QTF</text:p>
          </table:table-cell>
          <table:table-cell office:value-type="string">
            <text:p>8PLA</text:p>
          </table:table-cell>
          <table:table-cell office:value-type="string">
            <text:p>5PWJ</text:p>
          </table:table-cell>
          <table:table-cell office:value-type="string">
            <text:p>1IET</text:p>
          </table:table-cell>
          <table:table-cell office:value-type="string">
            <text:p>2TTE</text:p>
          </table:table-cell>
          <table:table-cell office:value-type="string">
            <text:p>7WKO</text:p>
          </table:table-cell>
          <table:table-cell office:value-type="string">
            <text:p>4XTO</text:p>
          </table:table-cell>
          <table:table-cell office:value-type="string">
            <text:p>8BJX</text:p>
          </table:table-cell>
          <table:table-cell office:value-type="string">
            <text:p>1SAB</text:p>
          </table:table-cell>
          <table:table-cell office:value-type="string">
            <text:p>8EKC</text:p>
          </table:table-cell>
          <table:table-cell office:value-type="string">
            <text:p>5XTQ</text:p>
          </table:table-cell>
          <table:table-cell office:value-type="string">
            <text:p>0DNX</text:p>
          </table:table-cell>
          <table:table-cell office:value-type="string">
            <text:p>2LFG</text:p>
          </table:table-cell>
          <table:table-cell office:value-type="string">
            <text:p>5HHO</text:p>
          </table:table-cell>
          <table:table-cell office:value-type="string">
            <text:p>4WJI</text:p>
          </table:table-cell>
          <table:table-cell office:value-type="string">
            <text:p>7TOB</text:p>
          </table:table-cell>
          <table:table-cell office:value-type="string">
            <text:p>4CSK</text:p>
          </table:table-cell>
          <table:table-cell office:value-type="string">
            <text:p>5EXE</text:p>
          </table:table-cell>
          <table:table-cell office:value-type="string">
            <text:p>6DJE</text:p>
          </table:table-cell>
          <table:table-cell office:value-type="string">
            <text:p>5FZM</text:p>
          </table:table-cell>
          <table:table-cell office:value-type="string">
            <text:p>4XLH</text:p>
          </table:table-cell>
          <table:table-cell office:value-type="string">
            <text:p>8CEB</text:p>
          </table:table-cell>
          <table:table-cell office:value-type="string">
            <text:p>5XDT</text:p>
          </table:table-cell>
          <table:table-cell office:value-type="string">
            <text:p>0WKW</text:p>
          </table:table-cell>
          <table:table-cell office:value-type="string">
            <text:p>0EKI</text:p>
          </table:table-cell>
          <table:table-cell office:value-type="string">
            <text:p>6OAT</text:p>
          </table:table-cell>
          <table:table-cell office:value-type="string">
            <text:p>6AFR</text:p>
          </table:table-cell>
          <table:table-cell office:value-type="string">
            <text:p>6XSB</text:p>
          </table:table-cell>
          <table:table-cell office:value-type="string">
            <text:p>0GSH</text:p>
          </table:table-cell>
          <table:table-cell office:value-type="string">
            <text:p>1HIZ</text:p>
          </table:table-cell>
          <table:table-cell office:value-type="string">
            <text:p>4KGT</text:p>
          </table:table-cell>
          <table:table-cell office:value-type="string">
            <text:p>6DCY</text:p>
          </table:table-cell>
          <table:table-cell office:value-type="string">
            <text:p>8ARU</text:p>
          </table:table-cell>
          <table:table-cell office:value-type="string">
            <text:p>9PST</text:p>
          </table:table-cell>
          <table:table-cell office:value-type="string">
            <text:p>1TVM</text:p>
          </table:table-cell>
          <table:table-cell office:value-type="string">
            <text:p>0SFQ</text:p>
          </table:table-cell>
          <table:table-cell office:value-type="string">
            <text:p>1ATH</text:p>
          </table:table-cell>
          <table:table-cell office:value-type="string">
            <text:p>8DSH</text:p>
          </table:table-cell>
          <table:table-cell office:value-type="string">
            <text:p>9BKB</text:p>
          </table:table-cell>
          <table:table-cell office:value-type="string">
            <text:p>5QIZ</text:p>
          </table:table-cell>
          <table:table-cell office:value-type="string">
            <text:p>5XCE</text:p>
          </table:table-cell>
          <table:table-cell office:value-type="string">
            <text:p>1KLA</text:p>
          </table:table-cell>
          <table:table-cell office:value-type="string">
            <text:p>8PTH</text:p>
          </table:table-cell>
          <table:table-cell office:value-type="string">
            <text:p>3FHJ</text:p>
          </table:table-cell>
          <table:table-cell office:value-type="string">
            <text:p>0CFZ</text:p>
          </table:table-cell>
          <table:table-cell office:value-type="string">
            <text:p>9HYB</text:p>
          </table:table-cell>
          <table:table-cell office:value-type="string">
            <text:p>0UBY</text:p>
          </table:table-cell>
          <table:table-cell office:value-type="string">
            <text:p>6YOL</text:p>
          </table:table-cell>
          <table:table-cell office:value-type="string">
            <text:p>1LYO</text:p>
          </table:table-cell>
          <table:table-cell office:value-type="string">
            <text:p>3QBR</text:p>
          </table:table-cell>
          <table:table-cell office:value-type="string">
            <text:p>3AQO</text:p>
          </table:table-cell>
          <table:table-cell office:value-type="string">
            <text:p>3LLO</text:p>
          </table:table-cell>
          <table:table-cell office:value-type="string">
            <text:p>0QIU</text:p>
          </table:table-cell>
          <table:table-cell office:value-type="string">
            <text:p>6MDX</text:p>
          </table:table-cell>
          <table:table-cell office:value-type="string">
            <text:p>9OIZ</text:p>
          </table:table-cell>
          <table:table-cell office:value-type="string">
            <text:p>5ANG</text:p>
          </table:table-cell>
          <table:table-cell office:value-type="string">
            <text:p>8GKF</text:p>
          </table:table-cell>
          <table:table-cell office:value-type="string">
            <text:p>6NGJ</text:p>
          </table:table-cell>
          <table:table-cell office:value-type="string">
            <text:p>7TFO</text:p>
          </table:table-cell>
          <table:table-cell office:value-type="string">
            <text:p>2XFP</text:p>
          </table:table-cell>
          <table:table-cell office:value-type="string">
            <text:p>5LEN</text:p>
          </table:table-cell>
          <table:table-cell office:value-type="string">
            <text:p>5HSF</text:p>
          </table:table-cell>
          <table:table-cell office:value-type="string">
            <text:p>6MFQ</text:p>
          </table:table-cell>
          <table:table-cell office:value-type="string">
            <text:p>5RCQ</text:p>
          </table:table-cell>
          <table:table-cell office:value-type="string">
            <text:p>0AWL</text:p>
          </table:table-cell>
          <table:table-cell office:value-type="string">
            <text:p>9LMK</text:p>
          </table:table-cell>
          <table:table-cell office:value-type="string">
            <text:p>2KGG</text:p>
          </table:table-cell>
          <table:table-cell office:value-type="string">
            <text:p>6ZJE</text:p>
          </table:table-cell>
          <table:table-cell office:value-type="string">
            <text:p>1SHD</text:p>
          </table:table-cell>
          <table:table-cell office:value-type="string">
            <text:p>6YJC</text:p>
          </table:table-cell>
          <table:table-cell office:value-type="string">
            <text:p>9CWE</text:p>
          </table:table-cell>
          <table:table-cell office:value-type="string">
            <text:p>8HRY</text:p>
          </table:table-cell>
          <table:table-cell office:value-type="string">
            <text:p>5CBL</text:p>
          </table:table-cell>
          <table:table-cell office:value-type="string">
            <text:p>0CMG</text:p>
          </table:table-cell>
          <table:table-cell table:number-columns-repeated="945"/>
        </table:table-row>
        <table:table-row table:style-name="ro1">
          <table:table-cell office:value-type="string">
            <text:p>nb gènes</text:p>
          </table:table-cell>
          <table:table-cell table:formula="of:=SUM([.B11]+[.B13]+[.B15]+[.B17]+[.B19]+[.B21]+[.B23]+[.B25])" office:value-type="float" office:value="264">
            <text:p>264</text:p>
          </table:table-cell>
          <table:table-cell table:formula="of:=SUM([.C11]+[.C13]+[.C15]+[.C17]+[.C19]+[.C21]+[.C23]+[.C25])" office:value-type="float" office:value="267">
            <text:p>267</text:p>
          </table:table-cell>
          <table:table-cell table:formula="of:=SUM([.D11]+[.D13]+[.D15]+[.D17]+[.D19]+[.D21]+[.D23]+[.D25])" office:value-type="float" office:value="264">
            <text:p>264</text:p>
          </table:table-cell>
          <table:table-cell table:formula="of:=SUM([.E11]+[.E13]+[.E15]+[.E17]+[.E19]+[.E21]+[.E23]+[.E25])" office:value-type="float" office:value="264">
            <text:p>264</text:p>
          </table:table-cell>
          <table:table-cell table:formula="of:=SUM([.F11]+[.F13]+[.F15]+[.F17]+[.F19]+[.F21]+[.F23]+[.F25])" office:value-type="float" office:value="267">
            <text:p>267</text:p>
          </table:table-cell>
          <table:table-cell table:formula="of:=SUM([.G11]+[.G13]+[.G15]+[.G17]+[.G19]+[.G21]+[.G23]+[.G25])" office:value-type="float" office:value="264">
            <text:p>264</text:p>
          </table:table-cell>
          <table:table-cell table:formula="of:=SUM([.H11]+[.H13]+[.H15]+[.H17]+[.H19]+[.H21]+[.H23]+[.H25])" office:value-type="float" office:value="267">
            <text:p>267</text:p>
          </table:table-cell>
          <table:table-cell table:formula="of:=SUM([.I11]+[.I13]+[.I15]+[.I17]+[.I19]+[.I21]+[.I23]+[.I25])" office:value-type="float" office:value="264">
            <text:p>264</text:p>
          </table:table-cell>
          <table:table-cell table:formula="of:=SUM([.J11]+[.J13]+[.J15]+[.J17]+[.J19]+[.J21]+[.J23]+[.J25])" office:value-type="float" office:value="264">
            <text:p>264</text:p>
          </table:table-cell>
          <table:table-cell table:formula="of:=SUM([.K11]+[.K13]+[.K15]+[.K17]+[.K19]+[.K21]+[.K23]+[.K25])" office:value-type="float" office:value="267">
            <text:p>267</text:p>
          </table:table-cell>
          <table:table-cell table:formula="of:=SUM([.L11]+[.L13]+[.L15]+[.L17]+[.L19]+[.L21]+[.L23]+[.L25])" office:value-type="float" office:value="267">
            <text:p>267</text:p>
          </table:table-cell>
          <table:table-cell table:formula="of:=SUM([.M11]+[.M13]+[.M15]+[.M17]+[.M19]+[.M21]+[.M23]+[.M25])" office:value-type="float" office:value="267">
            <text:p>267</text:p>
          </table:table-cell>
          <table:table-cell table:formula="of:=SUM([.N11]+[.N13]+[.N15]+[.N17]+[.N19]+[.N21]+[.N23]+[.N25])" office:value-type="float" office:value="267">
            <text:p>267</text:p>
          </table:table-cell>
          <table:table-cell table:formula="of:=SUM([.O11]+[.O13]+[.O15]+[.O17]+[.O19]+[.O21]+[.O23]+[.O25])" office:value-type="float" office:value="264">
            <text:p>264</text:p>
          </table:table-cell>
          <table:table-cell table:formula="of:=SUM([.P11]+[.P13]+[.P15]+[.P17]+[.P19]+[.P21]+[.P23]+[.P25])" office:value-type="float" office:value="264">
            <text:p>264</text:p>
          </table:table-cell>
          <table:table-cell table:formula="of:=SUM([.Q11]+[.Q13]+[.Q15]+[.Q17]+[.Q19]+[.Q21]+[.Q23]+[.Q25])" office:value-type="float" office:value="264">
            <text:p>264</text:p>
          </table:table-cell>
          <table:table-cell table:formula="of:=SUM([.R11]+[.R13]+[.R15]+[.R17]+[.R19]+[.R21]+[.R23]+[.R25])" office:value-type="float" office:value="267">
            <text:p>267</text:p>
          </table:table-cell>
          <table:table-cell table:formula="of:=SUM([.S11]+[.S13]+[.S15]+[.S17]+[.S19]+[.S21]+[.S23]+[.S25])" office:value-type="float" office:value="267">
            <text:p>267</text:p>
          </table:table-cell>
          <table:table-cell table:formula="of:=SUM([.T11]+[.T13]+[.T15]+[.T17]+[.T19]+[.T21]+[.T23]+[.T25])" office:value-type="float" office:value="267">
            <text:p>267</text:p>
          </table:table-cell>
          <table:table-cell table:formula="of:=SUM([.U11]+[.U13]+[.U15]+[.U17]+[.U19]+[.U21]+[.U23]+[.U25])" office:value-type="float" office:value="264">
            <text:p>264</text:p>
          </table:table-cell>
          <table:table-cell table:formula="of:=SUM([.V11]+[.V13]+[.V15]+[.V17]+[.V19]+[.V21]+[.V23]+[.V25])" office:value-type="float" office:value="267">
            <text:p>267</text:p>
          </table:table-cell>
          <table:table-cell table:formula="of:=SUM([.W11]+[.W13]+[.W15]+[.W17]+[.W19]+[.W21]+[.W23]+[.W25])" office:value-type="float" office:value="264">
            <text:p>264</text:p>
          </table:table-cell>
          <table:table-cell table:formula="of:=SUM([.X11]+[.X13]+[.X15]+[.X17]+[.X19]+[.X21]+[.X23]+[.X25])" office:value-type="float" office:value="267">
            <text:p>267</text:p>
          </table:table-cell>
          <table:table-cell table:formula="of:=SUM([.Y11]+[.Y13]+[.Y15]+[.Y17]+[.Y19]+[.Y21]+[.Y23]+[.Y25])" office:value-type="float" office:value="264">
            <text:p>264</text:p>
          </table:table-cell>
          <table:table-cell table:formula="of:=SUM([.Z11]+[.Z13]+[.Z15]+[.Z17]+[.Z19]+[.Z21]+[.Z23]+[.Z25])" office:value-type="float" office:value="267">
            <text:p>267</text:p>
          </table:table-cell>
          <table:table-cell table:formula="of:=SUM([.AA11]+[.AA13]+[.AA15]+[.AA17]+[.AA19]+[.AA21]+[.AA23]+[.AA25])" office:value-type="float" office:value="264">
            <text:p>264</text:p>
          </table:table-cell>
          <table:table-cell table:formula="of:=SUM([.AB11]+[.AB13]+[.AB15]+[.AB17]+[.AB19]+[.AB21]+[.AB23]+[.AB25])" office:value-type="float" office:value="267">
            <text:p>267</text:p>
          </table:table-cell>
          <table:table-cell table:formula="of:=SUM([.AC11]+[.AC13]+[.AC15]+[.AC17]+[.AC19]+[.AC21]+[.AC23]+[.AC25])" office:value-type="float" office:value="264">
            <text:p>264</text:p>
          </table:table-cell>
          <table:table-cell table:formula="of:=SUM([.AD11]+[.AD13]+[.AD15]+[.AD17]+[.AD19]+[.AD21]+[.AD23]+[.AD25])" office:value-type="float" office:value="267">
            <text:p>267</text:p>
          </table:table-cell>
          <table:table-cell table:formula="of:=SUM([.AE11]+[.AE13]+[.AE15]+[.AE17]+[.AE19]+[.AE21]+[.AE23]+[.AE25])" office:value-type="float" office:value="264">
            <text:p>264</text:p>
          </table:table-cell>
          <table:table-cell table:formula="of:=SUM([.AF11]+[.AF13]+[.AF15]+[.AF17]+[.AF19]+[.AF21]+[.AF23]+[.AF25])" office:value-type="float" office:value="267">
            <text:p>267</text:p>
          </table:table-cell>
          <table:table-cell table:formula="of:=SUM([.AG11]+[.AG13]+[.AG15]+[.AG17]+[.AG19]+[.AG21]+[.AG23]+[.AG25])" office:value-type="float" office:value="264">
            <text:p>264</text:p>
          </table:table-cell>
          <table:table-cell table:formula="of:=SUM([.AH11]+[.AH13]+[.AH15]+[.AH17]+[.AH19]+[.AH21]+[.AH23]+[.AH25])" office:value-type="float" office:value="264">
            <text:p>264</text:p>
          </table:table-cell>
          <table:table-cell table:formula="of:=SUM([.AI11]+[.AI13]+[.AI15]+[.AI17]+[.AI19]+[.AI21]+[.AI23]+[.AI25])" office:value-type="float" office:value="264">
            <text:p>264</text:p>
          </table:table-cell>
          <table:table-cell table:formula="of:=SUM([.AJ11]+[.AJ13]+[.AJ15]+[.AJ17]+[.AJ19]+[.AJ21]+[.AJ23]+[.AJ25])" office:value-type="float" office:value="264">
            <text:p>264</text:p>
          </table:table-cell>
          <table:table-cell table:formula="of:=SUM([.AK11]+[.AK13]+[.AK15]+[.AK17]+[.AK19]+[.AK21]+[.AK23]+[.AK25])" office:value-type="float" office:value="267">
            <text:p>267</text:p>
          </table:table-cell>
          <table:table-cell table:formula="of:=SUM([.AL11]+[.AL13]+[.AL15]+[.AL17]+[.AL19]+[.AL21]+[.AL23]+[.AL25])" office:value-type="float" office:value="265">
            <text:p>265</text:p>
          </table:table-cell>
          <table:table-cell table:formula="of:=SUM([.AM11]+[.AM13]+[.AM15]+[.AM17]+[.AM19]+[.AM21]+[.AM23]+[.AM25])" office:value-type="float" office:value="267">
            <text:p>267</text:p>
          </table:table-cell>
          <table:table-cell table:formula="of:=SUM([.AN11]+[.AN13]+[.AN15]+[.AN17]+[.AN19]+[.AN21]+[.AN23]+[.AN25])" office:value-type="float" office:value="267">
            <text:p>267</text:p>
          </table:table-cell>
          <table:table-cell table:formula="of:=SUM([.AO11]+[.AO13]+[.AO15]+[.AO17]+[.AO19]+[.AO21]+[.AO23]+[.AO25])" office:value-type="float" office:value="267">
            <text:p>267</text:p>
          </table:table-cell>
          <table:table-cell table:formula="of:=SUM([.AP11]+[.AP13]+[.AP15]+[.AP17]+[.AP19]+[.AP21]+[.AP23]+[.AP25])" office:value-type="float" office:value="267">
            <text:p>267</text:p>
          </table:table-cell>
          <table:table-cell table:formula="of:=SUM([.AQ11]+[.AQ13]+[.AQ15]+[.AQ17]+[.AQ19]+[.AQ21]+[.AQ23]+[.AQ25])" office:value-type="float" office:value="264">
            <text:p>264</text:p>
          </table:table-cell>
          <table:table-cell table:formula="of:=SUM([.AR11]+[.AR13]+[.AR15]+[.AR17]+[.AR19]+[.AR21]+[.AR23]+[.AR25])" office:value-type="float" office:value="267">
            <text:p>267</text:p>
          </table:table-cell>
          <table:table-cell table:formula="of:=SUM([.AS11]+[.AS13]+[.AS15]+[.AS17]+[.AS19]+[.AS21]+[.AS23]+[.AS25])" office:value-type="float" office:value="267">
            <text:p>267</text:p>
          </table:table-cell>
          <table:table-cell table:formula="of:=SUM([.AT11]+[.AT13]+[.AT15]+[.AT17]+[.AT19]+[.AT21]+[.AT23]+[.AT25])" office:value-type="float" office:value="268">
            <text:p>268</text:p>
          </table:table-cell>
          <table:table-cell table:formula="of:=SUM([.AU11]+[.AU13]+[.AU15]+[.AU17]+[.AU19]+[.AU21]+[.AU23]+[.AU25])" office:value-type="float" office:value="264">
            <text:p>264</text:p>
          </table:table-cell>
          <table:table-cell table:formula="of:=SUM([.AV11]+[.AV13]+[.AV15]+[.AV17]+[.AV19]+[.AV21]+[.AV23]+[.AV25])" office:value-type="float" office:value="264">
            <text:p>264</text:p>
          </table:table-cell>
          <table:table-cell table:formula="of:=SUM([.AW11]+[.AW13]+[.AW15]+[.AW17]+[.AW19]+[.AW21]+[.AW23]+[.AW25])" office:value-type="float" office:value="267">
            <text:p>267</text:p>
          </table:table-cell>
          <table:table-cell table:formula="of:=SUM([.AX11]+[.AX13]+[.AX15]+[.AX17]+[.AX19]+[.AX21]+[.AX23]+[.AX25])" office:value-type="float" office:value="267">
            <text:p>267</text:p>
          </table:table-cell>
          <table:table-cell table:formula="of:=SUM([.AY11]+[.AY13]+[.AY15]+[.AY17]+[.AY19]+[.AY21]+[.AY23]+[.AY25])" office:value-type="float" office:value="264">
            <text:p>264</text:p>
          </table:table-cell>
          <table:table-cell table:formula="of:=SUM([.AZ11]+[.AZ13]+[.AZ15]+[.AZ17]+[.AZ19]+[.AZ21]+[.AZ23]+[.AZ25])" office:value-type="float" office:value="264">
            <text:p>264</text:p>
          </table:table-cell>
          <table:table-cell table:formula="of:=SUM([.BA11]+[.BA13]+[.BA15]+[.BA17]+[.BA19]+[.BA21]+[.BA23]+[.BA25])" office:value-type="float" office:value="264">
            <text:p>264</text:p>
          </table:table-cell>
          <table:table-cell table:formula="of:=SUM([.BB11]+[.BB13]+[.BB15]+[.BB17]+[.BB19]+[.BB21]+[.BB23]+[.BB25])" office:value-type="float" office:value="267">
            <text:p>267</text:p>
          </table:table-cell>
          <table:table-cell table:formula="of:=SUM([.BC11]+[.BC13]+[.BC15]+[.BC17]+[.BC19]+[.BC21]+[.BC23]+[.BC25])" office:value-type="float" office:value="267">
            <text:p>267</text:p>
          </table:table-cell>
          <table:table-cell table:formula="of:=SUM([.BD11]+[.BD13]+[.BD15]+[.BD17]+[.BD19]+[.BD21]+[.BD23]+[.BD25])" office:value-type="float" office:value="264">
            <text:p>264</text:p>
          </table:table-cell>
          <table:table-cell table:formula="of:=SUM([.BE11]+[.BE13]+[.BE15]+[.BE17]+[.BE19]+[.BE21]+[.BE23]+[.BE25])" office:value-type="float" office:value="265">
            <text:p>265</text:p>
          </table:table-cell>
          <table:table-cell table:formula="of:=SUM([.BF11]+[.BF13]+[.BF15]+[.BF17]+[.BF19]+[.BF21]+[.BF23]+[.BF25])" office:value-type="float" office:value="264">
            <text:p>264</text:p>
          </table:table-cell>
          <table:table-cell table:formula="of:=SUM([.BG11]+[.BG13]+[.BG15]+[.BG17]+[.BG19]+[.BG21]+[.BG23]+[.BG25])" office:value-type="float" office:value="267">
            <text:p>267</text:p>
          </table:table-cell>
          <table:table-cell table:formula="of:=SUM([.BH11]+[.BH13]+[.BH15]+[.BH17]+[.BH19]+[.BH21]+[.BH23]+[.BH25])" office:value-type="float" office:value="267">
            <text:p>267</text:p>
          </table:table-cell>
          <table:table-cell table:formula="of:=SUM([.BI11]+[.BI13]+[.BI15]+[.BI17]+[.BI19]+[.BI21]+[.BI23]+[.BI25])" office:value-type="float" office:value="264">
            <text:p>264</text:p>
          </table:table-cell>
          <table:table-cell table:formula="of:=SUM([.BJ11]+[.BJ13]+[.BJ15]+[.BJ17]+[.BJ19]+[.BJ21]+[.BJ23]+[.BJ25])" office:value-type="float" office:value="267">
            <text:p>267</text:p>
          </table:table-cell>
          <table:table-cell table:formula="of:=SUM([.BK11]+[.BK13]+[.BK15]+[.BK17]+[.BK19]+[.BK21]+[.BK23]+[.BK25])" office:value-type="float" office:value="264">
            <text:p>264</text:p>
          </table:table-cell>
          <table:table-cell table:formula="of:=SUM([.BL11]+[.BL13]+[.BL15]+[.BL17]+[.BL19]+[.BL21]+[.BL23]+[.BL25])" office:value-type="float" office:value="264">
            <text:p>264</text:p>
          </table:table-cell>
          <table:table-cell table:formula="of:=SUM([.BM11]+[.BM13]+[.BM15]+[.BM17]+[.BM19]+[.BM21]+[.BM23]+[.BM25])" office:value-type="float" office:value="264">
            <text:p>264</text:p>
          </table:table-cell>
          <table:table-cell table:formula="of:=SUM([.BN11]+[.BN13]+[.BN15]+[.BN17]+[.BN19]+[.BN21]+[.BN23]+[.BN25])" office:value-type="float" office:value="267">
            <text:p>267</text:p>
          </table:table-cell>
          <table:table-cell table:formula="of:=SUM([.BO11]+[.BO13]+[.BO15]+[.BO17]+[.BO19]+[.BO21]+[.BO23]+[.BO25])" office:value-type="float" office:value="267">
            <text:p>267</text:p>
          </table:table-cell>
          <table:table-cell table:formula="of:=SUM([.BP11]+[.BP13]+[.BP15]+[.BP17]+[.BP19]+[.BP21]+[.BP23]+[.BP25])" office:value-type="float" office:value="267">
            <text:p>267</text:p>
          </table:table-cell>
          <table:table-cell table:formula="of:=SUM([.BQ11]+[.BQ13]+[.BQ15]+[.BQ17]+[.BQ19]+[.BQ21]+[.BQ23]+[.BQ25])" office:value-type="float" office:value="264">
            <text:p>264</text:p>
          </table:table-cell>
          <table:table-cell table:formula="of:=SUM([.BR11]+[.BR13]+[.BR15]+[.BR17]+[.BR19]+[.BR21]+[.BR23]+[.BR25])" office:value-type="float" office:value="263">
            <text:p>263</text:p>
          </table:table-cell>
          <table:table-cell table:formula="of:=SUM([.BS11]+[.BS13]+[.BS15]+[.BS17]+[.BS19]+[.BS21]+[.BS23]+[.BS25])" office:value-type="float" office:value="267">
            <text:p>267</text:p>
          </table:table-cell>
          <table:table-cell table:formula="of:=SUM([.BT11]+[.BT13]+[.BT15]+[.BT17]+[.BT19]+[.BT21]+[.BT23]+[.BT25])" office:value-type="float" office:value="267">
            <text:p>267</text:p>
          </table:table-cell>
          <table:table-cell table:formula="of:=SUM([.BU11]+[.BU13]+[.BU15]+[.BU17]+[.BU19]+[.BU21]+[.BU23]+[.BU25])" office:value-type="float" office:value="267">
            <text:p>267</text:p>
          </table:table-cell>
          <table:table-cell table:formula="of:=SUM([.BV11]+[.BV13]+[.BV15]+[.BV17]+[.BV19]+[.BV21]+[.BV23]+[.BV25])" office:value-type="float" office:value="264">
            <text:p>264</text:p>
          </table:table-cell>
          <table:table-cell table:formula="of:=SUM([.BW11]+[.BW13]+[.BW15]+[.BW17]+[.BW19]+[.BW21]+[.BW23]+[.BW25])" office:value-type="float" office:value="263">
            <text:p>263</text:p>
          </table:table-cell>
          <table:table-cell table:formula="of:=SUM([.BX11]+[.BX13]+[.BX15]+[.BX17]+[.BX19]+[.BX21]+[.BX23]+[.BX25])" office:value-type="float" office:value="264">
            <text:p>264</text:p>
          </table:table-cell>
          <table:table-cell table:formula="of:=SUM([.BY11]+[.BY13]+[.BY15]+[.BY17]+[.BY19]+[.BY21]+[.BY23]+[.BY25])" office:value-type="float" office:value="267">
            <text:p>267</text:p>
          </table:table-cell>
          <table:table-cell table:formula="of:=SUM([.BZ11]+[.BZ13]+[.BZ15]+[.BZ17]+[.BZ19]+[.BZ21]+[.BZ23]+[.BZ25])" office:value-type="float" office:value="267">
            <text:p>267</text:p>
          </table:table-cell>
          <table:table-cell table:formula="of:=SUM([.CA11]+[.CA13]+[.CA15]+[.CA17]+[.CA19]+[.CA21]+[.CA23]+[.CA25])" office:value-type="float" office:value="267">
            <text:p>267</text:p>
          </table:table-cell>
          <table:table-cell table:number-columns-repeated="945"/>
        </table:table-row>
        <table:table-row table:style-name="ro1">
          <table:table-cell office:value-type="string">
            <text:p>Nucléotides</text:p>
          </table:table-cell>
          <table:table-cell table:formula="of:=SUM([.B12]+[.B14]+[.B16]+[.B18]+[.B20]+[.B22]+[.B24]+[.B26])" office:value-type="float" office:value="2112">
            <text:p>2112</text:p>
          </table:table-cell>
          <table:table-cell table:formula="of:=SUM([.C12]+[.C14]+[.C16]+[.C18]+[.C20]+[.C22]+[.C24]+[.C26])" office:value-type="float" office:value="2136">
            <text:p>2136</text:p>
          </table:table-cell>
          <table:table-cell table:formula="of:=SUM([.D12]+[.D14]+[.D16]+[.D18]+[.D20]+[.D22]+[.D24]+[.D26])" office:value-type="float" office:value="2112">
            <text:p>2112</text:p>
          </table:table-cell>
          <table:table-cell table:formula="of:=SUM([.E12]+[.E14]+[.E16]+[.E18]+[.E20]+[.E22]+[.E24]+[.E26])" office:value-type="float" office:value="2112">
            <text:p>2112</text:p>
          </table:table-cell>
          <table:table-cell table:formula="of:=SUM([.F12]+[.F14]+[.F16]+[.F18]+[.F20]+[.F22]+[.F24]+[.F26])" office:value-type="float" office:value="2136">
            <text:p>2136</text:p>
          </table:table-cell>
          <table:table-cell table:formula="of:=SUM([.G12]+[.G14]+[.G16]+[.G18]+[.G20]+[.G22]+[.G24]+[.G26])" office:value-type="float" office:value="2112">
            <text:p>2112</text:p>
          </table:table-cell>
          <table:table-cell table:formula="of:=SUM([.H12]+[.H14]+[.H16]+[.H18]+[.H20]+[.H22]+[.H24]+[.H26])" office:value-type="float" office:value="2136">
            <text:p>2136</text:p>
          </table:table-cell>
          <table:table-cell table:formula="of:=SUM([.I12]+[.I14]+[.I16]+[.I18]+[.I20]+[.I22]+[.I24]+[.I26])" office:value-type="float" office:value="2112">
            <text:p>2112</text:p>
          </table:table-cell>
          <table:table-cell table:formula="of:=SUM([.J12]+[.J14]+[.J16]+[.J18]+[.J20]+[.J22]+[.J24]+[.J26])" office:value-type="float" office:value="2112">
            <text:p>2112</text:p>
          </table:table-cell>
          <table:table-cell table:formula="of:=SUM([.K12]+[.K14]+[.K16]+[.K18]+[.K20]+[.K22]+[.K24]+[.K26])" office:value-type="float" office:value="2136">
            <text:p>2136</text:p>
          </table:table-cell>
          <table:table-cell table:formula="of:=SUM([.L12]+[.L14]+[.L16]+[.L18]+[.L20]+[.L22]+[.L24]+[.L26])" office:value-type="float" office:value="2136">
            <text:p>2136</text:p>
          </table:table-cell>
          <table:table-cell table:formula="of:=SUM([.M12]+[.M14]+[.M16]+[.M18]+[.M20]+[.M22]+[.M24]+[.M26])" office:value-type="float" office:value="2136">
            <text:p>2136</text:p>
          </table:table-cell>
          <table:table-cell table:formula="of:=SUM([.N12]+[.N14]+[.N16]+[.N18]+[.N20]+[.N22]+[.N24]+[.N26])" office:value-type="float" office:value="2136">
            <text:p>2136</text:p>
          </table:table-cell>
          <table:table-cell table:formula="of:=SUM([.O12]+[.O14]+[.O16]+[.O18]+[.O20]+[.O22]+[.O24]+[.O26])" office:value-type="float" office:value="2112">
            <text:p>2112</text:p>
          </table:table-cell>
          <table:table-cell table:formula="of:=SUM([.P12]+[.P14]+[.P16]+[.P18]+[.P20]+[.P22]+[.P24]+[.P26])" office:value-type="float" office:value="2112">
            <text:p>2112</text:p>
          </table:table-cell>
          <table:table-cell table:formula="of:=SUM([.Q12]+[.Q14]+[.Q16]+[.Q18]+[.Q20]+[.Q22]+[.Q24]+[.Q26])" office:value-type="float" office:value="2112">
            <text:p>2112</text:p>
          </table:table-cell>
          <table:table-cell table:formula="of:=SUM([.R12]+[.R14]+[.R16]+[.R18]+[.R20]+[.R22]+[.R24]+[.R26])" office:value-type="float" office:value="2136">
            <text:p>2136</text:p>
          </table:table-cell>
          <table:table-cell table:formula="of:=SUM([.S12]+[.S14]+[.S16]+[.S18]+[.S20]+[.S22]+[.S24]+[.S26])" office:value-type="float" office:value="2136">
            <text:p>2136</text:p>
          </table:table-cell>
          <table:table-cell table:formula="of:=SUM([.T12]+[.T14]+[.T16]+[.T18]+[.T20]+[.T22]+[.T24]+[.T26])" office:value-type="float" office:value="2136">
            <text:p>2136</text:p>
          </table:table-cell>
          <table:table-cell table:formula="of:=SUM([.U12]+[.U14]+[.U16]+[.U18]+[.U20]+[.U22]+[.U24]+[.U26])" office:value-type="float" office:value="2112">
            <text:p>2112</text:p>
          </table:table-cell>
          <table:table-cell table:formula="of:=SUM([.V12]+[.V14]+[.V16]+[.V18]+[.V20]+[.V22]+[.V24]+[.V26])" office:value-type="float" office:value="2136">
            <text:p>2136</text:p>
          </table:table-cell>
          <table:table-cell table:formula="of:=SUM([.W12]+[.W14]+[.W16]+[.W18]+[.W20]+[.W22]+[.W24]+[.W26])" office:value-type="float" office:value="2112">
            <text:p>2112</text:p>
          </table:table-cell>
          <table:table-cell table:formula="of:=SUM([.X12]+[.X14]+[.X16]+[.X18]+[.X20]+[.X22]+[.X24]+[.X26])" office:value-type="float" office:value="2136">
            <text:p>2136</text:p>
          </table:table-cell>
          <table:table-cell table:formula="of:=SUM([.Y12]+[.Y14]+[.Y16]+[.Y18]+[.Y20]+[.Y22]+[.Y24]+[.Y26])" office:value-type="float" office:value="2112">
            <text:p>2112</text:p>
          </table:table-cell>
          <table:table-cell table:formula="of:=SUM([.Z12]+[.Z14]+[.Z16]+[.Z18]+[.Z20]+[.Z22]+[.Z24]+[.Z26])" office:value-type="float" office:value="2136">
            <text:p>2136</text:p>
          </table:table-cell>
          <table:table-cell table:formula="of:=SUM([.AA12]+[.AA14]+[.AA16]+[.AA18]+[.AA20]+[.AA22]+[.AA24]+[.AA26])" office:value-type="float" office:value="2112">
            <text:p>2112</text:p>
          </table:table-cell>
          <table:table-cell table:formula="of:=SUM([.AB12]+[.AB14]+[.AB16]+[.AB18]+[.AB20]+[.AB22]+[.AB24]+[.AB26])" office:value-type="float" office:value="2136">
            <text:p>2136</text:p>
          </table:table-cell>
          <table:table-cell table:formula="of:=SUM([.AC12]+[.AC14]+[.AC16]+[.AC18]+[.AC20]+[.AC22]+[.AC24]+[.AC26])" office:value-type="float" office:value="2112">
            <text:p>2112</text:p>
          </table:table-cell>
          <table:table-cell table:formula="of:=SUM([.AD12]+[.AD14]+[.AD16]+[.AD18]+[.AD20]+[.AD22]+[.AD24]+[.AD26])" office:value-type="float" office:value="2136">
            <text:p>2136</text:p>
          </table:table-cell>
          <table:table-cell table:formula="of:=SUM([.AE12]+[.AE14]+[.AE16]+[.AE18]+[.AE20]+[.AE22]+[.AE24]+[.AE26])" office:value-type="float" office:value="2112">
            <text:p>2112</text:p>
          </table:table-cell>
          <table:table-cell table:formula="of:=SUM([.AF12]+[.AF14]+[.AF16]+[.AF18]+[.AF20]+[.AF22]+[.AF24]+[.AF26])" office:value-type="float" office:value="2136">
            <text:p>2136</text:p>
          </table:table-cell>
          <table:table-cell table:formula="of:=SUM([.AG12]+[.AG14]+[.AG16]+[.AG18]+[.AG20]+[.AG22]+[.AG24]+[.AG26])" office:value-type="float" office:value="2112">
            <text:p>2112</text:p>
          </table:table-cell>
          <table:table-cell table:formula="of:=SUM([.AH12]+[.AH14]+[.AH16]+[.AH18]+[.AH20]+[.AH22]+[.AH24]+[.AH26])" office:value-type="float" office:value="2112">
            <text:p>2112</text:p>
          </table:table-cell>
          <table:table-cell table:formula="of:=SUM([.AI12]+[.AI14]+[.AI16]+[.AI18]+[.AI20]+[.AI22]+[.AI24]+[.AI26])" office:value-type="float" office:value="2112">
            <text:p>2112</text:p>
          </table:table-cell>
          <table:table-cell table:formula="of:=SUM([.AJ12]+[.AJ14]+[.AJ16]+[.AJ18]+[.AJ20]+[.AJ22]+[.AJ24]+[.AJ26])" office:value-type="float" office:value="2112">
            <text:p>2112</text:p>
          </table:table-cell>
          <table:table-cell table:formula="of:=SUM([.AK12]+[.AK14]+[.AK16]+[.AK18]+[.AK20]+[.AK22]+[.AK24]+[.AK26])" office:value-type="float" office:value="2136">
            <text:p>2136</text:p>
          </table:table-cell>
          <table:table-cell table:formula="of:=SUM([.AL12]+[.AL14]+[.AL16]+[.AL18]+[.AL20]+[.AL22]+[.AL24]+[.AL26])" office:value-type="float" office:value="2120">
            <text:p>2120</text:p>
          </table:table-cell>
          <table:table-cell table:formula="of:=SUM([.AM12]+[.AM14]+[.AM16]+[.AM18]+[.AM20]+[.AM22]+[.AM24]+[.AM26])" office:value-type="float" office:value="2136">
            <text:p>2136</text:p>
          </table:table-cell>
          <table:table-cell table:formula="of:=SUM([.AN12]+[.AN14]+[.AN16]+[.AN18]+[.AN20]+[.AN22]+[.AN24]+[.AN26])" office:value-type="float" office:value="2136">
            <text:p>2136</text:p>
          </table:table-cell>
          <table:table-cell table:formula="of:=SUM([.AO12]+[.AO14]+[.AO16]+[.AO18]+[.AO20]+[.AO22]+[.AO24]+[.AO26])" office:value-type="float" office:value="2136">
            <text:p>2136</text:p>
          </table:table-cell>
          <table:table-cell table:formula="of:=SUM([.AP12]+[.AP14]+[.AP16]+[.AP18]+[.AP20]+[.AP22]+[.AP24]+[.AP26])" office:value-type="float" office:value="2136">
            <text:p>2136</text:p>
          </table:table-cell>
          <table:table-cell table:formula="of:=SUM([.AQ12]+[.AQ14]+[.AQ16]+[.AQ18]+[.AQ20]+[.AQ22]+[.AQ24]+[.AQ26])" office:value-type="float" office:value="2112">
            <text:p>2112</text:p>
          </table:table-cell>
          <table:table-cell table:formula="of:=SUM([.AR12]+[.AR14]+[.AR16]+[.AR18]+[.AR20]+[.AR22]+[.AR24]+[.AR26])" office:value-type="float" office:value="2136">
            <text:p>2136</text:p>
          </table:table-cell>
          <table:table-cell table:formula="of:=SUM([.AS12]+[.AS14]+[.AS16]+[.AS18]+[.AS20]+[.AS22]+[.AS24]+[.AS26])" office:value-type="float" office:value="2136">
            <text:p>2136</text:p>
          </table:table-cell>
          <table:table-cell table:formula="of:=SUM([.AT12]+[.AT14]+[.AT16]+[.AT18]+[.AT20]+[.AT22]+[.AT24]+[.AT26])" office:value-type="float" office:value="2144">
            <text:p>2144</text:p>
          </table:table-cell>
          <table:table-cell table:formula="of:=SUM([.AU12]+[.AU14]+[.AU16]+[.AU18]+[.AU20]+[.AU22]+[.AU24]+[.AU26])" office:value-type="float" office:value="2112">
            <text:p>2112</text:p>
          </table:table-cell>
          <table:table-cell table:formula="of:=SUM([.AV12]+[.AV14]+[.AV16]+[.AV18]+[.AV20]+[.AV22]+[.AV24]+[.AV26])" office:value-type="float" office:value="2112">
            <text:p>2112</text:p>
          </table:table-cell>
          <table:table-cell table:formula="of:=SUM([.AW12]+[.AW14]+[.AW16]+[.AW18]+[.AW20]+[.AW22]+[.AW24]+[.AW26])" office:value-type="float" office:value="2136">
            <text:p>2136</text:p>
          </table:table-cell>
          <table:table-cell table:formula="of:=SUM([.AX12]+[.AX14]+[.AX16]+[.AX18]+[.AX20]+[.AX22]+[.AX24]+[.AX26])" office:value-type="float" office:value="2136">
            <text:p>2136</text:p>
          </table:table-cell>
          <table:table-cell table:formula="of:=SUM([.AY12]+[.AY14]+[.AY16]+[.AY18]+[.AY20]+[.AY22]+[.AY24]+[.AY26])" office:value-type="float" office:value="2112">
            <text:p>2112</text:p>
          </table:table-cell>
          <table:table-cell table:formula="of:=SUM([.AZ12]+[.AZ14]+[.AZ16]+[.AZ18]+[.AZ20]+[.AZ22]+[.AZ24]+[.AZ26])" office:value-type="float" office:value="2112">
            <text:p>2112</text:p>
          </table:table-cell>
          <table:table-cell table:formula="of:=SUM([.BA12]+[.BA14]+[.BA16]+[.BA18]+[.BA20]+[.BA22]+[.BA24]+[.BA26])" office:value-type="float" office:value="2112">
            <text:p>2112</text:p>
          </table:table-cell>
          <table:table-cell table:formula="of:=SUM([.BB12]+[.BB14]+[.BB16]+[.BB18]+[.BB20]+[.BB22]+[.BB24]+[.BB26])" office:value-type="float" office:value="2136">
            <text:p>2136</text:p>
          </table:table-cell>
          <table:table-cell table:formula="of:=SUM([.BC12]+[.BC14]+[.BC16]+[.BC18]+[.BC20]+[.BC22]+[.BC24]+[.BC26])" office:value-type="float" office:value="2136">
            <text:p>2136</text:p>
          </table:table-cell>
          <table:table-cell table:formula="of:=SUM([.BD12]+[.BD14]+[.BD16]+[.BD18]+[.BD20]+[.BD22]+[.BD24]+[.BD26])" office:value-type="float" office:value="2112">
            <text:p>2112</text:p>
          </table:table-cell>
          <table:table-cell table:formula="of:=SUM([.BE12]+[.BE14]+[.BE16]+[.BE18]+[.BE20]+[.BE22]+[.BE24]+[.BE26])" office:value-type="float" office:value="2120">
            <text:p>2120</text:p>
          </table:table-cell>
          <table:table-cell table:formula="of:=SUM([.BF12]+[.BF14]+[.BF16]+[.BF18]+[.BF20]+[.BF22]+[.BF24]+[.BF26])" office:value-type="float" office:value="2112">
            <text:p>2112</text:p>
          </table:table-cell>
          <table:table-cell table:formula="of:=SUM([.BG12]+[.BG14]+[.BG16]+[.BG18]+[.BG20]+[.BG22]+[.BG24]+[.BG26])" office:value-type="float" office:value="2136">
            <text:p>2136</text:p>
          </table:table-cell>
          <table:table-cell table:formula="of:=SUM([.BH12]+[.BH14]+[.BH16]+[.BH18]+[.BH20]+[.BH22]+[.BH24]+[.BH26])" office:value-type="float" office:value="2136">
            <text:p>2136</text:p>
          </table:table-cell>
          <table:table-cell table:formula="of:=SUM([.BI12]+[.BI14]+[.BI16]+[.BI18]+[.BI20]+[.BI22]+[.BI24]+[.BI26])" office:value-type="float" office:value="2112">
            <text:p>2112</text:p>
          </table:table-cell>
          <table:table-cell table:formula="of:=SUM([.BJ12]+[.BJ14]+[.BJ16]+[.BJ18]+[.BJ20]+[.BJ22]+[.BJ24]+[.BJ26])" office:value-type="float" office:value="2136">
            <text:p>2136</text:p>
          </table:table-cell>
          <table:table-cell table:formula="of:=SUM([.BK12]+[.BK14]+[.BK16]+[.BK18]+[.BK20]+[.BK22]+[.BK24]+[.BK26])" office:value-type="float" office:value="2112">
            <text:p>2112</text:p>
          </table:table-cell>
          <table:table-cell table:formula="of:=SUM([.BL12]+[.BL14]+[.BL16]+[.BL18]+[.BL20]+[.BL22]+[.BL24]+[.BL26])" office:value-type="float" office:value="2112">
            <text:p>2112</text:p>
          </table:table-cell>
          <table:table-cell table:formula="of:=SUM([.BM12]+[.BM14]+[.BM16]+[.BM18]+[.BM20]+[.BM22]+[.BM24]+[.BM26])" office:value-type="float" office:value="2112">
            <text:p>2112</text:p>
          </table:table-cell>
          <table:table-cell table:formula="of:=SUM([.BN12]+[.BN14]+[.BN16]+[.BN18]+[.BN20]+[.BN22]+[.BN24]+[.BN26])" office:value-type="float" office:value="2136">
            <text:p>2136</text:p>
          </table:table-cell>
          <table:table-cell table:formula="of:=SUM([.BO12]+[.BO14]+[.BO16]+[.BO18]+[.BO20]+[.BO22]+[.BO24]+[.BO26])" office:value-type="float" office:value="2136">
            <text:p>2136</text:p>
          </table:table-cell>
          <table:table-cell table:formula="of:=SUM([.BP12]+[.BP14]+[.BP16]+[.BP18]+[.BP20]+[.BP22]+[.BP24]+[.BP26])" office:value-type="float" office:value="2136">
            <text:p>2136</text:p>
          </table:table-cell>
          <table:table-cell table:formula="of:=SUM([.BQ12]+[.BQ14]+[.BQ16]+[.BQ18]+[.BQ20]+[.BQ22]+[.BQ24]+[.BQ26])" office:value-type="float" office:value="2112">
            <text:p>2112</text:p>
          </table:table-cell>
          <table:table-cell table:formula="of:=SUM([.BR12]+[.BR14]+[.BR16]+[.BR18]+[.BR20]+[.BR22]+[.BR24]+[.BR26])" office:value-type="float" office:value="2104">
            <text:p>2104</text:p>
          </table:table-cell>
          <table:table-cell table:formula="of:=SUM([.BS12]+[.BS14]+[.BS16]+[.BS18]+[.BS20]+[.BS22]+[.BS24]+[.BS26])" office:value-type="float" office:value="2136">
            <text:p>2136</text:p>
          </table:table-cell>
          <table:table-cell table:formula="of:=SUM([.BT12]+[.BT14]+[.BT16]+[.BT18]+[.BT20]+[.BT22]+[.BT24]+[.BT26])" office:value-type="float" office:value="2136">
            <text:p>2136</text:p>
          </table:table-cell>
          <table:table-cell table:formula="of:=SUM([.BU12]+[.BU14]+[.BU16]+[.BU18]+[.BU20]+[.BU22]+[.BU24]+[.BU26])" office:value-type="float" office:value="2136">
            <text:p>2136</text:p>
          </table:table-cell>
          <table:table-cell table:formula="of:=SUM([.BV12]+[.BV14]+[.BV16]+[.BV18]+[.BV20]+[.BV22]+[.BV24]+[.BV26])" office:value-type="float" office:value="2112">
            <text:p>2112</text:p>
          </table:table-cell>
          <table:table-cell table:formula="of:=SUM([.BW12]+[.BW14]+[.BW16]+[.BW18]+[.BW20]+[.BW22]+[.BW24]+[.BW26])" office:value-type="float" office:value="2104">
            <text:p>2104</text:p>
          </table:table-cell>
          <table:table-cell table:formula="of:=SUM([.BX12]+[.BX14]+[.BX16]+[.BX18]+[.BX20]+[.BX22]+[.BX24]+[.BX26])" office:value-type="float" office:value="2112">
            <text:p>2112</text:p>
          </table:table-cell>
          <table:table-cell table:formula="of:=SUM([.BY12]+[.BY14]+[.BY16]+[.BY18]+[.BY20]+[.BY22]+[.BY24]+[.BY26])" office:value-type="float" office:value="2136">
            <text:p>2136</text:p>
          </table:table-cell>
          <table:table-cell table:formula="of:=SUM([.BZ12]+[.BZ14]+[.BZ16]+[.BZ18]+[.BZ20]+[.BZ22]+[.BZ24]+[.BZ26])" office:value-type="float" office:value="2136">
            <text:p>2136</text:p>
          </table:table-cell>
          <table:table-cell table:formula="of:=SUM([.CA12]+[.CA14]+[.CA16]+[.CA18]+[.CA20]+[.CA22]+[.CA24]+[.CA26])" office:value-type="float" office:value="2136">
            <text:p>2136</text:p>
          </table:table-cell>
          <table:table-cell table:number-columns-repeated="945"/>
        </table:table-row>
        <table:table-row table:style-name="ro1">
          <table:table-cell office:value-type="string">
            <text:p>N/G</text:p>
          </table:table-cell>
          <table:table-cell table:number-columns-repeated="37" office:value-type="float" office:value="8">
            <text:p>8</text:p>
          </table:table-cell>
          <table:table-cell table:formula="of:=[.AM9]/[.AM8]" office:value-type="float" office:value="8">
            <text:p>8</text:p>
          </table:table-cell>
          <table:table-cell table:formula="of:=[.AN9]/[.AN8]" office:value-type="float" office:value="8">
            <text:p>8</text:p>
          </table:table-cell>
          <table:table-cell table:formula="of:=[.AO9]/[.AO8]" office:value-type="float" office:value="8">
            <text:p>8</text:p>
          </table:table-cell>
          <table:table-cell table:formula="of:=[.AP9]/[.AP8]" office:value-type="float" office:value="8">
            <text:p>8</text:p>
          </table:table-cell>
          <table:table-cell table:formula="of:=[.AQ9]/[.AQ8]" office:value-type="float" office:value="8">
            <text:p>8</text:p>
          </table:table-cell>
          <table:table-cell table:formula="of:=[.AR9]/[.AR8]" office:value-type="float" office:value="8">
            <text:p>8</text:p>
          </table:table-cell>
          <table:table-cell table:formula="of:=[.AS9]/[.AS8]" office:value-type="float" office:value="8">
            <text:p>8</text:p>
          </table:table-cell>
          <table:table-cell table:formula="of:=[.AT9]/[.AT8]" office:value-type="float" office:value="8">
            <text:p>8</text:p>
          </table:table-cell>
          <table:table-cell table:formula="of:=[.AU9]/[.AU8]" office:value-type="float" office:value="8">
            <text:p>8</text:p>
          </table:table-cell>
          <table:table-cell table:formula="of:=[.AV9]/[.AV8]" office:value-type="float" office:value="8">
            <text:p>8</text:p>
          </table:table-cell>
          <table:table-cell table:formula="of:=[.AW9]/[.AW8]" office:value-type="float" office:value="8">
            <text:p>8</text:p>
          </table:table-cell>
          <table:table-cell table:formula="of:=[.AX9]/[.AX8]" office:value-type="float" office:value="8">
            <text:p>8</text:p>
          </table:table-cell>
          <table:table-cell table:formula="of:=[.AY9]/[.AY8]" office:value-type="float" office:value="8">
            <text:p>8</text:p>
          </table:table-cell>
          <table:table-cell table:formula="of:=[.AZ9]/[.AZ8]" office:value-type="float" office:value="8">
            <text:p>8</text:p>
          </table:table-cell>
          <table:table-cell table:formula="of:=[.BA9]/[.BA8]" office:value-type="float" office:value="8">
            <text:p>8</text:p>
          </table:table-cell>
          <table:table-cell table:formula="of:=[.BB9]/[.BB8]" office:value-type="float" office:value="8">
            <text:p>8</text:p>
          </table:table-cell>
          <table:table-cell table:formula="of:=[.BC9]/[.BC8]" office:value-type="float" office:value="8">
            <text:p>8</text:p>
          </table:table-cell>
          <table:table-cell table:formula="of:=[.BD9]/[.BD8]" office:value-type="float" office:value="8">
            <text:p>8</text:p>
          </table:table-cell>
          <table:table-cell table:formula="of:=[.BE9]/[.BE8]" office:value-type="float" office:value="8">
            <text:p>8</text:p>
          </table:table-cell>
          <table:table-cell table:formula="of:=[.BF9]/[.BF8]" office:value-type="float" office:value="8">
            <text:p>8</text:p>
          </table:table-cell>
          <table:table-cell table:formula="of:=[.BG9]/[.BG8]" office:value-type="float" office:value="8">
            <text:p>8</text:p>
          </table:table-cell>
          <table:table-cell table:formula="of:=[.BH9]/[.BH8]" office:value-type="float" office:value="8">
            <text:p>8</text:p>
          </table:table-cell>
          <table:table-cell table:formula="of:=[.BI9]/[.BI8]" office:value-type="float" office:value="8">
            <text:p>8</text:p>
          </table:table-cell>
          <table:table-cell table:formula="of:=[.BJ9]/[.BJ8]" office:value-type="float" office:value="8">
            <text:p>8</text:p>
          </table:table-cell>
          <table:table-cell table:formula="of:=[.BK9]/[.BK8]" office:value-type="float" office:value="8">
            <text:p>8</text:p>
          </table:table-cell>
          <table:table-cell table:formula="of:=[.BL9]/[.BL8]" office:value-type="float" office:value="8">
            <text:p>8</text:p>
          </table:table-cell>
          <table:table-cell table:formula="of:=[.BM9]/[.BM8]" office:value-type="float" office:value="8">
            <text:p>8</text:p>
          </table:table-cell>
          <table:table-cell table:formula="of:=[.BN9]/[.BN8]" office:value-type="float" office:value="8">
            <text:p>8</text:p>
          </table:table-cell>
          <table:table-cell table:formula="of:=[.BO9]/[.BO8]" office:value-type="float" office:value="8">
            <text:p>8</text:p>
          </table:table-cell>
          <table:table-cell table:formula="of:=[.BP9]/[.BP8]" office:value-type="float" office:value="8">
            <text:p>8</text:p>
          </table:table-cell>
          <table:table-cell table:formula="of:=[.BQ9]/[.BQ8]" office:value-type="float" office:value="8">
            <text:p>8</text:p>
          </table:table-cell>
          <table:table-cell table:formula="of:=[.BR9]/[.BR8]" office:value-type="float" office:value="8">
            <text:p>8</text:p>
          </table:table-cell>
          <table:table-cell table:formula="of:=[.BS9]/[.BS8]" office:value-type="float" office:value="8">
            <text:p>8</text:p>
          </table:table-cell>
          <table:table-cell table:formula="of:=[.BT9]/[.BT8]" office:value-type="float" office:value="8">
            <text:p>8</text:p>
          </table:table-cell>
          <table:table-cell table:formula="of:=[.BU9]/[.BU8]" office:value-type="float" office:value="8">
            <text:p>8</text:p>
          </table:table-cell>
          <table:table-cell table:formula="of:=[.BV9]/[.BV8]" office:value-type="float" office:value="8">
            <text:p>8</text:p>
          </table:table-cell>
          <table:table-cell table:formula="of:=[.BW9]/[.BW8]" office:value-type="float" office:value="8">
            <text:p>8</text:p>
          </table:table-cell>
          <table:table-cell table:formula="of:=[.BX9]/[.BX8]" office:value-type="float" office:value="8">
            <text:p>8</text:p>
          </table:table-cell>
          <table:table-cell table:formula="of:=[.BY9]/[.BY8]" office:value-type="float" office:value="8">
            <text:p>8</text:p>
          </table:table-cell>
          <table:table-cell table:formula="of:=[.BZ9]/[.BZ8]" office:value-type="float" office:value="8">
            <text:p>8</text:p>
          </table:table-cell>
          <table:table-cell table:formula="of:=[.CA9]/[.CA8]" office:value-type="float" office:value="8">
            <text:p>8</text:p>
          </table:table-cell>
          <table:table-cell table:number-columns-repeated="945"/>
        </table:table-row>
        <table:table-row table:style-name="ro1">
          <table:table-cell office:value-type="string">
            <text:p>Recepteurs CH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2"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2" office:value-type="float" office:value="40">
            <text:p>40</text:p>
          </table:table-cell>
          <table:table-cell table:number-columns-repeated="4" office:value-type="float" office:value="42">
            <text:p>42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4"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table:number-columns-repeated="4" office:value-type="float" office:value="42">
            <text:p>42</text:p>
          </table:table-cell>
          <table:table-cell office:value-type="float" office:value="40">
            <text:p>40</text:p>
          </table:table-cell>
          <table:table-cell table:number-columns-repeated="3" office:value-type="float" office:value="42">
            <text:p>42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42">
            <text:p>42</text:p>
          </table:table-cell>
          <table:table-cell table:number-columns-repeated="3" office:value-type="float" office:value="40">
            <text:p>40</text:p>
          </table:table-cell>
          <table:table-cell table:number-columns-repeated="2" office:value-type="float" office:value="42">
            <text:p>42</text:p>
          </table:table-cell>
          <table:table-cell table:number-columns-repeated="3" office:value-type="float" office:value="40">
            <text:p>40</text:p>
          </table:table-cell>
          <table:table-cell table:number-columns-repeated="2"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42">
            <text:p>42</text:p>
          </table:table-cell>
          <table:table-cell table:number-columns-repeated="2" office:value-type="float" office:value="40">
            <text:p>40</text:p>
          </table:table-cell>
          <table:table-cell table:number-columns-repeated="3" office:value-type="float" office:value="42">
            <text:p>42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42">
            <text:p>42</text:p>
          </table:table-cell>
          <table:table-cell table:number-columns-repeated="945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table:number-columns-repeated="2"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table:number-columns-repeated="2" office:value-type="float" office:value="320">
            <text:p>320</text:p>
          </table:table-cell>
          <table:table-cell table:number-columns-repeated="4" office:value-type="float" office:value="336">
            <text:p>336</text:p>
          </table:table-cell>
          <table:table-cell table:number-columns-repeated="3" office:value-type="float" office:value="320">
            <text:p>320</text:p>
          </table:table-cell>
          <table:table-cell table:number-columns-repeated="3" office:value-type="float" office:value="336">
            <text:p>336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table:number-columns-repeated="4"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20">
            <text:p>320</text:p>
          </table:table-cell>
          <table:table-cell table:number-columns-repeated="4" office:value-type="float" office:value="336">
            <text:p>336</text:p>
          </table:table-cell>
          <table:table-cell office:value-type="float" office:value="320">
            <text:p>320</text:p>
          </table:table-cell>
          <table:table-cell table:number-columns-repeated="3" office:value-type="float" office:value="336">
            <text:p>336</text:p>
          </table:table-cell>
          <table:table-cell table:number-columns-repeated="2" office:value-type="float" office:value="320">
            <text:p>320</text:p>
          </table:table-cell>
          <table:table-cell table:number-columns-repeated="2" office:value-type="float" office:value="336">
            <text:p>336</text:p>
          </table:table-cell>
          <table:table-cell table:number-columns-repeated="3" office:value-type="float" office:value="320">
            <text:p>320</text:p>
          </table:table-cell>
          <table:table-cell table:number-columns-repeated="2" office:value-type="float" office:value="336">
            <text:p>336</text:p>
          </table:table-cell>
          <table:table-cell table:number-columns-repeated="3" office:value-type="float" office:value="320">
            <text:p>320</text:p>
          </table:table-cell>
          <table:table-cell table:number-columns-repeated="2" office:value-type="float" office:value="336">
            <text:p>336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table:number-columns-repeated="3" office:value-type="float" office:value="320">
            <text:p>320</text:p>
          </table:table-cell>
          <table:table-cell table:number-columns-repeated="3" office:value-type="float" office:value="336">
            <text:p>336</text:p>
          </table:table-cell>
          <table:table-cell table:number-columns-repeated="2" office:value-type="float" office:value="320">
            <text:p>320</text:p>
          </table:table-cell>
          <table:table-cell table:number-columns-repeated="3" office:value-type="float" office:value="336">
            <text:p>336</text:p>
          </table:table-cell>
          <table:table-cell table:number-columns-repeated="3" office:value-type="float" office:value="320">
            <text:p>320</text:p>
          </table:table-cell>
          <table:table-cell table:number-columns-repeated="3" office:value-type="float" office:value="336">
            <text:p>336</text:p>
          </table:table-cell>
          <table:table-cell table:number-columns-repeated="945"/>
        </table:table-row>
        <table:table-row table:style-name="ro1">
          <table:table-cell office:value-type="string">
            <text:p>Emetteurs CH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24">
            <text:p>24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4"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3" office:value-type="float" office:value="24">
            <text:p>24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4">
            <text:p>24</text:p>
          </table:table-cell>
          <table:table-cell table:number-columns-repeated="3" office:value-type="float" office:value="22">
            <text:p>22</text:p>
          </table:table-cell>
          <table:table-cell table:number-columns-repeated="2" office:value-type="float" office:value="24">
            <text:p>24</text:p>
          </table:table-cell>
          <table:table-cell table:number-columns-repeated="3" office:value-type="float" office:value="22">
            <text:p>22</text:p>
          </table:table-cell>
          <table:table-cell table:number-columns-repeated="2"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3" office:value-type="float" office:value="24">
            <text:p>24</text:p>
          </table:table-cell>
          <table:table-cell table:number-columns-repeated="945"/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76">
            <text:p>176</text:p>
          </table:table-cell>
          <table:table-cell table:number-columns-repeated="4" office:value-type="float" office:value="192">
            <text:p>192</text:p>
          </table:table-cell>
          <table:table-cell table:number-columns-repeated="3" office:value-type="float" office:value="176">
            <text:p>176</text:p>
          </table:table-cell>
          <table:table-cell table:number-columns-repeated="3"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table:number-columns-repeated="4"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table:number-columns-repeated="4" office:value-type="float" office:value="192">
            <text:p>192</text:p>
          </table:table-cell>
          <table:table-cell office:value-type="float" office:value="176">
            <text:p>176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76">
            <text:p>176</text:p>
          </table:table-cell>
          <table:table-cell table:number-columns-repeated="2" office:value-type="float" office:value="192">
            <text:p>192</text:p>
          </table:table-cell>
          <table:table-cell table:number-columns-repeated="3" office:value-type="float" office:value="176">
            <text:p>176</text:p>
          </table:table-cell>
          <table:table-cell table:number-columns-repeated="2" office:value-type="float" office:value="192">
            <text:p>192</text:p>
          </table:table-cell>
          <table:table-cell table:number-columns-repeated="3" office:value-type="float" office:value="176">
            <text:p>176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table:number-columns-repeated="3" office:value-type="float" office:value="176">
            <text:p>176</text:p>
          </table:table-cell>
          <table:table-cell table:number-columns-repeated="3"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68">
            <text:p>168</text:p>
          </table:table-cell>
          <table:table-cell table:number-columns-repeated="3"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68">
            <text:p>168</text:p>
          </table:table-cell>
          <table:table-cell office:value-type="float" office:value="176">
            <text:p>176</text:p>
          </table:table-cell>
          <table:table-cell table:number-columns-repeated="3" office:value-type="float" office:value="192">
            <text:p>192</text:p>
          </table:table-cell>
          <table:table-cell table:number-columns-repeated="945"/>
        </table:table-row>
        <table:table-row table:style-name="ro1">
          <table:table-cell office:value-type="string">
            <text:p>Reactions CH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table:number-columns-repeated="4" office:value-type="float" office:value="56">
            <text:p>56</text:p>
          </table:table-cell>
          <table:table-cell table:number-columns-repeated="3"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4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4"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3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3"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table:number-columns-repeated="3"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table:number-columns-repeated="945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table:number-columns-repeated="2" office:value-type="float" office:value="440">
            <text:p>440</text:p>
          </table:table-cell>
          <table:table-cell office:value-type="float" office:value="448">
            <text:p>448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table:number-columns-repeated="2" office:value-type="float" office:value="440">
            <text:p>440</text:p>
          </table:table-cell>
          <table:table-cell table:number-columns-repeated="4" office:value-type="float" office:value="448">
            <text:p>448</text:p>
          </table:table-cell>
          <table:table-cell table:number-columns-repeated="3" office:value-type="float" office:value="440">
            <text:p>440</text:p>
          </table:table-cell>
          <table:table-cell table:number-columns-repeated="3" office:value-type="float" office:value="448">
            <text:p>448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table:number-columns-repeated="4" office:value-type="float" office:value="440">
            <text:p>440</text:p>
          </table:table-cell>
          <table:table-cell office:value-type="float" office:value="448">
            <text:p>448</text:p>
          </table:table-cell>
          <table:table-cell office:value-type="float" office:value="440">
            <text:p>440</text:p>
          </table:table-cell>
          <table:table-cell table:number-columns-repeated="4" office:value-type="float" office:value="448">
            <text:p>448</text:p>
          </table:table-cell>
          <table:table-cell office:value-type="float" office:value="440">
            <text:p>440</text:p>
          </table:table-cell>
          <table:table-cell table:number-columns-repeated="2" office:value-type="float" office:value="448">
            <text:p>448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40">
            <text:p>440</text:p>
          </table:table-cell>
          <table:table-cell table:number-columns-repeated="2" office:value-type="float" office:value="448">
            <text:p>448</text:p>
          </table:table-cell>
          <table:table-cell table:number-columns-repeated="3" office:value-type="float" office:value="440">
            <text:p>440</text:p>
          </table:table-cell>
          <table:table-cell table:number-columns-repeated="2" office:value-type="float" office:value="448">
            <text:p>448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office:value-type="float" office:value="440">
            <text:p>440</text:p>
          </table:table-cell>
          <table:table-cell table:number-columns-repeated="2" office:value-type="float" office:value="448">
            <text:p>448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table:number-columns-repeated="3" office:value-type="float" office:value="440">
            <text:p>440</text:p>
          </table:table-cell>
          <table:table-cell table:number-columns-repeated="3" office:value-type="float" office:value="448">
            <text:p>448</text:p>
          </table:table-cell>
          <table:table-cell table:number-columns-repeated="2" office:value-type="float" office:value="440">
            <text:p>440</text:p>
          </table:table-cell>
          <table:table-cell table:number-columns-repeated="3" office:value-type="float" office:value="448">
            <text:p>448</text:p>
          </table:table-cell>
          <table:table-cell table:number-columns-repeated="3" office:value-type="float" office:value="440">
            <text:p>440</text:p>
          </table:table-cell>
          <table:table-cell table:number-columns-repeated="3" office:value-type="float" office:value="448">
            <text:p>448</text:p>
          </table:table-cell>
          <table:table-cell table:number-columns-repeated="945"/>
        </table:table-row>
        <table:table-row table:style-name="ro1">
          <table:table-cell office:value-type="string">
            <text:p>Apparence</text:p>
          </table:table-cell>
          <table:table-cell table:number-columns-repeated="78" office:value-type="float" office:value="4">
            <text:p>4</text:p>
          </table:table-cell>
          <table:table-cell table:number-columns-repeated="945"/>
        </table:table-row>
        <table:table-row table:style-name="ro1">
          <table:table-cell/>
          <table:table-cell table:number-columns-repeated="78" office:value-type="float" office:value="32">
            <text:p>32</text:p>
          </table:table-cell>
          <table:table-cell table:number-columns-repeated="945"/>
        </table:table-row>
        <table:table-row table:style-name="ro1">
          <table:table-cell office:value-type="string">
            <text:p>Posture</text:p>
          </table:table-cell>
          <table:table-cell table:number-columns-repeated="78" office:value-type="float" office:value="104">
            <text:p>104</text:p>
          </table:table-cell>
          <table:table-cell table:number-columns-repeated="945"/>
        </table:table-row>
        <table:table-row table:style-name="ro1">
          <table:table-cell/>
          <table:table-cell table:number-columns-repeated="78" office:value-type="float" office:value="832">
            <text:p>832</text:p>
          </table:table-cell>
          <table:table-cell table:number-columns-repeated="945"/>
        </table:table-row>
        <table:table-row table:style-name="ro1">
          <table:table-cell office:value-type="string">
            <text:p>Démarche</text:p>
          </table:table-cell>
          <table:table-cell table:number-columns-repeated="78" office:value-type="float" office:value="8">
            <text:p>8</text:p>
          </table:table-cell>
          <table:table-cell table:number-columns-repeated="945"/>
        </table:table-row>
        <table:table-row table:style-name="ro1">
          <table:table-cell/>
          <table:table-cell table:number-columns-repeated="78" office:value-type="float" office:value="64">
            <text:p>64</text:p>
          </table:table-cell>
          <table:table-cell table:number-columns-repeated="945"/>
        </table:table-row>
        <table:table-row table:style-name="ro1">
          <table:table-cell office:value-type="string">
            <text:p>Instincts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table:number-columns-repeated="4" office:value-type="float" office:value="17">
            <text:p>17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4"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3"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table:number-columns-repeated="3"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table:number-columns-repeated="3"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9">
            <text:p>19</text:p>
          </table:table-cell>
          <table:table-cell table:number-columns-repeated="3" office:value-type="float" office:value="17">
            <text:p>17</text:p>
          </table:table-cell>
          <table:table-cell table:number-columns-repeated="945"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52">
            <text:p>152</text:p>
          </table:table-cell>
          <table:table-cell table:number-columns-repeated="4" office:value-type="float" office:value="136">
            <text:p>136</text:p>
          </table:table-cell>
          <table:table-cell table:number-columns-repeated="3" office:value-type="float" office:value="152">
            <text:p>152</text:p>
          </table:table-cell>
          <table:table-cell table:number-columns-repeated="3"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table:number-columns-repeated="4"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table:number-columns-repeated="4" office:value-type="float" office:value="136">
            <text:p>136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36">
            <text:p>136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36">
            <text:p>136</text:p>
          </table:table-cell>
          <table:table-cell table:number-columns-repeated="3" office:value-type="float" office:value="152">
            <text:p>152</text:p>
          </table:table-cell>
          <table:table-cell table:number-columns-repeated="2" office:value-type="float" office:value="136">
            <text:p>136</text:p>
          </table:table-cell>
          <table:table-cell table:number-columns-repeated="3" office:value-type="float" office:value="152">
            <text:p>152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table:number-columns-repeated="3" office:value-type="float" office:value="152">
            <text:p>152</text:p>
          </table:table-cell>
          <table:table-cell table:number-columns-repeated="3" office:value-type="float" office:value="136">
            <text:p>136</text:p>
          </table:table-cell>
          <table:table-cell table:number-columns-repeated="2" office:value-type="float" office:value="152">
            <text:p>152</text:p>
          </table:table-cell>
          <table:table-cell table:number-columns-repeated="3" office:value-type="float" office:value="136">
            <text:p>136</text:p>
          </table:table-cell>
          <table:table-cell table:number-columns-repeated="3" office:value-type="float" office:value="152">
            <text:p>152</text:p>
          </table:table-cell>
          <table:table-cell table:number-columns-repeated="3" office:value-type="float" office:value="136">
            <text:p>136</text:p>
          </table:table-cell>
          <table:table-cell table:number-columns-repeated="945"/>
        </table:table-row>
        <table:table-row table:style-name="ro1">
          <table:table-cell office:value-type="string">
            <text:p>Pigments</text:p>
          </table:table-cell>
          <table:table-cell table:number-columns-repeated="78" office:value-type="float" office:value="12">
            <text:p>12</text:p>
          </table:table-cell>
          <table:table-cell table:number-columns-repeated="945"/>
        </table:table-row>
        <table:table-row table:style-name="ro1">
          <table:table-cell/>
          <table:table-cell table:number-columns-repeated="78" office:value-type="float" office:value="96">
            <text:p>96</text:p>
          </table:table-cell>
          <table:table-cell table:number-columns-repeated="945"/>
        </table:table-row>
        <table:table-row table:style-name="ro1">
          <table:table-cell office:value-type="string">
            <text:p>Lobes</text:p>
          </table:table-cell>
          <table:table-cell table:number-columns-repeated="78" office:value-type="float" office:value="9">
            <text:p>9</text:p>
          </table:table-cell>
          <table:table-cell table:number-columns-repeated="945"/>
        </table:table-row>
        <table:table-row table:style-name="ro1">
          <table:table-cell/>
          <table:table-cell table:number-columns-repeated="78" office:value-type="float" office:value="954">
            <text:p>954</text:p>
          </table:table-cell>
          <table:table-cell table:number-columns-repeated="945"/>
        </table:table-row>
        <table:table-row table:style-name="ro1">
          <table:table-cell office:value-type="string">
            <text:p>Yeu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?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45"/>
        </table:table-row>
        <table:table-row table:style-name="ro1">
          <table:table-cell office:value-type="string">
            <text:p>Cheveu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45"/>
        </table:table-row>
        <table:table-row table:style-name="ro1">
          <table:table-cell office:value-type="string">
            <text:p>Oreill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945"/>
        </table:table-row>
        <table:table-row table:style-name="ro1">
          <table:table-cell office:value-type="string">
            <text:p>Postérieu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945"/>
        </table:table-row>
        <table:table-row table:style-name="ro1">
          <table:table-cell office:value-type="string">
            <text:p>Br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 office:value-type="float" office:value="1">
            <text:p>1</text:p>
          </table:table-cell>
          <table:table-cell table:number-columns-repeated="945"/>
        </table:table-row>
        <table:table-row table:style-name="ro1">
          <table:table-cell office:value-type="string">
            <text:p>Que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4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rents</text:p>
          </table:table-cell>
          <table:table-cell table:number-columns-repeated="2" office:value-type="string">
            <text:p>/</text:p>
          </table:table-cell>
          <table:table-cell table:number-columns-repeated="5" office:value-type="string">
            <text:p>7MRN/6BAD</text:p>
          </table:table-cell>
          <table:table-cell office:value-type="string">
            <text:p>0QTF/6BAD</text:p>
          </table:table-cell>
          <table:table-cell office:value-type="string">
            <text:p>7MRN/4BLS</text:p>
          </table:table-cell>
          <table:table-cell office:value-type="string">
            <text:p>/</text:p>
          </table:table-cell>
          <table:table-cell office:value-type="string">
            <text:p>0QTF/4BLS</text:p>
          </table:table-cell>
          <table:table-cell office:value-type="string">
            <text:p>4XTO/2TTE</text:p>
          </table:table-cell>
          <table:table-cell table:number-columns-repeated="2" office:value-type="string">
            <text:p>7WKO/8PLA</text:p>
          </table:table-cell>
          <table:table-cell office:value-type="string">
            <text:p>4XTO/1IET</text:p>
          </table:table-cell>
          <table:table-cell office:value-type="string">
            <text:p>1SAB/8PLA</text:p>
          </table:table-cell>
          <table:table-cell office:value-type="string">
            <text:p>7WKO/2TTE</text:p>
          </table:table-cell>
          <table:table-cell office:value-type="string">
            <text:p>8BJX/2TTE</text:p>
          </table:table-cell>
          <table:table-cell office:value-type="string">
            <text:p>1SAB/2TTE</text:p>
          </table:table-cell>
          <table:table-cell office:value-type="string">
            <text:p>7WKO/2TTE</text:p>
          </table:table-cell>
          <table:table-cell office:value-type="string">
            <text:p>8BJX/5XTQ</text:p>
          </table:table-cell>
          <table:table-cell table:number-columns-repeated="2" office:value-type="string">
            <text:p>1SAB/8EKC</text:p>
          </table:table-cell>
          <table:table-cell office:value-type="string">
            <text:p>8BJX/8EKC</text:p>
          </table:table-cell>
          <table:table-cell office:value-type="string">
            <text:p>5HHO/ODNX</text:p>
          </table:table-cell>
          <table:table-cell office:value-type="string">
            <text:p>2LFG/5XTQ</text:p>
          </table:table-cell>
          <table:table-cell office:value-type="string">
            <text:p>4WJI/7TOB</text:p>
          </table:table-cell>
          <table:table-cell office:value-type="string">
            <text:p>5HHO/5XTQ</text:p>
          </table:table-cell>
          <table:table-cell office:value-type="string">
            <text:p>4XLH/5FZM</text:p>
          </table:table-cell>
          <table:table-cell office:value-type="string">
            <text:p>6DJE/5FZM</text:p>
          </table:table-cell>
          <table:table-cell office:value-type="string">
            <text:p>5XDT/8CEB</text:p>
          </table:table-cell>
          <table:table-cell office:value-type="string">
            <text:p>4WJI/5FZM</text:p>
          </table:table-cell>
          <table:table-cell office:value-type="string">
            <text:p>0EKI/5FZM</text:p>
          </table:table-cell>
          <table:table-cell office:value-type="string">
            <text:p>4XLH/8CEB</text:p>
          </table:table-cell>
          <table:table-cell office:value-type="string">
            <text:p>OEKI/6OAT</text:p>
          </table:table-cell>
          <table:table-cell office:value-type="string">
            <text:p>6AFR/8CEB</text:p>
          </table:table-cell>
          <table:table-cell office:value-type="string">
            <text:p>4XLH/0WKW</text:p>
          </table:table-cell>
          <table:table-cell office:value-type="string">
            <text:p>0EKI/1HIZ</text:p>
          </table:table-cell>
          <table:table-cell office:value-type="string">
            <text:p>5XDT/6XSB</text:p>
          </table:table-cell>
          <table:table-cell office:value-type="string">
            <text:p>0EKI/1HIZ</text:p>
          </table:table-cell>
          <table:table-cell office:value-type="string">
            <text:p>9PST/0GSH</text:p>
          </table:table-cell>
          <table:table-cell office:value-type="string">
            <text:p>6DCY/1HIZ</text:p>
          </table:table-cell>
          <table:table-cell office:value-type="string">
            <text:p>9PST/8ARU</text:p>
          </table:table-cell>
          <table:table-cell office:value-type="string">
            <text:p>6DCY/0GSH</text:p>
          </table:table-cell>
          <table:table-cell office:value-type="string">
            <text:p>9PST/4KGT</text:p>
          </table:table-cell>
          <table:table-cell office:value-type="string">
            <text:p>6DCY/8ARU</text:p>
          </table:table-cell>
          <table:table-cell office:value-type="string">
            <text:p>1ATH/8DSH</text:p>
          </table:table-cell>
          <table:table-cell office:value-type="string">
            <text:p>9PST/4KGT</text:p>
          </table:table-cell>
          <table:table-cell office:value-type="string">
            <text:p>1ATH/8DSH</text:p>
          </table:table-cell>
          <table:table-cell office:value-type="string">
            <text:p>5QIZ/1KLA</text:p>
          </table:table-cell>
          <table:table-cell office:value-type="string">
            <text:p>1TVM/8DSH</text:p>
          </table:table-cell>
          <table:table-cell office:value-type="string">
            <text:p>5XCE/1KLA</text:p>
          </table:table-cell>
          <table:table-cell office:value-type="string">
            <text:p>5QIZ/8PTH</text:p>
          </table:table-cell>
          <table:table-cell office:value-type="string">
            <text:p>5QIZ/1KLA</text:p>
          </table:table-cell>
          <table:table-cell office:value-type="string">
            <text:p>0CFZ/0UBY</text:p>
          </table:table-cell>
          <table:table-cell office:value-type="string">
            <text:p>5XCE/0UBY</text:p>
          </table:table-cell>
          <table:table-cell office:value-type="string">
            <text:p>0CFZ/6YOL</text:p>
          </table:table-cell>
          <table:table-cell office:value-type="string">
            <text:p>3FHJ/8PTH</text:p>
          </table:table-cell>
          <table:table-cell office:value-type="string">
            <text:p>3QBR/0QIU</text:p>
          </table:table-cell>
          <table:table-cell office:value-type="string">
            <text:p>3QBR/3AQO</text:p>
          </table:table-cell>
          <table:table-cell office:value-type="string">
            <text:p>6MDX/6YOL</text:p>
          </table:table-cell>
          <table:table-cell office:value-type="string">
            <text:p>9OIZ/5ANG</text:p>
          </table:table-cell>
          <table:table-cell office:value-type="string">
            <text:p>3QBR/0QIU</text:p>
          </table:table-cell>
          <table:table-cell office:value-type="string">
            <text:p>9OIZ/5ANG</text:p>
          </table:table-cell>
          <table:table-cell office:value-type="string">
            <text:p>6MDX/6NGJ</text:p>
          </table:table-cell>
          <table:table-cell office:value-type="string">
            <text:p>9OIZ/5ANG</text:p>
          </table:table-cell>
          <table:table-cell office:value-type="string">
            <text:p>5LEN/6NGJ</text:p>
          </table:table-cell>
          <table:table-cell office:value-type="string">
            <text:p>/</text:p>
          </table:table-cell>
          <table:table-cell office:value-type="string">
            <text:p>5LEN/6NGJ</text:p>
          </table:table-cell>
          <table:table-cell office:value-type="string">
            <text:p>6MFQ/6NGJ</text:p>
          </table:table-cell>
          <table:table-cell office:value-type="string">
            <text:p>5HSF/5RCQ</text:p>
          </table:table-cell>
          <table:table-cell office:value-type="string">
            <text:p>6MFQ/5RCQ</text:p>
          </table:table-cell>
          <table:table-cell office:value-type="string">
            <text:p>5HSF/5RCQ</text:p>
          </table:table-cell>
          <table:table-cell office:value-type="string">
            <text:p>5HSF/0AWL</text:p>
          </table:table-cell>
          <table:table-cell office:value-type="string">
            <text:p>2KGG/5RCQ</text:p>
          </table:table-cell>
          <table:table-cell office:value-type="string">
            <text:p>9LMK/5RCQ</text:p>
          </table:table-cell>
          <table:table-cell office:value-type="string">
            <text:p>2KGG/1SHD</text:p>
          </table:table-cell>
          <table:table-cell office:value-type="string">
            <text:p>9LMK/0AWL</text:p>
          </table:table-cell>
          <table:table-cell table:number-columns-repeated="945"/>
        </table:table-row>
        <table:table-row table:style-name="ro1">
          <table:table-cell table:style-name="ce2" office:value-type="string">
            <text:p>Naiss</text:p>
          </table:table-cell>
          <table:table-cell table:style-name="ce2" office:value-type="time" office:time-value="PT00H05M00S">
            <text:p>0:05:00</text:p>
          </table:table-cell>
          <table:table-cell table:style-name="ce2" office:value-type="time" office:time-value="PT00H08M00S">
            <text:p>0:08:00</text:p>
          </table:table-cell>
          <table:table-cell table:style-name="ce2" office:value-type="time" office:time-value="PT02H05M00S">
            <text:p>2:05:00</text:p>
          </table:table-cell>
          <table:table-cell table:style-name="ce2" office:value-type="time" office:time-value="PT02H48M00S">
            <text:p>2:48:00</text:p>
          </table:table-cell>
          <table:table-cell table:style-name="ce2" office:value-type="time" office:time-value="PT03H34M00S">
            <text:p>3:34:00</text:p>
          </table:table-cell>
          <table:table-cell table:style-name="ce2" office:value-type="time" office:time-value="PT04H18M00S">
            <text:p>4:18:00</text:p>
          </table:table-cell>
          <table:table-cell table:style-name="ce2" office:value-type="time" office:time-value="PT05H12M00S">
            <text:p>5:12:00</text:p>
          </table:table-cell>
          <table:table-cell table:style-name="ce2" office:value-type="time" office:time-value="PT05H37M00S">
            <text:p>5:37:00</text:p>
          </table:table-cell>
          <table:table-cell table:style-name="ce2" office:value-type="time" office:time-value="PT06H12M00S">
            <text:p>6:12:00</text:p>
          </table:table-cell>
          <table:table-cell table:style-name="ce2" office:value-type="time" office:time-value="PT06H13M00S">
            <text:p>6:13:00</text:p>
          </table:table-cell>
          <table:table-cell table:style-name="ce2" office:value-type="time" office:time-value="PT06H48M00S">
            <text:p>6:48:00</text:p>
          </table:table-cell>
          <table:table-cell table:style-name="ce2" office:value-type="time" office:time-value="PT08H00M00S">
            <text:p>8:00:00</text:p>
          </table:table-cell>
          <table:table-cell table:style-name="ce2" office:value-type="time" office:time-value="PT08H11M00S">
            <text:p>8:11:00</text:p>
          </table:table-cell>
          <table:table-cell table:style-name="ce2" office:value-type="time" office:time-value="PT08H42M00S">
            <text:p>8:42:00</text:p>
          </table:table-cell>
          <table:table-cell table:style-name="ce2" office:value-type="time" office:time-value="PT08H45M00S">
            <text:p>8:45:00</text:p>
          </table:table-cell>
          <table:table-cell table:style-name="ce2" office:value-type="time" office:time-value="PT09H06M00S">
            <text:p>9:06:00</text:p>
          </table:table-cell>
          <table:table-cell table:style-name="ce2" office:value-type="time" office:time-value="PT09H09M00S">
            <text:p>9:09:00</text:p>
          </table:table-cell>
          <table:table-cell table:number-columns-repeated="2" table:style-name="ce2" office:value-type="time" office:time-value="PT09H33M00S">
            <text:p>9:33:00</text:p>
          </table:table-cell>
          <table:table-cell table:style-name="ce2" office:value-type="time" office:time-value="PT09H56M00S">
            <text:p>9:56:00</text:p>
          </table:table-cell>
          <table:table-cell table:style-name="ce2" office:value-type="time" office:time-value="PT10H19M00S">
            <text:p>10:19:00</text:p>
          </table:table-cell>
          <table:table-cell table:style-name="ce2" office:value-type="time" office:time-value="PT10H24M00S">
            <text:p>10:24:00</text:p>
          </table:table-cell>
          <table:table-cell table:style-name="ce2" office:value-type="time" office:time-value="PT10H43M00S">
            <text:p>10:43:00</text:p>
          </table:table-cell>
          <table:table-cell table:style-name="ce2" office:value-type="time" office:time-value="PT11H14M00S">
            <text:p>11:14:00</text:p>
          </table:table-cell>
          <table:table-cell table:number-columns-repeated="2" table:style-name="ce2" office:value-type="time" office:time-value="PT11H38M00S">
            <text:p>11:38:00</text:p>
          </table:table-cell>
          <table:table-cell table:style-name="ce2" office:value-type="time" office:time-value="PT12H23M00S">
            <text:p>12:23:00</text:p>
          </table:table-cell>
          <table:table-cell table:style-name="ce2" office:value-type="time" office:time-value="PT13H14M00S">
            <text:p>13:14:00</text:p>
          </table:table-cell>
          <table:table-cell table:style-name="ce2" office:value-type="time" office:time-value="PT13H21M00S">
            <text:p>13:21:00</text:p>
          </table:table-cell>
          <table:table-cell table:number-columns-repeated="2" table:style-name="ce2" office:value-type="time" office:time-value="PT14H24M00S">
            <text:p>14:24:00</text:p>
          </table:table-cell>
          <table:table-cell table:style-name="ce2" office:value-type="time" office:time-value="PT15H30M00S">
            <text:p>15:30:00</text:p>
          </table:table-cell>
          <table:table-cell table:style-name="ce2" office:value-type="time" office:time-value="PT15H37M00S">
            <text:p>15:37:00</text:p>
          </table:table-cell>
          <table:table-cell table:style-name="ce2" office:value-type="time" office:time-value="PT15H42M00S">
            <text:p>15:42:00</text:p>
          </table:table-cell>
          <table:table-cell table:number-columns-repeated="2" table:style-name="ce2" office:value-type="time" office:time-value="PT16H27M00S">
            <text:p>16:27:00</text:p>
          </table:table-cell>
          <table:table-cell table:style-name="ce2" office:value-type="time" office:time-value="PT16H52M00S">
            <text:p>16:52:00</text:p>
          </table:table-cell>
          <table:table-cell table:style-name="ce2" office:value-type="time" office:time-value="PT17H07M00S">
            <text:p>17:07:00</text:p>
          </table:table-cell>
          <table:table-cell table:style-name="ce2" office:value-type="time" office:time-value="PT17H35M00S">
            <text:p>17:35:00</text:p>
          </table:table-cell>
          <table:table-cell table:style-name="ce2" office:value-type="time" office:time-value="PT17H36M00S">
            <text:p>17:36:00</text:p>
          </table:table-cell>
          <table:table-cell table:style-name="ce2" office:value-type="time" office:time-value="PT18H26M00S">
            <text:p>18:26:00</text:p>
          </table:table-cell>
          <table:table-cell table:style-name="ce2" office:value-type="time" office:time-value="PT18H37M00S">
            <text:p>18:37:00</text:p>
          </table:table-cell>
          <table:table-cell table:style-name="ce2" office:value-type="time" office:time-value="PT18H58M00S">
            <text:p>18:58:00</text:p>
          </table:table-cell>
          <table:table-cell table:style-name="ce2" office:value-type="time" office:time-value="PT19H08M00S">
            <text:p>19:08:00</text:p>
          </table:table-cell>
          <table:table-cell table:style-name="ce2" office:value-type="time" office:time-value="PT19H44M00S">
            <text:p>19:44:00</text:p>
          </table:table-cell>
          <table:table-cell table:style-name="ce2" office:value-type="time" office:time-value="PT19H57M00S">
            <text:p>19:57:00</text:p>
          </table:table-cell>
          <table:table-cell table:number-columns-repeated="2" table:style-name="ce2" office:value-type="time" office:time-value="PT20H16M00S">
            <text:p>20:16:00</text:p>
          </table:table-cell>
          <table:table-cell table:style-name="ce2" office:value-type="time" office:time-value="PT20H36M00S">
            <text:p>20:36:00</text:p>
          </table:table-cell>
          <table:table-cell table:style-name="ce2" office:value-type="time" office:time-value="PT21H03M00S">
            <text:p>21:03:00</text:p>
          </table:table-cell>
          <table:table-cell table:style-name="ce2" office:value-type="time" office:time-value="PT21H11M00S">
            <text:p>21:11:00</text:p>
          </table:table-cell>
          <table:table-cell table:style-name="ce2" office:value-type="time" office:time-value="PT21H27M00S">
            <text:p>21:27:00</text:p>
          </table:table-cell>
          <table:table-cell table:style-name="ce2" office:value-type="time" office:time-value="PT22H14M00S">
            <text:p>22:14:00</text:p>
          </table:table-cell>
          <table:table-cell table:style-name="ce2" office:value-type="time" office:time-value="PT22H34M00S">
            <text:p>22:34:00</text:p>
          </table:table-cell>
          <table:table-cell table:style-name="ce2" office:value-type="time" office:time-value="PT22H46M00S">
            <text:p>22:46:00</text:p>
          </table:table-cell>
          <table:table-cell table:style-name="ce2" office:value-type="time" office:time-value="PT23H19M00S">
            <text:p>23:19:00</text:p>
          </table:table-cell>
          <table:table-cell table:style-name="ce2" office:value-type="time" office:time-value="PT23H29M00S">
            <text:p>23:29:00</text:p>
          </table:table-cell>
          <table:table-cell table:style-name="ce2" office:value-type="time" office:time-value="PT23H59M00S">
            <text:p>23:59:00</text:p>
          </table:table-cell>
          <table:table-cell table:style-name="ce2" office:value-type="time" office:time-value="PT24H34M00S">
            <text:p>24:34:00</text:p>
          </table:table-cell>
          <table:table-cell table:style-name="ce2" office:value-type="time" office:time-value="PT25H19M00S">
            <text:p>25:19:00</text:p>
          </table:table-cell>
          <table:table-cell table:style-name="ce2" office:value-type="time" office:time-value="PT25H33M00S">
            <text:p>25:33:00</text:p>
          </table:table-cell>
          <table:table-cell table:style-name="ce2" office:value-type="time" office:time-value="PT26H27M00S">
            <text:p>26:27:00</text:p>
          </table:table-cell>
          <table:table-cell table:style-name="ce2" office:value-type="time" office:time-value="PT26H30M00S">
            <text:p>26:30:00</text:p>
          </table:table-cell>
          <table:table-cell table:style-name="ce2" office:value-type="time" office:time-value="PT27H15M00S">
            <text:p>27:15:00</text:p>
          </table:table-cell>
          <table:table-cell table:style-name="ce2" office:value-type="time" office:time-value="PT27H42M00S">
            <text:p>27:42:00</text:p>
          </table:table-cell>
          <table:table-cell table:style-name="ce2" office:value-type="time" office:time-value="PT28H01M00S">
            <text:p>28:01:00</text:p>
          </table:table-cell>
          <table:table-cell table:style-name="ce2" office:value-type="time" office:time-value="PT29H07M00S">
            <text:p>29:07:00</text:p>
          </table:table-cell>
          <table:table-cell table:style-name="ce2" office:value-type="time" office:time-value="PT29H40M00S">
            <text:p>29:40:00</text:p>
          </table:table-cell>
          <table:table-cell table:style-name="ce2" office:value-type="time" office:time-value="PT30H16M00S">
            <text:p>30:16:00</text:p>
          </table:table-cell>
          <table:table-cell table:style-name="ce2" office:value-type="time" office:time-value="PT31H06M00S">
            <text:p>31:06:00</text:p>
          </table:table-cell>
          <table:table-cell table:style-name="ce2" office:value-type="time" office:time-value="PT31H18M00S">
            <text:p>31:18:00</text:p>
          </table:table-cell>
          <table:table-cell table:style-name="ce2" office:value-type="time" office:time-value="PT31H33M00S">
            <text:p>31:33:00</text:p>
          </table:table-cell>
          <table:table-cell table:style-name="ce2" office:value-type="time" office:time-value="PT31H44M00S">
            <text:p>31:44:00</text:p>
          </table:table-cell>
          <table:table-cell table:style-name="ce2" office:value-type="time" office:time-value="PT31H19M00S">
            <text:p>31:19:00</text:p>
          </table:table-cell>
          <table:table-cell table:style-name="ce2" office:value-type="time" office:time-value="PT32H47M00S">
            <text:p>32:47:00</text:p>
          </table:table-cell>
          <table:table-cell table:style-name="ce2" office:value-type="time" office:time-value="PT32H58M00S">
            <text:p>32:58:00</text:p>
          </table:table-cell>
          <table:table-cell table:style-name="ce2" office:value-type="time" office:time-value="PT33H33M00S">
            <text:p>33:33:00</text:p>
          </table:table-cell>
          <table:table-cell table:style-name="ce2" office:value-type="time" office:time-value="PT33H37M00S">
            <text:p>33:37:00</text:p>
          </table:table-cell>
          <table:table-cell table:style-name="ce2" table:number-columns-repeated="945"/>
        </table:table-row>
        <table:table-row table:style-name="ro1">
          <table:table-cell table:style-name="ce2" office:value-type="string">
            <text:p>Mort</text:p>
          </table:table-cell>
          <table:table-cell table:number-columns-repeated="2" table:style-name="ce2" office:value-type="time" office:time-value="PT06H10M00S">
            <text:p>6:10:00</text:p>
          </table:table-cell>
          <table:table-cell table:style-name="ce2" office:value-type="time" office:time-value="PT07H38M00S">
            <text:p>7:38:00</text:p>
          </table:table-cell>
          <table:table-cell table:style-name="ce2" office:value-type="time" office:time-value="PT09H01M00S">
            <text:p>9:01:00</text:p>
          </table:table-cell>
          <table:table-cell table:style-name="ce2" office:value-type="time" office:time-value="PT06H53M00S">
            <text:p>6:53:00</text:p>
          </table:table-cell>
          <table:table-cell table:style-name="ce2" office:value-type="time" office:time-value="PT09H07M00S">
            <text:p>9:07:00</text:p>
          </table:table-cell>
          <table:table-cell table:style-name="ce2" office:value-type="time" office:time-value="PT08H08M00S">
            <text:p>8:08:00</text:p>
          </table:table-cell>
          <table:table-cell table:style-name="ce2" office:value-type="time" office:time-value="PT09H11M00S">
            <text:p>9:11:00</text:p>
          </table:table-cell>
          <table:table-cell table:style-name="ce2" office:value-type="time" office:time-value="PT10H18M00S">
            <text:p>10:18:00</text:p>
          </table:table-cell>
          <table:table-cell table:style-name="ce2" office:value-type="time" office:time-value="PT10H17M00S">
            <text:p>10:17:00</text:p>
          </table:table-cell>
          <table:table-cell table:style-name="ce2" office:value-type="time" office:time-value="PT08H46M00S">
            <text:p>8:46:00</text:p>
          </table:table-cell>
          <table:table-cell table:style-name="ce2" office:value-type="time" office:time-value="PT11H09M00S">
            <text:p>11:09:00</text:p>
          </table:table-cell>
          <table:table-cell table:style-name="ce2" office:value-type="time" office:time-value="PT11H16M00S">
            <text:p>11:16:00</text:p>
          </table:table-cell>
          <table:table-cell table:style-name="ce2" office:value-type="time" office:time-value="PT11H08M00S">
            <text:p>11:08:00</text:p>
          </table:table-cell>
          <table:table-cell table:style-name="ce2" office:value-type="time" office:time-value="PT12H17M00S">
            <text:p>12:17:00</text:p>
          </table:table-cell>
          <table:table-cell table:style-name="ce2" office:value-type="time" office:time-value="PT12H56M00S">
            <text:p>12:56:00</text:p>
          </table:table-cell>
          <table:table-cell table:style-name="ce2" office:value-type="time" office:time-value="PT12H55M00S">
            <text:p>12:55:00</text:p>
          </table:table-cell>
          <table:table-cell table:style-name="ce2" office:value-type="time" office:time-value="PT14H02M00S">
            <text:p>14:02:00</text:p>
          </table:table-cell>
          <table:table-cell table:style-name="ce2" office:value-type="time" office:time-value="PT14H03M00S">
            <text:p>14:03:00</text:p>
          </table:table-cell>
          <table:table-cell table:style-name="ce2" office:value-type="time" office:time-value="PT15H07M00S">
            <text:p>15:07:00</text:p>
          </table:table-cell>
          <table:table-cell table:number-columns-repeated="2" table:style-name="ce2" office:value-type="time" office:time-value="PT15H17M00S">
            <text:p>15:17:00</text:p>
          </table:table-cell>
          <table:table-cell table:style-name="ce2" office:value-type="time" office:time-value="PT16H21M00S">
            <text:p>16:21:00</text:p>
          </table:table-cell>
          <table:table-cell table:style-name="ce2" office:value-type="time" office:time-value="PT16H22M00S">
            <text:p>16:22:00</text:p>
          </table:table-cell>
          <table:table-cell table:number-columns-repeated="2" table:style-name="ce2" office:value-type="time" office:time-value="PT16H47M00S">
            <text:p>16:47:00</text:p>
          </table:table-cell>
          <table:table-cell table:style-name="ce2" office:value-type="time" office:time-value="PT17H28M00S">
            <text:p>17:28:00</text:p>
          </table:table-cell>
          <table:table-cell table:style-name="ce2" office:value-type="time" office:time-value="PT18H28M00S">
            <text:p>18:28:00</text:p>
          </table:table-cell>
          <table:table-cell table:style-name="ce2" office:value-type="time" office:time-value="PT18H05M00S">
            <text:p>18:05:00</text:p>
          </table:table-cell>
          <table:table-cell table:number-columns-repeated="2" table:style-name="ce2" office:value-type="time" office:time-value="PT18H30M00S">
            <text:p>18:30:00</text:p>
          </table:table-cell>
          <table:table-cell table:style-name="ce2" office:value-type="time" office:time-value="PT19H01M00S">
            <text:p>19:01:00</text:p>
          </table:table-cell>
          <table:table-cell table:number-columns-repeated="2" table:style-name="ce2" office:value-type="time" office:time-value="PT19H13M00S">
            <text:p>19:13:00</text:p>
          </table:table-cell>
          <table:table-cell table:number-columns-repeated="2" table:style-name="ce2" office:value-type="time" office:time-value="PT20H10M00S">
            <text:p>20:10:00</text:p>
          </table:table-cell>
          <table:table-cell table:number-columns-repeated="2" table:style-name="ce2" office:value-type="time" office:time-value="PT20H10M00S">
            <text:p>20:10:00</text:p>
          </table:table-cell>
          <table:table-cell table:number-columns-repeated="3" table:style-name="ce2" office:value-type="time" office:time-value="PT21H10M00S">
            <text:p>21:10:00</text:p>
          </table:table-cell>
          <table:table-cell table:style-name="ce2" office:value-type="time" office:time-value="PT21H58M00S">
            <text:p>21:58:00</text:p>
          </table:table-cell>
          <table:table-cell table:style-name="ce2" office:value-type="time" office:time-value="PT21H36M00S">
            <text:p>21:36:00</text:p>
          </table:table-cell>
          <table:table-cell table:style-name="ce2" office:value-type="time" office:time-value="PT22H53M00S">
            <text:p>22:53:00</text:p>
          </table:table-cell>
          <table:table-cell table:style-name="ce2" office:value-type="time" office:time-value="PT23H25M00S">
            <text:p>23:25:00</text:p>
          </table:table-cell>
          <table:table-cell table:style-name="ce2" office:value-type="time" office:time-value="PT23H27M00S">
            <text:p>23:27:00</text:p>
          </table:table-cell>
          <table:table-cell table:number-columns-repeated="2" table:style-name="ce2" office:value-type="time" office:time-value="PT24H19M00S">
            <text:p>24:19:00</text:p>
          </table:table-cell>
          <table:table-cell table:style-name="ce2" office:value-type="time" office:time-value="PT23H35M00S">
            <text:p>23:35:00</text:p>
          </table:table-cell>
          <table:table-cell table:style-name="ce2" office:value-type="time" office:time-value="PT25H12M00S">
            <text:p>25:12:00</text:p>
          </table:table-cell>
          <table:table-cell table:style-name="ce2" office:value-type="time" office:time-value="PT25H14M00S">
            <text:p>25:14:00</text:p>
          </table:table-cell>
          <table:table-cell table:style-name="ce2" office:value-type="time" office:time-value="PT25H57M00S">
            <text:p>25:57:00</text:p>
          </table:table-cell>
          <table:table-cell table:style-name="ce2" office:value-type="time" office:time-value="PT26H16M00S">
            <text:p>26:16:00</text:p>
          </table:table-cell>
          <table:table-cell table:style-name="ce2" office:value-type="time" office:time-value="PT26H49M00S">
            <text:p>26:49:00</text:p>
          </table:table-cell>
          <table:table-cell table:style-name="ce2" office:value-type="time" office:time-value="PT26H50M00S">
            <text:p>26:50:00</text:p>
          </table:table-cell>
          <table:table-cell table:style-name="ce2" office:value-type="time" office:time-value="PT23H20M00S">
            <text:p>23:20:00</text:p>
          </table:table-cell>
          <table:table-cell table:style-name="ce2" office:value-type="time" office:time-value="PT26H49M00S">
            <text:p>26:49:00</text:p>
          </table:table-cell>
          <table:table-cell table:style-name="ce2" office:value-type="time" office:time-value="PT28H01M00S">
            <text:p>28:01:00</text:p>
          </table:table-cell>
          <table:table-cell table:style-name="ce2" office:value-type="time" office:time-value="PT28H34M00S">
            <text:p>28:34:00</text:p>
          </table:table-cell>
          <table:table-cell table:style-name="ce2" office:value-type="time" office:time-value="PT29H16M00S">
            <text:p>29:16:00</text:p>
          </table:table-cell>
          <table:table-cell table:style-name="ce2" office:value-type="time" office:time-value="PT29H35M00S">
            <text:p>29:35:00</text:p>
          </table:table-cell>
          <table:table-cell table:style-name="ce2" office:value-type="time" office:time-value="PT31H28M00S">
            <text:p>31:28:00</text:p>
          </table:table-cell>
          <table:table-cell table:number-columns-repeated="2" table:style-name="ce2" office:value-type="time" office:time-value="PT29H31M00S">
            <text:p>29:31:00</text:p>
          </table:table-cell>
          <table:table-cell table:style-name="ce2" office:value-type="time" office:time-value="PT31H30M00S">
            <text:p>31:30:00</text:p>
          </table:table-cell>
          <table:table-cell table:style-name="ce2" office:value-type="time" office:time-value="PT32H31M00S">
            <text:p>32:31:00</text:p>
          </table:table-cell>
          <table:table-cell table:style-name="ce2" office:value-type="time" office:time-value="PT31H34M00S">
            <text:p>31:34:00</text:p>
          </table:table-cell>
          <table:table-cell table:number-columns-repeated="9" table:style-name="ce2" office:value-type="time" office:time-value="PT35H00M00S">
            <text:p>35:00:00</text:p>
          </table:table-cell>
          <table:table-cell table:style-name="ce2" office:value-type="time" office:time-value="PT33H33M00S">
            <text:p>33:33:00</text:p>
          </table:table-cell>
          <table:table-cell table:style-name="ce2" office:value-type="time" office:time-value="PT35H00M00S">
            <text:p>35:00:00</text:p>
          </table:table-cell>
          <table:table-cell table:style-name="ce2" table:number-columns-repeated="945"/>
        </table:table-row>
        <table:table-row table:style-name="ro1">
          <table:table-cell table:style-name="ce2"/>
          <table:table-cell table:style-name="ce2" table:formula="of:=[.B38]-[.B37]" office:value-type="time" office:time-value="PT06H05M00S">
            <text:p>6:05:00</text:p>
          </table:table-cell>
          <table:table-cell table:style-name="ce2" table:formula="of:=[.C38]-[.C37]" office:value-type="time" office:time-value="PT06H02M00S">
            <text:p>6:02:00</text:p>
          </table:table-cell>
          <table:table-cell table:style-name="ce2" table:formula="of:=[.D38]-[.D37]" office:value-type="time" office:time-value="PT05H33M00S">
            <text:p>5:33:00</text:p>
          </table:table-cell>
          <table:table-cell table:style-name="ce2" table:formula="of:=[.E38]-[.E37]" office:value-type="time" office:time-value="PT06H13M00S">
            <text:p>6:13:00</text:p>
          </table:table-cell>
          <table:table-cell table:style-name="ce2" table:formula="of:=[.F38]-[.F37]" office:value-type="time" office:time-value="PT03H19M00S">
            <text:p>3:19:00</text:p>
          </table:table-cell>
          <table:table-cell table:style-name="ce2" table:formula="of:=[.G38]-[.G37]" office:value-type="time" office:time-value="PT04H49M00S">
            <text:p>4:49:00</text:p>
          </table:table-cell>
          <table:table-cell table:style-name="ce2" table:formula="of:=[.H38]-[.H37]" office:value-type="time" office:time-value="PT02H56M00S">
            <text:p>2:56:00</text:p>
          </table:table-cell>
          <table:table-cell table:style-name="ce2" table:formula="of:=[.I38]-[.I37]" office:value-type="time" office:time-value="PT03H34M00S">
            <text:p>3:34:00</text:p>
          </table:table-cell>
          <table:table-cell table:style-name="ce2" table:formula="of:=[.J38]-[.J37]" office:value-type="time" office:time-value="PT04H06M00S">
            <text:p>4:06:00</text:p>
          </table:table-cell>
          <table:table-cell table:style-name="ce2" table:formula="of:=[.K38]-[.K37]" office:value-type="time" office:time-value="PT04H04M00S">
            <text:p>4:04:00</text:p>
          </table:table-cell>
          <table:table-cell table:style-name="ce2" table:formula="of:=[.L38]-[.L37]" office:value-type="time" office:time-value="PT01H58M00S">
            <text:p>1:58:00</text:p>
          </table:table-cell>
          <table:table-cell table:style-name="ce2" table:formula="of:=[.M38]-[.M37]" office:value-type="time" office:time-value="PT03H09M00S">
            <text:p>3:09:00</text:p>
          </table:table-cell>
          <table:table-cell table:style-name="ce2" table:formula="of:=[.N38]-[.N37]" office:value-type="time" office:time-value="PT03H05M00S">
            <text:p>3:05:00</text:p>
          </table:table-cell>
          <table:table-cell table:style-name="ce2" table:formula="of:=[.O38]-[.O37]" office:value-type="time" office:time-value="PT02H26M00S">
            <text:p>2:26:00</text:p>
          </table:table-cell>
          <table:table-cell table:style-name="ce2" table:formula="of:=[.P38]-[.P37]" office:value-type="time" office:time-value="PT03H32M00S">
            <text:p>3:32:00</text:p>
          </table:table-cell>
          <table:table-cell table:style-name="ce2" table:formula="of:=[.Q38]-[.Q37]" office:value-type="time" office:time-value="PT03H50M00S">
            <text:p>3:50:00</text:p>
          </table:table-cell>
          <table:table-cell table:style-name="ce2" table:formula="of:=[.R38]-[.R37]" office:value-type="time" office:time-value="PT03H46M00S">
            <text:p>3:46:00</text:p>
          </table:table-cell>
          <table:table-cell table:style-name="ce2" table:formula="of:=[.S38]-[.S37]" office:value-type="time" office:time-value="PT04H29M00S">
            <text:p>4:29:00</text:p>
          </table:table-cell>
          <table:table-cell table:style-name="ce2" table:formula="of:=[.T38]-[.T37]" office:value-type="time" office:time-value="PT04H30M00S">
            <text:p>4:30:00</text:p>
          </table:table-cell>
          <table:table-cell table:style-name="ce2" table:formula="of:=[.U38]-[.U37]" office:value-type="time" office:time-value="PT05H11M00S">
            <text:p>5:11:00</text:p>
          </table:table-cell>
          <table:table-cell table:style-name="ce2" table:formula="of:=[.V38]-[.V37]" office:value-type="time" office:time-value="PT04H58M00S">
            <text:p>4:58:00</text:p>
          </table:table-cell>
          <table:table-cell table:style-name="ce2" table:formula="of:=[.W38]-[.W37]" office:value-type="time" office:time-value="PT04H53M00S">
            <text:p>4:53:00</text:p>
          </table:table-cell>
          <table:table-cell table:style-name="ce2" table:formula="of:=[.X38]-[.X37]" office:value-type="time" office:time-value="PT05H38M00S">
            <text:p>5:38:00</text:p>
          </table:table-cell>
          <table:table-cell table:style-name="ce2" table:formula="of:=[.Y38]-[.Y37]" office:value-type="time" office:time-value="PT05H08M00S">
            <text:p>5:08:00</text:p>
          </table:table-cell>
          <table:table-cell table:style-name="ce2" table:formula="of:=[.Z38]-[.Z37]" office:value-type="time" office:time-value="PT05H09M00S">
            <text:p>5:09:00</text:p>
          </table:table-cell>
          <table:table-cell table:style-name="ce2" table:formula="of:=[.AA38]-[.AA37]" office:value-type="time" office:time-value="PT05H09M00S">
            <text:p>5:09:00</text:p>
          </table:table-cell>
          <table:table-cell table:style-name="ce2" table:formula="of:=[.AB38]-[.AB37]" office:value-type="time" office:time-value="PT05H05M00S">
            <text:p>5:05:00</text:p>
          </table:table-cell>
          <table:table-cell table:style-name="ce2" table:formula="of:=[.AC38]-[.AC37]" office:value-type="time" office:time-value="PT05H14M00S">
            <text:p>5:14:00</text:p>
          </table:table-cell>
          <table:table-cell table:style-name="ce2" table:formula="of:=[.AD38]-[.AD37]" office:value-type="time" office:time-value="PT04H44M00S">
            <text:p>4:44:00</text:p>
          </table:table-cell>
          <table:table-cell table:style-name="ce2" table:formula="of:=[.AE38]-[.AE37]" office:value-type="time" office:time-value="PT04H06M00S">
            <text:p>4:06:00</text:p>
          </table:table-cell>
          <table:table-cell table:style-name="ce2" table:formula="of:=[.AF38]-[.AF37]" office:value-type="time" office:time-value="PT04H06M00S">
            <text:p>4:06:00</text:p>
          </table:table-cell>
          <table:table-cell table:style-name="ce2" table:formula="of:=[.AG38]-[.AG37]" office:value-type="time" office:time-value="PT03H31M00S">
            <text:p>3:31:00</text:p>
          </table:table-cell>
          <table:table-cell table:style-name="ce2" table:formula="of:=[.AH38]-[.AH37]" office:value-type="time" office:time-value="PT03H36M00S">
            <text:p>3:36:00</text:p>
          </table:table-cell>
          <table:table-cell table:style-name="ce2" table:formula="of:=[.AI38]-[.AI37]" office:value-type="time" office:time-value="PT03H31M00S">
            <text:p>3:31:00</text:p>
          </table:table-cell>
          <table:table-cell table:style-name="ce2" table:formula="of:=[.AJ38]-[.AJ37]" office:value-type="time" office:time-value="PT03H43M00S">
            <text:p>3:43:00</text:p>
          </table:table-cell>
          <table:table-cell table:style-name="ce2" table:formula="of:=[.AK38]-[.AK37]" office:value-type="time" office:time-value="PT03H43M00S">
            <text:p>3:43:00</text:p>
          </table:table-cell>
          <table:table-cell table:style-name="ce2" table:formula="of:=[.AL38]-[.AL37]" office:value-type="time" office:time-value="PT03H18M00S">
            <text:p>3:18:00</text:p>
          </table:table-cell>
          <table:table-cell table:style-name="ce2" table:formula="of:=[.AM38]-[.AM37]" office:value-type="time" office:time-value="PT03H03M00S">
            <text:p>3:03:00</text:p>
          </table:table-cell>
          <table:table-cell table:style-name="ce2" table:formula="of:=[.AN38]-[.AN37]" office:value-type="time" office:time-value="PT03H35M00S">
            <text:p>3:35:00</text:p>
          </table:table-cell>
          <table:table-cell table:style-name="ce2" table:formula="of:=[.AO38]-[.AO37]" office:value-type="time" office:time-value="PT03H34M00S">
            <text:p>3:34:00</text:p>
          </table:table-cell>
          <table:table-cell table:style-name="ce2" table:formula="of:=[.AP38]-[.AP37]" office:value-type="time" office:time-value="PT02H44M00S">
            <text:p>2:44:00</text:p>
          </table:table-cell>
          <table:table-cell table:style-name="ce2" table:formula="of:=[.AQ38]-[.AQ37]" office:value-type="time" office:time-value="PT03H21M00S">
            <text:p>3:21:00</text:p>
          </table:table-cell>
          <table:table-cell table:style-name="ce2" table:formula="of:=[.AR38]-[.AR37]" office:value-type="time" office:time-value="PT02H38M00S">
            <text:p>2:38:00</text:p>
          </table:table-cell>
          <table:table-cell table:style-name="ce2" table:formula="of:=[.AS38]-[.AS37]" office:value-type="time" office:time-value="PT03H45M00S">
            <text:p>3:45:00</text:p>
          </table:table-cell>
          <table:table-cell table:style-name="ce2" table:formula="of:=[.AT38]-[.AT37]" office:value-type="time" office:time-value="PT03H41M00S">
            <text:p>3:41:00</text:p>
          </table:table-cell>
          <table:table-cell table:style-name="ce2" table:formula="of:=[.AU38]-[.AU37]" office:value-type="time" office:time-value="PT03H30M00S">
            <text:p>3:30:00</text:p>
          </table:table-cell>
          <table:table-cell table:style-name="ce2" table:formula="of:=[.AV38]-[.AV37]" office:value-type="time" office:time-value="PT04H03M00S">
            <text:p>4:03:00</text:p>
          </table:table-cell>
          <table:table-cell table:style-name="ce2" table:formula="of:=[.AW38]-[.AW37]" office:value-type="time" office:time-value="PT04H03M00S">
            <text:p>4:03:00</text:p>
          </table:table-cell>
          <table:table-cell table:style-name="ce2" table:formula="of:=[.AX38]-[.AX37]" office:value-type="time" office:time-value="PT02H59M00S">
            <text:p>2:59:00</text:p>
          </table:table-cell>
          <table:table-cell table:style-name="ce2" table:formula="of:=[.AY38]-[.AY37]" office:value-type="time" office:time-value="PT04H09M00S">
            <text:p>4:09:00</text:p>
          </table:table-cell>
          <table:table-cell table:style-name="ce2" table:formula="of:=[.AZ38]-[.AZ37]" office:value-type="time" office:time-value="PT04H03M00S">
            <text:p>4:03:00</text:p>
          </table:table-cell>
          <table:table-cell table:style-name="ce2" table:formula="of:=[.BA38]-[.BA37]" office:value-type="time" office:time-value="PT04H30M00S">
            <text:p>4:30:00</text:p>
          </table:table-cell>
          <table:table-cell table:style-name="ce2" table:formula="of:=[.BB38]-[.BB37]" office:value-type="time" office:time-value="PT04H02M00S">
            <text:p>4:02:00</text:p>
          </table:table-cell>
          <table:table-cell table:style-name="ce2" table:formula="of:=[.BC38]-[.BC37]" office:value-type="time" office:time-value="PT04H15M00S">
            <text:p>4:15:00</text:p>
          </table:table-cell>
          <table:table-cell table:style-name="ce2" table:formula="of:=[.BF38]-[.BD37]" office:value-type="time" office:time-value="PT04H03M00S">
            <text:p>4:03:00</text:p>
          </table:table-cell>
          <table:table-cell table:style-name="ce2" table:formula="of:=[.BE38]-[.BE37]" office:value-type="time" office:time-value="PT00H01M00S">
            <text:p>0:01:00</text:p>
          </table:table-cell>
          <table:table-cell table:style-name="ce2" table:formula="of:=[.BF38]-[.BF37]" office:value-type="time" office:time-value="PT03H20M00S">
            <text:p>3:20:00</text:p>
          </table:table-cell>
          <table:table-cell table:style-name="ce2" table:formula="of:=[.BG38]-[.BG37]" office:value-type="time" office:time-value="PT04H02M00S">
            <text:p>4:02:00</text:p>
          </table:table-cell>
          <table:table-cell table:style-name="ce2" table:formula="of:=[.BH38]-[.BH37]" office:value-type="time" office:time-value="PT04H00M00S">
            <text:p>4:00:00</text:p>
          </table:table-cell>
          <table:table-cell table:style-name="ce2" table:formula="of:=[.BI38]-[.BI37]" office:value-type="time" office:time-value="PT03H57M00S">
            <text:p>3:57:00</text:p>
          </table:table-cell>
          <table:table-cell table:style-name="ce2" table:formula="of:=[.BJ38]-[.BJ37]" office:value-type="time" office:time-value="PT04H02M00S">
            <text:p>4:02:00</text:p>
          </table:table-cell>
          <table:table-cell table:style-name="ce2" table:formula="of:=[.BK38]-[.BK37]" office:value-type="time" office:time-value="PT05H01M00S">
            <text:p>5:01:00</text:p>
          </table:table-cell>
          <table:table-cell table:style-name="ce2" table:formula="of:=[.BL38]-[.BL37]" office:value-type="time" office:time-value="PT03H01M00S">
            <text:p>3:01:00</text:p>
          </table:table-cell>
          <table:table-cell table:style-name="ce2" table:formula="of:=[.BM38]-[.BM37]" office:value-type="time" office:time-value="PT02H16M00S">
            <text:p>2:16:00</text:p>
          </table:table-cell>
          <table:table-cell table:style-name="ce2" table:formula="of:=[.BN38]-[.BN37]" office:value-type="time" office:time-value="PT03H48M00S">
            <text:p>3:48:00</text:p>
          </table:table-cell>
          <table:table-cell table:style-name="ce2" table:formula="of:=[.BO38]-[.BO37]" office:value-type="time" office:time-value="PT04H30M00S">
            <text:p>4:30:00</text:p>
          </table:table-cell>
          <table:table-cell table:style-name="ce2" table:formula="of:=[.BP38]-[.BP37]" office:value-type="time" office:time-value="PT02H27M00S">
            <text:p>2:27:00</text:p>
          </table:table-cell>
          <table:table-cell table:style-name="ce2" table:formula="of:=[.BQ38]-[.BQ37]" office:value-type="time" office:time-value="PT05H20M00S">
            <text:p>5:20:00</text:p>
          </table:table-cell>
          <table:table-cell table:style-name="ce2" table:formula="of:=[.BR38]-[.BR37]" office:value-type="time" office:time-value="PT04H44M00S">
            <text:p>4:44:00</text:p>
          </table:table-cell>
          <table:table-cell table:style-name="ce2" table:formula="of:=[.BS38]-[.BS37]" office:value-type="time" office:time-value="PT03H54M00S">
            <text:p>3:54:00</text:p>
          </table:table-cell>
          <table:table-cell table:style-name="ce2" table:formula="of:=[.BT38]-[.BT37]" office:value-type="time" office:time-value="PT03H42M00S">
            <text:p>3:42:00</text:p>
          </table:table-cell>
          <table:table-cell table:style-name="ce2" table:formula="of:=[.BU38]-[.BU37]" office:value-type="time" office:time-value="PT03H27M00S">
            <text:p>3:27:00</text:p>
          </table:table-cell>
          <table:table-cell table:style-name="ce2" table:formula="of:=[.BV38]-[.BV37]" office:value-type="time" office:time-value="PT03H16M00S">
            <text:p>3:16:00</text:p>
          </table:table-cell>
          <table:table-cell table:style-name="ce2" table:formula="of:=[.BW38]-[.BW37]" office:value-type="time" office:time-value="PT03H41M00S">
            <text:p>3:41:00</text:p>
          </table:table-cell>
          <table:table-cell table:style-name="ce2" table:formula="of:=[.BX38]-[.BX37]" office:value-type="time" office:time-value="PT02H13M00S">
            <text:p>2:13:00</text:p>
          </table:table-cell>
          <table:table-cell table:style-name="ce2" table:formula="of:=[.BY38]-[.BY37]" office:value-type="time" office:time-value="PT02H02M00S">
            <text:p>2:02:00</text:p>
          </table:table-cell>
          <table:table-cell table:style-name="ce2" table:formula="of:=[.BZ38]-[.BZ37]" office:value-type="time" office:time-value="PT00H00M00S">
            <text:p>0:00:00</text:p>
          </table:table-cell>
          <table:table-cell table:style-name="ce2" table:formula="of:=[.CA38]-[.CA37]" office:value-type="time" office:time-value="PT01H23M00S">
            <text:p>1:23:00</text:p>
          </table:table-cell>
          <table:table-cell table:style-name="ce2" table:number-columns-repeated="945"/>
        </table:table-row>
        <table:table-row table:style-name="ro1">
          <table:table-cell/>
          <table:table-cell table:number-columns-repeated="3" office:value-type="string">
            <text:p>Enlevé</text:p>
          </table:table-cell>
          <table:table-cell office:value-type="string">
            <text:p>Euthanasie</text:p>
          </table:table-cell>
          <table:table-cell office:value-type="string">
            <text:p>Oubli de</text:p>
          </table:table-cell>
          <table:table-cell office:value-type="string">
            <text:p>Enlevé</text:p>
          </table:table-cell>
          <table:table-cell office:value-type="string">
            <text:p>Export</text:p>
          </table:table-cell>
          <table:table-cell office:value-type="string">
            <text:p>Enlevé</text:p>
          </table:table-cell>
          <table:table-cell office:value-type="string">
            <text:p>Maladie</text:p>
          </table:table-cell>
          <table:table-cell office:value-type="string">
            <text:p>Faim</text:p>
          </table:table-cell>
          <table:table-cell office:value-type="string">
            <text:p>NRJ bas rpd</text:p>
          </table:table-cell>
          <table:table-cell office:value-type="string">
            <text:p>pas de Pb</text:p>
          </table:table-cell>
          <table:table-cell office:value-type="string">
            <text:p>Kill!</text:p>
          </table:table-cell>
          <table:table-cell office:value-type="string">
            <text:p>Vieillesse</text:p>
          </table:table-cell>
          <table:table-cell office:value-type="string">
            <text:p>Maladie</text:p>
          </table:table-cell>
          <table:table-cell office:value-type="string">
            <text:p>"Injection"</text:p>
          </table:table-cell>
          <table:table-cell office:value-type="string">
            <text:p>Maladie</text:p>
          </table:table-cell>
          <table:table-cell office:value-type="string">
            <text:p>Vieillesse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Maladie?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empoison°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office:value-type="string">
            <text:p>Kill!</text:p>
          </table:table-cell>
          <table:table-cell table:number-columns-repeated="5" office:value-type="string">
            <text:p>Export</text:p>
          </table:table-cell>
          <table:table-cell office:value-type="string">
            <text:p>Mort nat. </text:p>
          </table:table-cell>
          <table:table-cell office:value-type="string">
            <text:p>Export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empoischampi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Mort né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Kill</text:p>
          </table:table-cell>
          <table:table-cell office:value-type="string">
            <text:p>Maladie inc?</text:p>
          </table:table-cell>
          <table:table-cell office:value-type="string">
            <text:p>Maladie <text:s/>inc?</text:p>
          </table:table-cell>
          <table:table-cell office:value-type="string">
            <text:p>Kill</text:p>
          </table:table-cell>
          <table:table-cell office:value-type="string">
            <text:p>(Kill)</text:p>
          </table:table-cell>
          <table:table-cell office:value-type="string">
            <text:p>Maladie inc?</text:p>
          </table:table-cell>
          <table:table-cell table:number-columns-repeated="9"/>
          <table:table-cell office:value-type="string">
            <text:p>mortnée</text:p>
          </table:table-cell>
          <table:table-cell table:number-columns-repeated="946"/>
        </table:table-row>
        <table:table-row table:style-name="ro1">
          <table:table-cell table:number-columns-repeated="4"/>
          <table:table-cell office:value-type="string">
            <text:p>(toxines)</text:p>
          </table:table-cell>
          <table:table-cell office:value-type="string">
            <text:p>se nourrir</text:p>
          </table:table-cell>
          <table:table-cell/>
          <table:table-cell office:value-type="string">
            <text:p>oeuf bloqué 8</text:p>
          </table:table-cell>
          <table:table-cell table:number-columns-repeated="3"/>
          <table:table-cell office:value-type="string">
            <text:p>Orig géné?</text:p>
          </table:table-cell>
          <table:table-cell office:value-type="string">
            <text:p>Maladie</text:p>
          </table:table-cell>
          <table:table-cell/>
          <table:table-cell office:value-type="string">
            <text:p>accélérée</text:p>
          </table:table-cell>
          <table:table-cell table:number-columns-repeated="13"/>
          <table:table-cell office:value-type="string">
            <text:p>Absorb food≠?</text:p>
          </table:table-cell>
          <table:table-cell table:number-columns-repeated="3"/>
          <table:table-cell office:value-type="string">
            <text:p>Id. <text:s/>Tuck?</text:p>
          </table:table-cell>
          <table:table-cell table:number-columns-repeated="2"/>
          <table:table-cell office:value-type="string">
            <text:p>Id. Tuck?</text:p>
          </table:table-cell>
          <table:table-cell/>
          <table:table-cell office:value-type="string">
            <text:p>MUTANT!</text:p>
          </table:table-cell>
          <table:table-cell table:number-columns-repeated="5"/>
          <table:table-cell office:value-type="string">
            <text:p>desc1 steevy</text:p>
          </table:table-cell>
          <table:table-cell office:value-type="string">
            <text:p>faim?</text:p>
          </table:table-cell>
          <table:table-cell office:value-type="string">
            <text:p>MUTANT !</text:p>
          </table:table-cell>
          <table:table-cell office:value-type="string">
            <text:p>desc1 steevy</text:p>
          </table:table-cell>
          <table:table-cell table:number-columns-repeated="3"/>
          <table:table-cell office:value-type="string">
            <text:p>n50</text:p>
          </table:table-cell>
          <table:table-cell/>
          <table:table-cell office:value-type="string">
            <text:p>desc1 monica</text:p>
          </table:table-cell>
          <table:table-cell office:value-type="string">
            <text:p>oeufn50</text:p>
          </table:table-cell>
          <table:table-cell table:number-columns-repeated="2"/>
          <table:table-cell office:value-type="string">
            <text:p>desc1monica</text:p>
          </table:table-cell>
          <table:table-cell office:value-type="string">
            <text:p>desc2 monica</text:p>
          </table:table-cell>
          <table:table-cell office:value-type="string">
            <text:p>"Brrr" fréq.</text:p>
          </table:table-cell>
          <table:table-cell office:value-type="string">
            <text:p>desc3 monica</text:p>
          </table:table-cell>
          <table:table-cell table:number-columns-repeated="5"/>
          <table:table-cell office:value-type="string">
            <text:p>"Brrr" fréq.</text:p>
          </table:table-cell>
          <table:table-cell/>
          <table:table-cell office:value-type="string">
            <text:p>pas mut</text:p>
          </table:table-cell>
          <table:table-cell/>
          <table:table-cell office:value-type="string">
            <text:p>MUT-"Brrr"</text:p>
          </table:table-cell>
          <table:table-cell table:number-columns-repeated="954"/>
        </table:table-row>
        <table:table-row table:style-name="ro1">
          <table:table-cell table:number-columns-repeated="43"/>
          <table:table-cell office:value-type="string">
            <text:p>Œuf bloc 8</text:p>
          </table:table-cell>
          <table:table-cell/>
          <table:table-cell office:value-type="string">
            <text:p>"Brrr"</text:p>
          </table:table-cell>
          <table:table-cell office:value-type="string">
            <text:p>-</text:p>
          </table:table-cell>
          <table:table-cell table:number-columns-repeated="9"/>
          <table:table-cell office:value-type="string">
            <text:p>MUTANT!</text:p>
          </table:table-cell>
          <table:table-cell/>
          <table:table-cell office:value-type="string">
            <text:p>mutant spé</text:p>
          </table:table-cell>
          <table:table-cell table:number-columns-repeated="6"/>
          <table:table-cell office:value-type="string">
            <text:p>desc1 bastet</text:p>
          </table:table-cell>
          <table:table-cell/>
          <table:table-cell office:value-type="string">
            <text:p>desc1 nout</text:p>
          </table:table-cell>
          <table:table-cell/>
          <table:table-cell office:value-type="string">
            <text:p>desc1 nout</text:p>
          </table:table-cell>
          <table:table-cell/>
          <table:table-cell office:value-type="string">
            <text:p>desc1 God</text:p>
          </table:table-cell>
          <table:table-cell office:value-type="string">
            <text:p>desc1 God</text:p>
          </table:table-cell>
          <table:table-cell office:value-type="string">
            <text:p>desc1 God</text:p>
          </table:table-cell>
          <table:table-cell office:value-type="string">
            <text:p>desc1 Amon</text:p>
          </table:table-cell>
          <table:table-cell office:value-type="string">
            <text:p>desc12 God</text:p>
          </table:table-cell>
          <table:table-cell office:value-type="string">
            <text:p>desc1 God</text:p>
          </table:table-cell>
          <table:table-cell office:value-type="string">
            <text:p>desc2 god</text:p>
          </table:table-cell>
          <table:table-cell table:number-columns-repeated="946"/>
        </table:table-row>
        <table:table-row table:style-name="ro1">
          <table:table-cell office:value-type="string">
            <text:p>ID</text:p>
          </table:table-cell>
          <table:table-cell table:formula="of:=[.B7]" office:value-type="string" office:string-value="6BAD">
            <text:p>6BAD</text:p>
          </table:table-cell>
          <table:table-cell table:formula="of:=[.C7]" office:value-type="string" office:string-value="7RMN">
            <text:p>7RMN</text:p>
          </table:table-cell>
          <table:table-cell table:formula="of:=[.D7]" office:value-type="string" office:string-value="4BLS">
            <text:p>4BLS</text:p>
          </table:table-cell>
          <table:table-cell table:formula="of:=[.E7]" office:value-type="string" office:string-value="7ESX">
            <text:p>7ESX</text:p>
          </table:table-cell>
          <table:table-cell table:formula="of:=[.F7]" office:value-type="string" office:string-value="0QTF">
            <text:p>0QTF</text:p>
          </table:table-cell>
          <table:table-cell table:formula="of:=[.G7]" office:value-type="string" office:string-value="8PLA">
            <text:p>8PLA</text:p>
          </table:table-cell>
          <table:table-cell table:formula="of:=[.H7]" office:value-type="string" office:string-value="5PWJ">
            <text:p>5PWJ</text:p>
          </table:table-cell>
          <table:table-cell table:formula="of:=[.I7]" office:value-type="string" office:string-value="1IET">
            <text:p>1IET</text:p>
          </table:table-cell>
          <table:table-cell table:formula="of:=[.J7]" office:value-type="string" office:string-value="2TTE">
            <text:p>2TTE</text:p>
          </table:table-cell>
          <table:table-cell table:formula="of:=[.K7]" office:value-type="string" office:string-value="7WKO">
            <text:p>7WKO</text:p>
          </table:table-cell>
          <table:table-cell table:formula="of:=[.L7]" office:value-type="string" office:string-value="4XTO">
            <text:p>4XTO</text:p>
          </table:table-cell>
          <table:table-cell table:formula="of:=[.M7]" office:value-type="string" office:string-value="8BJX">
            <text:p>8BJX</text:p>
          </table:table-cell>
          <table:table-cell table:formula="of:=[.N7]" office:value-type="string" office:string-value="1SAB">
            <text:p>1SAB</text:p>
          </table:table-cell>
          <table:table-cell table:formula="of:=[.O7]" office:value-type="string" office:string-value="8EKC">
            <text:p>8EKC</text:p>
          </table:table-cell>
          <table:table-cell table:formula="of:=[.P7]" office:value-type="string" office:string-value="5XTQ">
            <text:p>5XTQ</text:p>
          </table:table-cell>
          <table:table-cell table:formula="of:=[.Q7]" office:value-type="string" office:string-value="0DNX">
            <text:p>0DNX</text:p>
          </table:table-cell>
          <table:table-cell table:formula="of:=[.R7]" office:value-type="string" office:string-value="2LFG">
            <text:p>2LFG</text:p>
          </table:table-cell>
          <table:table-cell table:formula="of:=[.S7]" office:value-type="string" office:string-value="5HHO">
            <text:p>5HHO</text:p>
          </table:table-cell>
          <table:table-cell table:formula="of:=[.T7]" office:value-type="string" office:string-value="4WJI">
            <text:p>4WJI</text:p>
          </table:table-cell>
          <table:table-cell table:formula="of:=[.U7]" office:value-type="string" office:string-value="7TOB">
            <text:p>7TOB</text:p>
          </table:table-cell>
          <table:table-cell table:formula="of:=[.V7]" office:value-type="string" office:string-value="4CSK">
            <text:p>4CSK</text:p>
          </table:table-cell>
          <table:table-cell table:formula="of:=[.W7]" office:value-type="string" office:string-value="5EXE">
            <text:p>5EXE</text:p>
          </table:table-cell>
          <table:table-cell table:formula="of:=[.X7]" office:value-type="string" office:string-value="6DJE">
            <text:p>6DJE</text:p>
          </table:table-cell>
          <table:table-cell table:formula="of:=[.Y7]" office:value-type="string" office:string-value="5FZM">
            <text:p>5FZM</text:p>
          </table:table-cell>
          <table:table-cell table:formula="of:=[.Z7]" office:value-type="string" office:string-value="4XLH">
            <text:p>4XLH</text:p>
          </table:table-cell>
          <table:table-cell table:formula="of:=[.AA7]" office:value-type="string" office:string-value="8CEB">
            <text:p>8CEB</text:p>
          </table:table-cell>
          <table:table-cell table:formula="of:=[.AB7]" office:value-type="string" office:string-value="5XDT">
            <text:p>5XDT</text:p>
          </table:table-cell>
          <table:table-cell table:formula="of:=[.AC7]" office:value-type="string" office:string-value="0WKW">
            <text:p>0WKW</text:p>
          </table:table-cell>
          <table:table-cell table:formula="of:=[.AD7]" office:value-type="string" office:string-value="0EKI">
            <text:p>0EKI</text:p>
          </table:table-cell>
          <table:table-cell table:formula="of:=[.AE7]" office:value-type="string" office:string-value="6OAT">
            <text:p>6OAT</text:p>
          </table:table-cell>
          <table:table-cell table:formula="of:=[.AF7]" office:value-type="string" office:string-value="6AFR">
            <text:p>6AFR</text:p>
          </table:table-cell>
          <table:table-cell table:formula="of:=[.AG7]" office:value-type="string" office:string-value="6XSB">
            <text:p>6XSB</text:p>
          </table:table-cell>
          <table:table-cell table:formula="of:=[.AH7]" office:value-type="string" office:string-value="0GSH">
            <text:p>0GSH</text:p>
          </table:table-cell>
          <table:table-cell table:formula="of:=[.AI7]" office:value-type="string" office:string-value="1HIZ">
            <text:p>1HIZ</text:p>
          </table:table-cell>
          <table:table-cell table:formula="of:=[.AJ7]" office:value-type="string" office:string-value="4KGT">
            <text:p>4KGT</text:p>
          </table:table-cell>
          <table:table-cell table:formula="of:=[.AK7]" office:value-type="string" office:string-value="6DCY">
            <text:p>6DCY</text:p>
          </table:table-cell>
          <table:table-cell table:formula="of:=[.AL7]" office:value-type="string" office:string-value="8ARU">
            <text:p>8ARU</text:p>
          </table:table-cell>
          <table:table-cell table:formula="of:=[.AM7]" office:value-type="string" office:string-value="9PST">
            <text:p>9PST</text:p>
          </table:table-cell>
          <table:table-cell table:formula="of:=[.AN7]" office:value-type="string" office:string-value="1TVM">
            <text:p>1TVM</text:p>
          </table:table-cell>
          <table:table-cell table:formula="of:=[.AO7]" office:value-type="string" office:string-value="0SFQ">
            <text:p>0SFQ</text:p>
          </table:table-cell>
          <table:table-cell table:formula="of:=[.AP7]" office:value-type="string" office:string-value="1ATH">
            <text:p>1ATH</text:p>
          </table:table-cell>
          <table:table-cell table:formula="of:=[.AQ7]" office:value-type="string" office:string-value="8DSH">
            <text:p>8DSH</text:p>
          </table:table-cell>
          <table:table-cell table:formula="of:=[.AR7]" office:value-type="string" office:string-value="9BKB">
            <text:p>9BKB</text:p>
          </table:table-cell>
          <table:table-cell table:formula="of:=[.AS7]" office:value-type="string" office:string-value="5QIZ">
            <text:p>5QIZ</text:p>
          </table:table-cell>
          <table:table-cell table:formula="of:=[.AT7]" office:value-type="string" office:string-value="5XCE">
            <text:p>5XCE</text:p>
          </table:table-cell>
          <table:table-cell table:formula="of:=[.AU7]" office:value-type="string" office:string-value="1KLA">
            <text:p>1KLA</text:p>
          </table:table-cell>
          <table:table-cell table:formula="of:=[.AV7]" office:value-type="string" office:string-value="8PTH">
            <text:p>8PTH</text:p>
          </table:table-cell>
          <table:table-cell table:formula="of:=[.AW7]" office:value-type="string" office:string-value="3FHJ">
            <text:p>3FHJ</text:p>
          </table:table-cell>
          <table:table-cell table:formula="of:=[.AX7]" office:value-type="string" office:string-value="0CFZ">
            <text:p>0CFZ</text:p>
          </table:table-cell>
          <table:table-cell table:formula="of:=[.AY7]" office:value-type="string" office:string-value="9HYB">
            <text:p>9HYB</text:p>
          </table:table-cell>
          <table:table-cell table:formula="of:=[.AZ7]" office:value-type="string" office:string-value="0UBY">
            <text:p>0UBY</text:p>
          </table:table-cell>
          <table:table-cell table:formula="of:=[.BA7]" office:value-type="string" office:string-value="6YOL">
            <text:p>6YOL</text:p>
          </table:table-cell>
          <table:table-cell table:formula="of:=[.BB7]" office:value-type="string" office:string-value="1LYO">
            <text:p>1LYO</text:p>
          </table:table-cell>
          <table:table-cell table:formula="of:=[.BC7]" office:value-type="string" office:string-value="3QBR">
            <text:p>3QBR</text:p>
          </table:table-cell>
          <table:table-cell table:formula="of:=[.BD7]" office:value-type="string" office:string-value="3AQO">
            <text:p>3AQO</text:p>
          </table:table-cell>
          <table:table-cell table:formula="of:=[.BE7]" office:value-type="string" office:string-value="3LLO">
            <text:p>3LLO</text:p>
          </table:table-cell>
          <table:table-cell table:formula="of:=[.BF7]" office:value-type="string" office:string-value="0QIU">
            <text:p>0QIU</text:p>
          </table:table-cell>
          <table:table-cell table:formula="of:=[.BG7]" office:value-type="string" office:string-value="6MDX">
            <text:p>6MDX</text:p>
          </table:table-cell>
          <table:table-cell table:formula="of:=[.BH7]" office:value-type="string" office:string-value="9OIZ">
            <text:p>9OIZ</text:p>
          </table:table-cell>
          <table:table-cell table:formula="of:=[.BI7]" office:value-type="string" office:string-value="5ANG">
            <text:p>5ANG</text:p>
          </table:table-cell>
          <table:table-cell table:formula="of:=[.BJ7]" office:value-type="string" office:string-value="8GKF">
            <text:p>8GKF</text:p>
          </table:table-cell>
          <table:table-cell table:formula="of:=[.BK7]" office:value-type="string" office:string-value="6NGJ">
            <text:p>6NGJ</text:p>
          </table:table-cell>
          <table:table-cell table:formula="of:=[.BL7]" office:value-type="string" office:string-value="7TFO">
            <text:p>7TFO</text:p>
          </table:table-cell>
          <table:table-cell table:formula="of:=[.BM7]" office:value-type="string" office:string-value="2XFP">
            <text:p>2XFP</text:p>
          </table:table-cell>
          <table:table-cell table:formula="of:=[.BN7]" office:value-type="string" office:string-value="5LEN">
            <text:p>5LEN</text:p>
          </table:table-cell>
          <table:table-cell table:formula="of:=[.BO7]" office:value-type="string" office:string-value="5HSF">
            <text:p>5HSF</text:p>
          </table:table-cell>
          <table:table-cell table:formula="of:=[.BP7]" office:value-type="string" office:string-value="6MFQ">
            <text:p>6MFQ</text:p>
          </table:table-cell>
          <table:table-cell table:formula="of:=[.BQ7]" office:value-type="string" office:string-value="5RCQ">
            <text:p>5RCQ</text:p>
          </table:table-cell>
          <table:table-cell table:formula="of:=[.BR7]" office:value-type="string" office:string-value="0AWL">
            <text:p>0AWL</text:p>
          </table:table-cell>
          <table:table-cell table:formula="of:=[.BS7]" office:value-type="string" office:string-value="9LMK">
            <text:p>9LMK</text:p>
          </table:table-cell>
          <table:table-cell table:formula="of:=[.BT7]" office:value-type="string" office:string-value="2KGG">
            <text:p>2KGG</text:p>
          </table:table-cell>
          <table:table-cell table:formula="of:=[.BU7]" office:value-type="string" office:string-value="6ZJE">
            <text:p>6ZJE</text:p>
          </table:table-cell>
          <table:table-cell table:formula="of:=[.BV7]" office:value-type="string" office:string-value="1SHD">
            <text:p>1SHD</text:p>
          </table:table-cell>
          <table:table-cell table:formula="of:=[.BW7]" office:value-type="string" office:string-value="6YJC">
            <text:p>6YJC</text:p>
          </table:table-cell>
          <table:table-cell table:formula="of:=[.BX7]" office:value-type="string" office:string-value="9CWE">
            <text:p>9CWE</text:p>
          </table:table-cell>
          <table:table-cell table:formula="of:=[.BY7]" office:value-type="string" office:string-value="8HRY">
            <text:p>8HRY</text:p>
          </table:table-cell>
          <table:table-cell table:formula="of:=[.BZ7]" office:value-type="string" office:string-value="5CBL">
            <text:p>5CBL</text:p>
          </table:table-cell>
          <table:table-cell table:formula="of:=[.CA7]" office:value-type="string" office:string-value="0CMG">
            <text:p>0CMG</text:p>
          </table:table-cell>
          <table:table-cell table:number-columns-repeated="945"/>
        </table:table-row>
        <table:table-row table:style-name="ro1">
          <table:table-cell office:value-type="string">
            <text:p>Enfants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45"/>
        </table:table-row>
        <table:table-row table:style-name="ro1">
          <table:table-cell/>
          <table:table-cell table:number-columns-repeated="2" office:value-type="string">
            <text:p>4BLS</text:p>
          </table:table-cell>
          <table:table-cell office:value-type="string">
            <text:p>4XTO</text:p>
          </table:table-cell>
          <table:table-cell/>
          <table:table-cell office:value-type="string">
            <text:p>4XTO</text:p>
          </table:table-cell>
          <table:table-cell office:value-type="string">
            <text:p>1SAB</text:p>
          </table:table-cell>
          <table:table-cell table:number-columns-repeated="2"/>
          <table:table-cell office:value-type="string">
            <text:p>8BJX</text:p>
          </table:table-cell>
          <table:table-cell office:value-type="string">
            <text:p>1SAB</text:p>
          </table:table-cell>
          <table:table-cell office:value-type="string">
            <text:p>8BJX</text:p>
          </table:table-cell>
          <table:table-cell office:value-type="string">
            <text:p>4CSK</text:p>
          </table:table-cell>
          <table:table-cell table:number-columns-repeated="2" office:value-type="string">
            <text:p>5EXE</text:p>
          </table:table-cell>
          <table:table-cell office:value-type="string">
            <text:p>4CSK</text:p>
          </table:table-cell>
          <table:table-cell office:value-type="string">
            <text:p>4XLH</text:p>
          </table:table-cell>
          <table:table-cell/>
          <table:table-cell office:value-type="string">
            <text:p>4XLH</text:p>
          </table:table-cell>
          <table:table-cell table:number-columns-repeated="2" office:value-type="string">
            <text:p>5XDT</text:p>
          </table:table-cell>
          <table:table-cell table:number-columns-repeated="3"/>
          <table:table-cell table:number-columns-repeated="2" office:value-type="string">
            <text:p>0EKI</text:p>
          </table:table-cell>
          <table:table-cell table:number-columns-repeated="2" office:value-type="string">
            <text:p>6AFR</text:p>
          </table:table-cell>
          <table:table-cell/>
          <table:table-cell table:number-columns-repeated="2" office:value-type="string">
            <text:p>4KGT</text:p>
          </table:table-cell>
          <table:table-cell table:number-columns-repeated="2"/>
          <table:table-cell office:value-type="string">
            <text:p>1ATH</text:p>
          </table:table-cell>
          <table:table-cell table:number-columns-repeated="4"/>
          <table:table-cell office:value-type="string">
            <text:p>1ATH</text:p>
          </table:table-cell>
          <table:table-cell table:number-columns-repeated="2"/>
          <table:table-cell table:number-columns-repeated="2" office:value-type="string">
            <text:p>8PTH</text:p>
          </table:table-cell>
          <table:table-cell/>
          <table:table-cell office:value-type="string">
            <text:p>9HYB</text:p>
          </table:table-cell>
          <table:table-cell/>
          <table:table-cell office:value-type="string">
            <text:p>9HYB</text:p>
          </table:table-cell>
          <table:table-cell table:number-columns-repeated="2" office:value-type="string">
            <text:p>6MDX</text:p>
          </table:table-cell>
          <table:table-cell office:value-type="string">
            <text:p>3AQO</text:p>
          </table:table-cell>
          <table:table-cell/>
          <table:table-cell office:value-type="string">
            <text:p>3AQO</text:p>
          </table:table-cell>
          <table:table-cell office:value-type="string">
            <text:p>8GKF</text:p>
          </table:table-cell>
          <table:table-cell/>
          <table:table-cell table:number-columns-repeated="2" office:value-type="string">
            <text:p>5ANG</text:p>
          </table:table-cell>
          <table:table-cell table:number-columns-repeated="2"/>
          <table:table-cell office:value-type="string">
            <text:p>8GKF</text:p>
          </table:table-cell>
          <table:table-cell table:number-columns-repeated="2" office:value-type="string">
            <text:p>6NGJ</text:p>
          </table:table-cell>
          <table:table-cell/>
          <table:table-cell office:value-type="string">
            <text:p>6MFQ</text:p>
          </table:table-cell>
          <table:table-cell table:number-columns-repeated="2"/>
          <table:table-cell office:value-type="string">
            <text:p>6MFQ</text:p>
          </table:table-cell>
          <table:table-cell office:value-type="string">
            <text:p>2KGG</text:p>
          </table:table-cell>
          <table:table-cell/>
          <table:table-cell office:value-type="string">
            <text:p>2KGG</text:p>
          </table:table-cell>
          <table:table-cell table:number-columns-repeated="2" office:value-type="string">
            <text:p>0CMG</text:p>
          </table:table-cell>
          <table:table-cell office:value-type="string">
            <text:p>5CBL</text:p>
          </table:table-cell>
          <table:table-cell/>
          <table:table-cell office:value-type="string">
            <text:p>5CBL</text:p>
          </table:table-cell>
          <table:table-cell table:number-columns-repeated="950"/>
        </table:table-row>
        <table:table-row table:style-name="ro1">
          <table:table-cell/>
          <table:table-cell table:number-columns-repeated="2" office:value-type="string">
            <text:p>7ESX</text:p>
          </table:table-cell>
          <table:table-cell table:number-columns-repeated="3"/>
          <table:table-cell office:value-type="string">
            <text:p>8EKC</text:p>
          </table:table-cell>
          <table:table-cell table:number-columns-repeated="3"/>
          <table:table-cell office:value-type="string">
            <text:p>8EKC</text:p>
          </table:table-cell>
          <table:table-cell table:number-columns-repeated="2"/>
          <table:table-cell table:number-columns-repeated="2" office:value-type="string">
            <text:p>6DJE</text:p>
          </table:table-cell>
          <table:table-cell office:value-type="string">
            <text:p>8CEB</text:p>
          </table:table-cell>
          <table:table-cell/>
          <table:table-cell office:value-type="string">
            <text:p>8CEB</text:p>
          </table:table-cell>
          <table:table-cell table:number-columns-repeated="5"/>
          <table:table-cell table:number-columns-repeated="2" office:value-type="string">
            <text:p>6OAT</text:p>
          </table:table-cell>
          <table:table-cell table:number-columns-repeated="2" office:value-type="string">
            <text:p>1HIZ</text:p>
          </table:table-cell>
          <table:table-cell office:value-type="string">
            <text:p>1TVM</text:p>
          </table:table-cell>
          <table:table-cell/>
          <table:table-cell office:value-type="string">
            <text:p>9PST</text:p>
          </table:table-cell>
          <table:table-cell table:number-columns-repeated="2"/>
          <table:table-cell office:value-type="string">
            <text:p>1TVM</text:p>
          </table:table-cell>
          <table:table-cell office:value-type="string">
            <text:p>5QIZ</text:p>
          </table:table-cell>
          <table:table-cell office:value-type="string">
            <text:p>9PST</text:p>
          </table:table-cell>
          <table:table-cell/>
          <table:table-cell office:value-type="string">
            <text:p>5QIZ</text:p>
          </table:table-cell>
          <table:table-cell table:number-columns-repeated="2" office:value-type="string">
            <text:p>9BKB</text:p>
          </table:table-cell>
          <table:table-cell table:number-columns-repeated="2"/>
          <table:table-cell table:number-columns-repeated="2" office:value-type="string">
            <text:p>0CFZ</text:p>
          </table:table-cell>
          <table:table-cell/>
          <table:table-cell office:value-type="string">
            <text:p>1LYO</text:p>
          </table:table-cell>
          <table:table-cell table:number-columns-repeated="2" office:value-type="string">
            <text:p>6YOL</text:p>
          </table:table-cell>
          <table:table-cell office:value-type="string">
            <text:p>1LYO</text:p>
          </table:table-cell>
          <table:table-cell/>
          <table:table-cell office:value-type="string">
            <text:p>0QIU</text:p>
          </table:table-cell>
          <table:table-cell table:number-columns-repeated="2"/>
          <table:table-cell office:value-type="string">
            <text:p>0QIU</text:p>
          </table:table-cell>
          <table:table-cell/>
          <table:table-cell office:value-type="string">
            <text:p>9OIZ</text:p>
          </table:table-cell>
          <table:table-cell table:number-columns-repeated="2"/>
          <table:table-cell office:value-type="string">
            <text:p>9OIZ</text:p>
          </table:table-cell>
          <table:table-cell office:value-type="string">
            <text:p>5LEN</text:p>
          </table:table-cell>
          <table:table-cell table:number-columns-repeated="2" office:value-type="string">
            <text:p>2XFP</text:p>
          </table:table-cell>
          <table:table-cell/>
          <table:table-cell office:value-type="string">
            <text:p>5LEN</text:p>
          </table:table-cell>
          <table:table-cell table:number-columns-repeated="3"/>
          <table:table-cell office:value-type="string">
            <text:p>6YJC</text:p>
          </table:table-cell>
          <table:table-cell table:number-columns-repeated="2" office:value-type="string">
            <text:p>6ZJE</text:p>
          </table:table-cell>
          <table:table-cell office:value-type="string">
            <text:p>6YJC</text:p>
          </table:table-cell>
          <table:table-cell table:number-columns-repeated="954"/>
        </table:table-row>
        <table:table-row table:style-name="ro1">
          <table:table-cell/>
          <table:table-cell table:number-columns-repeated="2" office:value-type="string">
            <text:p>0QTF</text:p>
          </table:table-cell>
          <table:table-cell table:number-columns-repeated="3"/>
          <table:table-cell office:value-type="string">
            <text:p>0DNX</text:p>
          </table:table-cell>
          <table:table-cell table:number-columns-repeated="2"/>
          <table:table-cell table:number-columns-repeated="2" office:value-type="string">
            <text:p>2LFG</text:p>
          </table:table-cell>
          <table:table-cell/>
          <table:table-cell office:value-type="string">
            <text:p>5FZM</text:p>
          </table:table-cell>
          <table:table-cell office:value-type="string">
            <text:p>0DNX</text:p>
          </table:table-cell>
          <table:table-cell office:value-type="string">
            <text:p>5FZM</text:p>
          </table:table-cell>
          <table:table-cell office:value-type="string">
            <text:p>0WKW</text:p>
          </table:table-cell>
          <table:table-cell table:number-columns-repeated="2"/>
          <table:table-cell office:value-type="string">
            <text:p>0WKW</text:p>
          </table:table-cell>
          <table:table-cell table:number-columns-repeated="5"/>
          <table:table-cell office:value-type="string">
            <text:p>6XSB</text:p>
          </table:table-cell>
          <table:table-cell office:value-type="string">
            <text:p>8ARU</text:p>
          </table:table-cell>
          <table:table-cell office:value-type="string">
            <text:p>6DCY</text:p>
          </table:table-cell>
          <table:table-cell office:value-type="string">
            <text:p>6XSB</text:p>
          </table:table-cell>
          <table:table-cell office:value-type="string">
            <text:p>8ARU</text:p>
          </table:table-cell>
          <table:table-cell office:value-type="string">
            <text:p>0SFQ</text:p>
          </table:table-cell>
          <table:table-cell/>
          <table:table-cell office:value-type="string">
            <text:p>6DCY</text:p>
          </table:table-cell>
          <table:table-cell table:number-columns-repeated="2"/>
          <table:table-cell office:value-type="string">
            <text:p>0SFQ</text:p>
          </table:table-cell>
          <table:table-cell office:value-type="string">
            <text:p>5XCE</text:p>
          </table:table-cell>
          <table:table-cell table:number-columns-repeated="2" office:value-type="string">
            <text:p>1KLA</text:p>
          </table:table-cell>
          <table:table-cell office:value-type="string">
            <text:p>5XCE</text:p>
          </table:table-cell>
          <table:table-cell office:value-type="string">
            <text:p>0UBY</text:p>
          </table:table-cell>
          <table:table-cell table:number-columns-repeated="2"/>
          <table:table-cell office:value-type="string">
            <text:p>0UBY</text:p>
          </table:table-cell>
          <table:table-cell/>
          <table:table-cell office:value-type="string">
            <text:p>3QBR</text:p>
          </table:table-cell>
          <table:table-cell office:value-type="string">
            <text:p>3LLO</text:p>
          </table:table-cell>
          <table:table-cell office:value-type="string">
            <text:p>3QBR</text:p>
          </table:table-cell>
          <table:table-cell table:number-columns-repeated="4"/>
          <table:table-cell office:value-type="string">
            <text:p>3LLO</text:p>
          </table:table-cell>
          <table:table-cell table:number-columns-repeated="2"/>
          <table:table-cell office:value-type="string">
            <text:p>7TFO</text:p>
          </table:table-cell>
          <table:table-cell table:number-columns-repeated="2"/>
          <table:table-cell office:value-type="string">
            <text:p>7TFO</text:p>
          </table:table-cell>
          <table:table-cell/>
          <table:table-cell table:number-columns-repeated="2" office:value-type="string">
            <text:p>5HSF</text:p>
          </table:table-cell>
          <table:table-cell/>
          <table:table-cell office:value-type="string">
            <text:p>0AWL</text:p>
          </table:table-cell>
          <table:table-cell table:number-columns-repeated="2"/>
          <table:table-cell office:value-type="string">
            <text:p>0AWL</text:p>
          </table:table-cell>
          <table:table-cell office:value-type="string">
            <text:p>1HSD</text:p>
          </table:table-cell>
          <table:table-cell/>
          <table:table-cell office:value-type="string">
            <text:p>1HSD</text:p>
          </table:table-cell>
          <table:table-cell table:number-columns-repeated="955"/>
        </table:table-row>
        <table:table-row table:style-name="ro1">
          <table:table-cell/>
          <table:table-cell table:number-columns-repeated="2" office:value-type="string">
            <text:p>8PLA</text:p>
          </table:table-cell>
          <table:table-cell table:number-columns-repeated="5"/>
          <table:table-cell office:value-type="string">
            <text:p>5XTQ</text:p>
          </table:table-cell>
          <table:table-cell office:value-type="string">
            <text:p>5HHO</text:p>
          </table:table-cell>
          <table:table-cell/>
          <table:table-cell office:value-type="string">
            <text:p>5XTQ</text:p>
          </table:table-cell>
          <table:table-cell office:value-type="string">
            <text:p>5HHO</text:p>
          </table:table-cell>
          <table:table-cell table:number-columns-repeated="11"/>
          <table:table-cell office:value-type="string">
            <text:p>OGSH</text:p>
          </table:table-cell>
          <table:table-cell table:number-columns-repeated="4"/>
          <table:table-cell office:value-type="string">
            <text:p>0GSH</text:p>
          </table:table-cell>
          <table:table-cell table:number-columns-repeated="4"/>
          <table:table-cell office:value-type="string">
            <text:p>8DSH</text:p>
          </table:table-cell>
          <table:table-cell office:value-type="string">
            <text:p>3FHJ</text:p>
          </table:table-cell>
          <table:table-cell office:value-type="string">
            <text:p>8DSH</text:p>
          </table:table-cell>
          <table:table-cell/>
          <table:table-cell office:value-type="string">
            <text:p>3FHJ</text:p>
          </table:table-cell>
          <table:table-cell table:number-columns-repeated="23"/>
          <table:table-cell office:value-type="string">
            <text:p>9LMK</text:p>
          </table:table-cell>
          <table:table-cell table:number-columns-repeated="4"/>
          <table:table-cell office:value-type="string">
            <text:p>9LMK</text:p>
          </table:table-cell>
          <table:table-cell office:value-type="string">
            <text:p>9CWE</text:p>
          </table:table-cell>
          <table:table-cell table:number-columns-repeated="2"/>
          <table:table-cell office:value-type="string">
            <text:p>9CWE</text:p>
          </table:table-cell>
          <table:table-cell table:number-columns-repeated="952"/>
        </table:table-row>
        <table:table-row table:style-name="ro1">
          <table:table-cell/>
          <table:table-cell table:number-columns-repeated="2" office:value-type="string">
            <text:p>5PWJ</text:p>
          </table:table-cell>
          <table:table-cell table:number-columns-repeated="6"/>
          <table:table-cell office:value-type="string">
            <text:p>4WJI</text:p>
          </table:table-cell>
          <table:table-cell table:number-columns-repeated="3"/>
          <table:table-cell office:value-type="string">
            <text:p>4WJI</text:p>
          </table:table-cell>
          <table:table-cell table:number-columns-repeated="54"/>
          <table:table-cell office:value-type="string">
            <text:p>8HRY</text:p>
          </table:table-cell>
          <table:table-cell/>
          <table:table-cell office:value-type="string">
            <text:p>8HRY</text:p>
          </table:table-cell>
          <table:table-cell table:number-columns-repeated="953"/>
        </table:table-row>
        <table:table-row table:style-name="ro1">
          <table:table-cell/>
          <table:table-cell office:value-type="string">
            <text:p>1IET</text:p>
          </table:table-cell>
          <table:table-cell table:number-columns-repeated="2" office:value-type="string">
            <text:p>2TTE</text:p>
          </table:table-cell>
          <table:table-cell/>
          <table:table-cell office:value-type="string">
            <text:p>1IET</text:p>
          </table:table-cell>
          <table:table-cell table:number-columns-repeated="3"/>
          <table:table-cell table:number-columns-repeated="2" office:value-type="string">
            <text:p>7TOB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5" table:number-columns-repeated="6"/>
          <table:table-cell table:number-columns-repeated="12"/>
          <table:table-cell table:style-name="ce8" office:value-type="string">
            <text:p>Stats 2</text:p>
          </table:table-cell>
          <table:table-cell office:value-type="string">
            <text:p>Naissances</text:p>
          </table:table-cell>
          <table:table-cell office:value-type="string">
            <text:p>Mort</text:p>
          </table:table-cell>
          <table:table-cell office:value-type="string">
            <text:p>Populaion</text:p>
          </table:table-cell>
          <table:table-cell office:value-type="string">
            <text:p>Croissance</text:p>
          </table:table-cell>
          <table:table-cell/>
          <table:table-cell office:value-type="string">
            <text:p>Graphes</text:p>
          </table:table-cell>
          <table:table-cell table:number-columns-repeated="993"/>
        </table:table-row>
        <table:table-row table:style-name="ro1">
          <table:table-cell/>
          <table:table-cell table:formula="of:=COUNT([.B4:.CA4])" office:value-type="float" office:value="78">
            <text:p>78</text:p>
          </table:table-cell>
          <table:table-cell table:formula="of:=COUNTIF([.B4:.CA4];1)" office:value-type="float" office:value="39">
            <text:p>39</text:p>
          </table:table-cell>
          <table:table-cell table:formula="of:=COUNTIF([.B4:.CA4];2)" office:value-type="float" office:value="39">
            <text:p>39</text:p>
          </table:table-cell>
          <table:table-cell table:number-columns-repeated="2"/>
          <table:table-cell table:style-name="ce5" table:number-columns-repeated="6"/>
          <table:table-cell table:number-columns-repeated="12"/>
          <table:table-cell table:style-name="ce8" office:value-type="time" office:time-value="PT00H00M00S">
            <text:p>0:00:00</text:p>
          </table:table-cell>
          <table:table-cell table:number-columns-repeated="2" office:value-type="float" office:value="0">
            <text:p>0</text:p>
          </table:table-cell>
          <table:table-cell table:formula="of:=[.Z55]-[.AA55]" office:value-type="float" office:value="0">
            <text:p>0</text:p>
          </table:table-cell>
          <table:table-cell office:value-type="float" office:value="0">
            <text:p>0</text:p>
          </table:table-cell>
          <table:table-cell>
            <draw:frame table:end-cell-address="'Creatures test2.xls'.AJ79" table:end-x="2.36cm" table:end-y="0.208cm" draw:z-index="0" draw:style-name="gr1" svg:width="14.342cm" svg:height="10.726cm" svg:x="2.358cm" svg:y="0.279cm">
              <draw:object draw:notify-on-update-of-ranges="'Creatures test2.xls'.AB55:'Creatures test2.xls'.AB9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94"/>
        </table:table-row>
        <table:table-row table:style-name="ro1">
          <table:table-cell office:value-type="string">
            <text:p>Nom</text:p>
          </table:table-cell>
          <table:table-cell office:value-type="string">
            <text:p>Moyenne</text:p>
          </table:table-cell>
          <table:table-cell office:value-type="string">
            <text:p>Males</text:p>
          </table:table-cell>
          <table:table-cell office:value-type="string">
            <text:p>Femelles</text:p>
          </table:table-cell>
          <table:table-cell office:value-type="string">
            <text:p>Ecart-type</text:p>
          </table:table-cell>
          <table:table-cell/>
          <table:table-cell table:style-name="ce5" office:value-type="string">
            <text:p>Notes</text:p>
          </table:table-cell>
          <table:table-cell table:style-name="ce5" table:number-columns-repeated="5"/>
          <table:table-cell table:number-columns-repeated="12"/>
          <table:table-cell table:style-name="ce8" office:value-type="time" office:time-value="PT01H00M00S">
            <text:p>1:00:00</text:p>
          </table:table-cell>
          <table:table-cell table:style-name="ce3" table:formula="of:=COUNTIF([.$A$37:.$AMJ$37];&quot;&lt;01:00:00&quot;)" office:value-type="float" office:value="2">
            <text:p>2</text:p>
          </table:table-cell>
          <table:table-cell table:style-name="ce3" table:formula="of:=COUNTIF([.$A$38:.$AMJ$38];&quot;&lt;01:00:00&quot;)" office:value-type="float" office:value="0">
            <text:p>0</text:p>
          </table:table-cell>
          <table:table-cell table:formula="of:=[.Z56]-[.AA56]" office:value-type="float" office:value="2">
            <text:p>2</text:p>
          </table:table-cell>
          <table:table-cell table:formula="of:=[.AB56]-[.AB55]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sexe</text:p>
          </table:table-cell>
          <table:table-cell table:formula="of:=AVERAGE([.B4:.CA4])" office:value-type="float" office:value="1.5">
            <text:p>1,5</text:p>
          </table:table-cell>
          <table:table-cell table:formula="of:=SUMIF([.$B$4:.$CA$4];1;[.B4:.CA4])/[.$C$55]" office:value-type="float" office:value="1">
            <text:p>1</text:p>
          </table:table-cell>
          <table:table-cell table:formula="of:=SUMIF([.$B$4:.$CA$4];2;[.B4:.CA4])/[.$D$55]" office:value-type="float" office:value="2">
            <text:p>2</text:p>
          </table:table-cell>
          <table:table-cell table:formula="of:=STDEV([.B4:.CA4])" office:value-type="float" office:value="0.503236279740196">
            <text:p>0,5</text:p>
          </table:table-cell>
          <table:table-cell/>
          <table:table-cell table:style-name="ce5" table:number-columns-repeated="6"/>
          <table:table-cell office:value-type="string">
            <text:p>Grendel</text:p>
          </table:table-cell>
          <table:table-cell office:value-type="string">
            <text:p>Ron</text:p>
          </table:table-cell>
          <table:table-cell office:value-type="string">
            <text:p>Ronde</text:p>
          </table:table-cell>
          <table:table-cell office:value-type="string">
            <text:p>Rontre</text:p>
          </table:table-cell>
          <table:table-cell/>
          <table:table-cell office:value-type="string">
            <text:p>Moyenne</text:p>
          </table:table-cell>
          <table:table-cell table:number-columns-repeated="6"/>
          <table:table-cell table:style-name="ce8" office:value-type="time" office:time-value="PT02H00M00S">
            <text:p>2:00:00</text:p>
          </table:table-cell>
          <table:table-cell table:style-name="ce3" table:formula="of:=COUNTIF([.$A$37:.$AMJ$37];&quot;&lt;02:00:00&quot;)" office:value-type="float" office:value="2">
            <text:p>2</text:p>
          </table:table-cell>
          <table:table-cell table:style-name="ce3" table:formula="of:=COUNTIF([.$A$38:.$AMJ$38];&quot;&lt;02:00:00&quot;)" office:value-type="float" office:value="0">
            <text:p>0</text:p>
          </table:table-cell>
          <table:table-cell table:formula="of:=[.Z57]-[.AA57]" office:value-type="float" office:value="2">
            <text:p>2</text:p>
          </table:table-cell>
          <table:table-cell table:formula="of:=[.AB57]-[.AB56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génération</text:p>
          </table:table-cell>
          <table:table-cell table:formula="of:=AVERAGE([.B5:.CA5])" office:value-type="float" office:value="8.03846153846154">
            <text:p>8,04</text:p>
          </table:table-cell>
          <table:table-cell table:formula="of:=SUMIF([.$B$4:.$CA$4];1;[.B5:.CA5])/[.$C$55]" office:value-type="float" office:value="7.82051282051282">
            <text:p>7,82</text:p>
          </table:table-cell>
          <table:table-cell table:formula="of:=SUMIF([.$B$4:.$CA$4];2;[.B5:.CA5])/[.$D$55]" office:value-type="float" office:value="8.25641025641026">
            <text:p>8,26</text:p>
          </table:table-cell>
          <table:table-cell table:formula="of:=STDEV([.B5:.CA5])" office:value-type="float" office:value="4.47922276331916">
            <text:p>4,48</text:p>
          </table:table-cell>
          <table:table-cell/>
          <table:table-cell table:style-name="ce5" office:value-type="string">
            <text:p>Les lobes ne sont pas comptés dans les gènes</text:p>
          </table:table-cell>
          <table:table-cell table:style-name="ce5" table:number-columns-repeated="5"/>
          <table:table-cell table:number-columns-repeated="4" office:value-type="float" office:value="1">
            <text:p>1</text:p>
          </table:table-cell>
          <table:table-cell/>
          <table:table-cell table:formula="of:=AVERAGE([.M58:.P58])" office:value-type="float" office:value="1">
            <text:p>1</text:p>
          </table:table-cell>
          <table:table-cell table:number-columns-repeated="6"/>
          <table:table-cell table:style-name="ce8" office:value-type="time" office:time-value="PT03H00M00S">
            <text:p>3:00:00</text:p>
          </table:table-cell>
          <table:table-cell table:style-name="ce3" table:formula="of:=COUNTIF([.$A$37:.$AMJ$37];&quot;&lt;03:00:00&quot;)" office:value-type="float" office:value="4">
            <text:p>4</text:p>
          </table:table-cell>
          <table:table-cell table:style-name="ce3" table:formula="of:=COUNTIF([.$A$38:.$AMJ$38];&quot;&lt;03:00:00&quot;)" office:value-type="float" office:value="0">
            <text:p>0</text:p>
          </table:table-cell>
          <table:table-cell table:formula="of:=[.Z58]-[.AA58]" office:value-type="float" office:value="4">
            <text:p>4</text:p>
          </table:table-cell>
          <table:table-cell table:formula="of:=[.AB58]-[.AB57]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code</text:p>
          </table:table-cell>
          <table:table-cell table:formula="of:=AVERAGE([.B6:.CA6])" office:value-type="float" office:value="1319.66233766234">
            <text:p>1319,66</text:p>
          </table:table-cell>
          <table:table-cell table:formula="of:=SUMIF([.$B$4:.$CA$4];1;[.B6:.CA6])/[.$C$55]" office:value-type="float" office:value="1321.38461538462">
            <text:p>1321,38</text:p>
          </table:table-cell>
          <table:table-cell table:formula="of:=SUMIF([.$B$4:.$CA$4];2;[.B6:.CA6])/[.$D$55]" office:value-type="float" office:value="1284.10256410256">
            <text:p>1284,1</text:p>
          </table:table-cell>
          <table:table-cell table:formula="of:=STDEV([.B6:.CA6])" office:value-type="float" office:value="129.652634128924">
            <text:p>129,65</text:p>
          </table:table-cell>
          <table:table-cell/>
          <table:table-cell table:style-name="ce5" office:value-type="string">
            <text:p>sexe1=male ; sexe2=femelle</text:p>
          </table:table-cell>
          <table:table-cell table:style-name="ce5" table:number-columns-repeated="5"/>
          <table:table-cell table:number-columns-repeated="4" office:value-type="float" office:value="1">
            <text:p>1</text:p>
          </table:table-cell>
          <table:table-cell/>
          <table:table-cell table:formula="of:=AVERAGE([.M59:.P59])" office:value-type="float" office:value="1">
            <text:p>1</text:p>
          </table:table-cell>
          <table:table-cell table:number-columns-repeated="6"/>
          <table:table-cell table:style-name="ce8" office:value-type="time" office:time-value="PT04H00M00S">
            <text:p>4:00:00</text:p>
          </table:table-cell>
          <table:table-cell table:style-name="ce3" table:formula="of:=COUNTIF([.$A$37:.$AMJ$37];&quot;&lt;04:00:00&quot;)" office:value-type="float" office:value="5">
            <text:p>5</text:p>
          </table:table-cell>
          <table:table-cell table:style-name="ce3" table:formula="of:=COUNTIF([.$A$38:.$AMJ$38];&quot;&lt;04:00:00&quot;)" office:value-type="float" office:value="0">
            <text:p>0</text:p>
          </table:table-cell>
          <table:table-cell table:formula="of:=[.Z59]-[.AA59]" office:value-type="float" office:value="5">
            <text:p>5</text:p>
          </table:table-cell>
          <table:table-cell table:formula="of:=[.AB59]-[.AB58]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ID</text:p>
          </table:table-cell>
          <table:table-cell table:number-columns-repeated="5"/>
          <table:table-cell table:style-name="ce5" office:value-type="string">
            <text:p>Malun et Femun enlevés à 6:10, réintroduction Nova/Waza (2min d'absence)</text:p>
          </table:table-cell>
          <table:table-cell table:style-name="ce5" table:number-columns-repeated="5"/>
          <table:table-cell table:number-columns-repeated="4" office:value-type="float" office:value="0">
            <text:p>0</text:p>
          </table:table-cell>
          <table:table-cell/>
          <table:table-cell table:formula="of:=AVERAGE([.M60:.P60])" office:value-type="float" office:value="0">
            <text:p>0</text:p>
          </table:table-cell>
          <table:table-cell table:number-columns-repeated="6"/>
          <table:table-cell table:style-name="ce8" office:value-type="time" office:time-value="PT05H00M00S">
            <text:p>5:00:00</text:p>
          </table:table-cell>
          <table:table-cell table:style-name="ce3" table:formula="of:=COUNTIF([.$A$37:.$AMJ$37];&quot;&lt;05:00:00&quot;)" office:value-type="float" office:value="6">
            <text:p>6</text:p>
          </table:table-cell>
          <table:table-cell table:style-name="ce3" table:formula="of:=COUNTIF([.$A$38:.$AMJ$38];&quot;&lt;05:00:00&quot;)" office:value-type="float" office:value="0">
            <text:p>0</text:p>
          </table:table-cell>
          <table:table-cell table:formula="of:=[.Z60]-[.AA60]" office:value-type="float" office:value="6">
            <text:p>6</text:p>
          </table:table-cell>
          <table:table-cell table:formula="of:=[.AB60]-[.AB59]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nb gènes</text:p>
          </table:table-cell>
          <table:table-cell table:formula="of:=AVERAGE([.B8:.CA8])" office:value-type="float" office:value="265.551282051282">
            <text:p>265,55</text:p>
          </table:table-cell>
          <table:table-cell table:formula="of:=SUMIF([.$B$4:.$CA$4];1;[.B8:.CA8])/[.$C$55]" office:value-type="float" office:value="264.076923076923">
            <text:p>264,08</text:p>
          </table:table-cell>
          <table:table-cell table:formula="of:=SUMIF([.$B$4:.$CA$4];2;[.B8:.CA8])/[.$D$55]" office:value-type="float" office:value="267.025641025641">
            <text:p>267,03</text:p>
          </table:table-cell>
          <table:table-cell table:formula="of:=STDEV([.B8:.CA8])" office:value-type="float" office:value="1.54287163447024">
            <text:p>1,54</text:p>
          </table:table-cell>
          <table:table-cell/>
          <table:table-cell table:style-name="ce5" table:number-columns-repeated="6"/>
          <table:table-cell office:value-type="string">
            <text:p>6JHJ</text:p>
          </table:table-cell>
          <table:table-cell office:value-type="string">
            <text:p>8PEQ</text:p>
          </table:table-cell>
          <table:table-cell office:value-type="string">
            <text:p>7WEW</text:p>
          </table:table-cell>
          <table:table-cell office:value-type="string">
            <text:p>4AKW</text:p>
          </table:table-cell>
          <table:table-cell/>
          <table:table-cell office:value-type="string">
            <text:p>/</text:p>
          </table:table-cell>
          <table:table-cell table:number-columns-repeated="6"/>
          <table:table-cell table:style-name="ce8" office:value-type="time" office:time-value="PT06H00M00S">
            <text:p>6:00:00</text:p>
          </table:table-cell>
          <table:table-cell table:style-name="ce3" table:formula="of:=COUNTIF([.$A$37:.$AMJ$37];&quot;&lt;06:00:00&quot;)" office:value-type="float" office:value="8">
            <text:p>8</text:p>
          </table:table-cell>
          <table:table-cell table:style-name="ce3" table:formula="of:=COUNTIF([.$A$38:.$AMJ$38];&quot;&lt;06:00:00&quot;)" office:value-type="float" office:value="0">
            <text:p>0</text:p>
          </table:table-cell>
          <table:table-cell table:formula="of:=[.Z61]-[.AA61]" office:value-type="float" office:value="8">
            <text:p>8</text:p>
          </table:table-cell>
          <table:table-cell table:formula="of:=[.AB61]-[.AB60]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Nucléotides</text:p>
          </table:table-cell>
          <table:table-cell table:formula="of:=AVERAGE([.B9:.CA9])" office:value-type="float" office:value="2124.41025641026">
            <text:p>2124,41</text:p>
          </table:table-cell>
          <table:table-cell table:formula="of:=SUMIF([.$B$4:.$CA$4];1;[.B9:.CA9])/[.$C$55]" office:value-type="float" office:value="2112.61538461538">
            <text:p>2112,62</text:p>
          </table:table-cell>
          <table:table-cell table:formula="of:=SUMIF([.$B$4:.$CA$4];2;[.B9:.CA9])/[.$D$55]" office:value-type="float" office:value="2136.20512820513">
            <text:p>2136,21</text:p>
          </table:table-cell>
          <table:table-cell table:formula="of:=STDEV([.B9:.CA9])" office:value-type="float" office:value="12.3429730757619">
            <text:p>12,34</text:p>
          </table:table-cell>
          <table:table-cell/>
          <table:table-cell table:style-name="ce5" office:value-type="string">
            <text:p>vu la reproduction, enlever les Norns vieux de plus de 5-6 heures</text:p>
          </table:table-cell>
          <table:table-cell table:style-name="ce5" table:number-columns-repeated="5"/>
          <table:table-cell table:number-columns-repeated="4" office:value-type="float" office:value="215">
            <text:p>215</text:p>
          </table:table-cell>
          <table:table-cell/>
          <table:table-cell table:formula="of:=AVERAGE([.M62:.P62])" office:value-type="float" office:value="215">
            <text:p>215</text:p>
          </table:table-cell>
          <table:table-cell table:number-columns-repeated="6"/>
          <table:table-cell table:style-name="ce8" office:value-type="time" office:time-value="PT07H00M00S">
            <text:p>7:00:00</text:p>
          </table:table-cell>
          <table:table-cell table:style-name="ce3" table:formula="of:=COUNTIF([.$A$37:.$AMJ$37];&quot;&lt;07:00:00&quot;)" office:value-type="float" office:value="11">
            <text:p>11</text:p>
          </table:table-cell>
          <table:table-cell table:style-name="ce3" table:formula="of:=COUNTIF([.$A$38:.$AMJ$38];&quot;&lt;07:00:00&quot;)" office:value-type="float" office:value="3">
            <text:p>3</text:p>
          </table:table-cell>
          <table:table-cell table:formula="of:=[.Z62]-[.AA62]" office:value-type="float" office:value="8">
            <text:p>8</text:p>
          </table:table-cell>
          <table:table-cell table:formula="of:=[.AB62]-[.AB61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N/G</text:p>
          </table:table-cell>
          <table:table-cell table:formula="of:=AVERAGE([.B10:.CA10])" office:value-type="float" office:value="8">
            <text:p>8</text:p>
          </table:table-cell>
          <table:table-cell table:formula="of:=SUMIF([.$B$4:.$CA$4];1;[.B10:.CA10])/[.$C$55]" office:value-type="float" office:value="8">
            <text:p>8</text:p>
          </table:table-cell>
          <table:table-cell table:formula="of:=SUMIF([.$B$4:.$CA$4];2;[.B10:.CA10])/[.$D$55]" office:value-type="float" office:value="8">
            <text:p>8</text:p>
          </table:table-cell>
          <table:table-cell table:formula="of:=STDEV([.B10:.CA10])" office:value-type="float" office:value="0">
            <text:p>0</text:p>
          </table:table-cell>
          <table:table-cell/>
          <table:table-cell table:style-name="ce5" office:value-type="string">
            <text:p>En effet, leur espérance de vie est trop longue par rapport à la vitesse et</text:p>
          </table:table-cell>
          <table:table-cell table:style-name="ce5" table:number-columns-repeated="5"/>
          <table:table-cell table:number-columns-repeated="4" office:value-type="float" office:value="1720">
            <text:p>1720</text:p>
          </table:table-cell>
          <table:table-cell/>
          <table:table-cell table:formula="of:=AVERAGE([.M63:.P63])" office:value-type="float" office:value="1720">
            <text:p>1720</text:p>
          </table:table-cell>
          <table:table-cell table:number-columns-repeated="6"/>
          <table:table-cell table:style-name="ce8" office:value-type="time" office:time-value="PT08H00M00S">
            <text:p>8:00:00</text:p>
          </table:table-cell>
          <table:table-cell table:style-name="ce3" table:formula="of:=COUNTIF([.$A$37:.$AMJ$37];&quot;&lt;08:00:00&quot;)" office:value-type="float" office:value="11">
            <text:p>11</text:p>
          </table:table-cell>
          <table:table-cell table:style-name="ce3" table:formula="of:=COUNTIF([.$A$38:.$AMJ$38];&quot;&lt;08:00:00&quot;)" office:value-type="float" office:value="4">
            <text:p>4</text:p>
          </table:table-cell>
          <table:table-cell table:formula="of:=[.Z63]-[.AA63]" office:value-type="float" office:value="7">
            <text:p>7</text:p>
          </table:table-cell>
          <table:table-cell table:formula="of:=[.AB63]-[.AB62]" office:value-type="float" office:value="-1">
            <text:p>-1</text:p>
          </table:table-cell>
          <table:table-cell table:number-columns-repeated="995"/>
        </table:table-row>
        <table:table-row table:style-name="ro1">
          <table:table-cell office:value-type="string">
            <text:p>Recepteurs CH</text:p>
          </table:table-cell>
          <table:table-cell table:formula="of:=AVERAGE([.B11:.CA11])" office:value-type="float" office:value="41.025641025641">
            <text:p>41,03</text:p>
          </table:table-cell>
          <table:table-cell table:formula="of:=SUMIF([.$B$4:.$CA$4];1;[.B11:.CA11])/[.$C$55]" office:value-type="float" office:value="40.0512820512821">
            <text:p>40,05</text:p>
          </table:table-cell>
          <table:table-cell table:formula="of:=SUMIF([.$B$4:.$CA$4];2;[.B11:.CA11])/[.$D$55]" office:value-type="float" office:value="42">
            <text:p>42</text:p>
          </table:table-cell>
          <table:table-cell table:formula="of:=STDEV([.B11:.CA11])" office:value-type="float" office:value="1.00614164625117">
            <text:p>1,01</text:p>
          </table:table-cell>
          <table:table-cell/>
          <table:table-cell table:style-name="ce5" office:value-type="string">
            <text:p>au taux de reproduction (une femelle pouvant avoir plus de 4 <text:s/>enfants)</text:p>
          </table:table-cell>
          <table:table-cell table:style-name="ce5" table:number-columns-repeated="5"/>
          <table:table-cell table:number-columns-repeated="4" office:value-type="float" office:value="8">
            <text:p>8</text:p>
          </table:table-cell>
          <table:table-cell/>
          <table:table-cell table:formula="of:=AVERAGE([.M64:.P64])" office:value-type="float" office:value="8">
            <text:p>8</text:p>
          </table:table-cell>
          <table:table-cell table:number-columns-repeated="6"/>
          <table:table-cell table:style-name="ce8" office:value-type="time" office:time-value="PT09H00M00S">
            <text:p>9:00:00</text:p>
          </table:table-cell>
          <table:table-cell table:style-name="ce3" table:formula="of:=COUNTIF([.$A$37:.$AMJ$37];&quot;&lt;09:00:00&quot;)" office:value-type="float" office:value="15">
            <text:p>15</text:p>
          </table:table-cell>
          <table:table-cell table:style-name="ce3" table:formula="of:=COUNTIF([.$A$38:.$AMJ$38];&quot;&lt;09:00:00&quot;)" office:value-type="float" office:value="6">
            <text:p>6</text:p>
          </table:table-cell>
          <table:table-cell table:formula="of:=[.Z64]-[.AA64]" office:value-type="float" office:value="9">
            <text:p>9</text:p>
          </table:table-cell>
          <table:table-cell table:formula="of:=[.AB64]-[.AB63]" office:value-type="float" office:value="2">
            <text:p>2</text:p>
          </table:table-cell>
          <table:table-cell table:number-columns-repeated="995"/>
        </table:table-row>
        <table:table-row table:style-name="ro1">
          <table:table-cell/>
          <table:table-cell table:formula="of:=AVERAGE([.B12:.CA12])" office:value-type="float" office:value="328.205128205128">
            <text:p>328,21</text:p>
          </table:table-cell>
          <table:table-cell table:formula="of:=SUMIF([.$B$4:.$CA$4];1;[.B12:.CA12])/[.$C$55]" office:value-type="float" office:value="320.410256410256">
            <text:p>320,41</text:p>
          </table:table-cell>
          <table:table-cell table:formula="of:=SUMIF([.$B$4:.$CA$4];2;[.B12:.CA12])/[.$D$55]" office:value-type="float" office:value="336">
            <text:p>336</text:p>
          </table:table-cell>
          <table:table-cell table:formula="of:=STDEV([.B12:.CA12])" office:value-type="float" office:value="8.04913317000935">
            <text:p>8,05</text:p>
          </table:table-cell>
          <table:table-cell/>
          <table:table-cell table:style-name="ce5" table:number-columns-repeated="6"/>
          <table:table-cell table:number-columns-repeated="4" office:value-type="float" office:value="39">
            <text:p>39</text:p>
          </table:table-cell>
          <table:table-cell/>
          <table:table-cell table:formula="of:=AVERAGE([.M65:.P65])" office:value-type="float" office:value="39">
            <text:p>39</text:p>
          </table:table-cell>
          <table:table-cell table:number-columns-repeated="6"/>
          <table:table-cell table:style-name="ce8" office:value-type="time" office:time-value="PT10H00M00S">
            <text:p>10:00:00</text:p>
          </table:table-cell>
          <table:table-cell table:style-name="ce3" table:formula="of:=COUNTIF([.$A$37:.$AMJ$37];&quot;&lt;10:00:00&quot;)" office:value-type="float" office:value="20">
            <text:p>20</text:p>
          </table:table-cell>
          <table:table-cell table:style-name="ce3" table:formula="of:=COUNTIF([.$A$38:.$AMJ$38];&quot;&lt;10:00:00&quot;)" office:value-type="float" office:value="9">
            <text:p>9</text:p>
          </table:table-cell>
          <table:table-cell table:formula="of:=[.Z65]-[.AA65]" office:value-type="float" office:value="11">
            <text:p>11</text:p>
          </table:table-cell>
          <table:table-cell table:formula="of:=[.AB65]-[.AB64]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Emetteurs CH</text:p>
          </table:table-cell>
          <table:table-cell table:formula="of:=AVERAGE([.B13:.CA13])" office:value-type="float" office:value="23.0128205128205">
            <text:p>23,01</text:p>
          </table:table-cell>
          <table:table-cell table:formula="of:=SUMIF([.$B$4:.$CA$4];1;[.B13:.CA13])/[.$C$55]" office:value-type="float" office:value="22.025641025641">
            <text:p>22,03</text:p>
          </table:table-cell>
          <table:table-cell table:formula="of:=SUMIF([.$B$4:.$CA$4];2;[.B13:.CA13])/[.$D$55]" office:value-type="float" office:value="24">
            <text:p>24</text:p>
          </table:table-cell>
          <table:table-cell table:formula="of:=STDEV([.B13:.CA13])" office:value-type="float" office:value="1.03815007477512">
            <text:p>1,04</text:p>
          </table:table-cell>
          <table:table-cell/>
          <table:table-cell table:style-name="ce5" office:value-type="string">
            <text:p>épidémie vers 610-630, non mortelle, chronique pour Ralph</text:p>
          </table:table-cell>
          <table:table-cell table:style-name="ce5" table:number-columns-repeated="5"/>
          <table:table-cell table:number-columns-repeated="4" office:value-type="float" office:value="312">
            <text:p>312</text:p>
          </table:table-cell>
          <table:table-cell/>
          <table:table-cell table:formula="of:=AVERAGE([.M66:.P66])" office:value-type="float" office:value="312">
            <text:p>312</text:p>
          </table:table-cell>
          <table:table-cell table:number-columns-repeated="6"/>
          <table:table-cell table:style-name="ce8" office:value-type="time" office:time-value="PT11H00M00S">
            <text:p>11:00:00</text:p>
          </table:table-cell>
          <table:table-cell table:style-name="ce3" table:formula="of:=COUNTIF([.$A$37:.$AMJ$37];&quot;&lt;11:00:00&quot;)" office:value-type="float" office:value="23">
            <text:p>23</text:p>
          </table:table-cell>
          <table:table-cell table:style-name="ce3" table:formula="of:=COUNTIF([.$A$38:.$AMJ$38];&quot;&lt;11:00:00&quot;)" office:value-type="float" office:value="11">
            <text:p>11</text:p>
          </table:table-cell>
          <table:table-cell table:formula="of:=[.Z66]-[.AA66]" office:value-type="float" office:value="12">
            <text:p>12</text:p>
          </table:table-cell>
          <table:table-cell table:formula="of:=[.AB66]-[.AB65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formula="of:=AVERAGE([.B14:.CA14])" office:value-type="float" office:value="184.102564102564">
            <text:p>184,1</text:p>
          </table:table-cell>
          <table:table-cell table:formula="of:=SUMIF([.$B$4:.$CA$4];1;[.B14:.CA14])/[.$C$55]" office:value-type="float" office:value="176.205128205128">
            <text:p>176,21</text:p>
          </table:table-cell>
          <table:table-cell table:formula="of:=SUMIF([.$B$4:.$CA$4];2;[.B14:.CA14])/[.$D$55]" office:value-type="float" office:value="192">
            <text:p>192</text:p>
          </table:table-cell>
          <table:table-cell table:formula="of:=STDEV([.B14:.CA14])" office:value-type="float" office:value="8.30520059820092">
            <text:p>8,31</text:p>
          </table:table-cell>
          <table:table-cell/>
          <table:table-cell table:style-name="ce5" table:number-columns-repeated="6"/>
          <table:table-cell table:number-columns-repeated="4" office:value-type="float" office:value="12">
            <text:p>12</text:p>
          </table:table-cell>
          <table:table-cell/>
          <table:table-cell table:formula="of:=AVERAGE([.M67:.P67])" office:value-type="float" office:value="12">
            <text:p>12</text:p>
          </table:table-cell>
          <table:table-cell table:number-columns-repeated="6"/>
          <table:table-cell table:style-name="ce8" office:value-type="time" office:time-value="PT12H00M00S">
            <text:p>12:00:00</text:p>
          </table:table-cell>
          <table:table-cell table:style-name="ce3" table:formula="of:=COUNTIF([.$A$37:.$AMJ$37];&quot;&lt;12:00:00&quot;)" office:value-type="float" office:value="26">
            <text:p>26</text:p>
          </table:table-cell>
          <table:table-cell table:style-name="ce3" table:formula="of:=COUNTIF([.$A$38:.$AMJ$38];&quot;&lt;12:00:00&quot;)" office:value-type="float" office:value="14">
            <text:p>14</text:p>
          </table:table-cell>
          <table:table-cell table:formula="of:=[.Z67]-[.AA67]" office:value-type="float" office:value="12">
            <text:p>12</text:p>
          </table:table-cell>
          <table:table-cell table:formula="of:=[.AB67]-[.AB66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Reactions CH</text:p>
          </table:table-cell>
          <table:table-cell table:formula="of:=AVERAGE([.B15:.CA15])" office:value-type="float" office:value="55.5384615384615">
            <text:p>55,54</text:p>
          </table:table-cell>
          <table:table-cell table:formula="of:=SUMIF([.$B$4:.$CA$4];1;[.B15:.CA15])/[.$C$55]" office:value-type="float" office:value="55.0512820512821">
            <text:p>55,05</text:p>
          </table:table-cell>
          <table:table-cell table:formula="of:=SUMIF([.$B$4:.$CA$4];2;[.B15:.CA15])/[.$D$55]" office:value-type="float" office:value="56.025641025641">
            <text:p>56,03</text:p>
          </table:table-cell>
          <table:table-cell table:formula="of:=STDEV([.B15:.CA15])" office:value-type="float" office:value="0.526993622088804">
            <text:p>0,53</text:p>
          </table:table-cell>
          <table:table-cell/>
          <table:table-cell table:style-name="ce5" office:value-type="string">
            <text:p>Problème génétique pour alice et ses descendantes : NRJ en baisse cte</text:p>
          </table:table-cell>
          <table:table-cell table:style-name="ce5" table:number-columns-repeated="5"/>
          <table:table-cell table:number-columns-repeated="4" office:value-type="float" office:value="96">
            <text:p>96</text:p>
          </table:table-cell>
          <table:table-cell/>
          <table:table-cell table:formula="of:=AVERAGE([.M68:.P68])" office:value-type="float" office:value="96">
            <text:p>96</text:p>
          </table:table-cell>
          <table:table-cell table:number-columns-repeated="6"/>
          <table:table-cell table:style-name="ce8" office:value-type="time" office:time-value="PT13H00M00S">
            <text:p>13:00:00</text:p>
          </table:table-cell>
          <table:table-cell table:style-name="ce3" table:formula="of:=COUNTIF([.$A$37:.$AMJ$37];&quot;&lt;13:00:00&quot;)" office:value-type="float" office:value="27">
            <text:p>27</text:p>
          </table:table-cell>
          <table:table-cell table:style-name="ce3" table:formula="of:=COUNTIF([.$A$38:.$AMJ$38];&quot;&lt;13:00:00&quot;)" office:value-type="float" office:value="17">
            <text:p>17</text:p>
          </table:table-cell>
          <table:table-cell table:formula="of:=[.Z68]-[.AA68]" office:value-type="float" office:value="10">
            <text:p>10</text:p>
          </table:table-cell>
          <table:table-cell table:formula="of:=[.AB68]-[.AB67]" office:value-type="float" office:value="-2">
            <text:p>-2</text:p>
          </table:table-cell>
          <table:table-cell table:number-columns-repeated="995"/>
        </table:table-row>
        <table:table-row table:style-name="ro1">
          <table:table-cell/>
          <table:table-cell table:formula="of:=AVERAGE([.B16:.CA16])" office:value-type="float" office:value="444.307692307692">
            <text:p>444,31</text:p>
          </table:table-cell>
          <table:table-cell table:formula="of:=SUMIF([.$B$4:.$CA$4];1;[.B16:.CA16])/[.$C$55]" office:value-type="float" office:value="440.410256410256">
            <text:p>440,41</text:p>
          </table:table-cell>
          <table:table-cell table:formula="of:=SUMIF([.$B$4:.$CA$4];2;[.B16:.CA16])/[.$D$55]" office:value-type="float" office:value="448.205128205128">
            <text:p>448,21</text:p>
          </table:table-cell>
          <table:table-cell table:formula="of:=STDEV([.B16:.CA16])" office:value-type="float" office:value="4.21594897671044">
            <text:p>4,22</text:p>
          </table:table-cell>
          <table:table-cell/>
          <table:table-cell table:style-name="ce5" table:number-columns-repeated="6"/>
          <table:table-cell table:number-columns-repeated="4" office:value-type="float" office:value="44">
            <text:p>44</text:p>
          </table:table-cell>
          <table:table-cell/>
          <table:table-cell table:formula="of:=AVERAGE([.M69:.P69])" office:value-type="float" office:value="44">
            <text:p>44</text:p>
          </table:table-cell>
          <table:table-cell table:number-columns-repeated="6"/>
          <table:table-cell table:style-name="ce8" office:value-type="time" office:time-value="PT14H00M00S">
            <text:p>14:00:00</text:p>
          </table:table-cell>
          <table:table-cell table:style-name="ce3" table:formula="of:=COUNTIF([.$A$37:.$AMJ$37];&quot;&lt;14:00:00&quot;)" office:value-type="float" office:value="29">
            <text:p>29</text:p>
          </table:table-cell>
          <table:table-cell table:style-name="ce3" table:formula="of:=COUNTIF([.$A$38:.$AMJ$38];&quot;&lt;14:00:00&quot;)" office:value-type="float" office:value="17">
            <text:p>17</text:p>
          </table:table-cell>
          <table:table-cell table:formula="of:=[.Z69]-[.AA69]" office:value-type="float" office:value="12">
            <text:p>12</text:p>
          </table:table-cell>
          <table:table-cell table:formula="of:=[.AB69]-[.AB68]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Apparence</text:p>
          </table:table-cell>
          <table:table-cell table:formula="of:=AVERAGE([.B17:.CA17])" office:value-type="float" office:value="4">
            <text:p>4</text:p>
          </table:table-cell>
          <table:table-cell table:formula="of:=SUMIF([.$B$4:.$CA$4];1;[.B17:.CA17])/[.$C$55]" office:value-type="float" office:value="4">
            <text:p>4</text:p>
          </table:table-cell>
          <table:table-cell table:formula="of:=SUMIF([.$B$4:.$CA$4];2;[.B17:.CA17])/[.$D$55]" office:value-type="float" office:value="4">
            <text:p>4</text:p>
          </table:table-cell>
          <table:table-cell table:formula="of:=STDEV([.B17:.CA17])" office:value-type="float" office:value="0">
            <text:p>0</text:p>
          </table:table-cell>
          <table:table-cell/>
          <table:table-cell table:style-name="ce5" table:number-columns-repeated="6"/>
          <table:table-cell table:number-columns-repeated="4" office:value-type="float" office:value="352">
            <text:p>352</text:p>
          </table:table-cell>
          <table:table-cell/>
          <table:table-cell table:formula="of:=AVERAGE([.M70:.P70])" office:value-type="float" office:value="352">
            <text:p>352</text:p>
          </table:table-cell>
          <table:table-cell table:number-columns-repeated="6"/>
          <table:table-cell table:style-name="ce8" office:value-type="time" office:time-value="PT15H00M00S">
            <text:p>15:00:00</text:p>
          </table:table-cell>
          <table:table-cell table:style-name="ce3" table:formula="of:=COUNTIF([.$A$37:.$AMJ$37];&quot;&lt;15:00:00&quot;)" office:value-type="float" office:value="31">
            <text:p>31</text:p>
          </table:table-cell>
          <table:table-cell table:style-name="ce3" table:formula="of:=COUNTIF([.$A$38:.$AMJ$38];&quot;&lt;15:00:00&quot;)" office:value-type="float" office:value="19">
            <text:p>19</text:p>
          </table:table-cell>
          <table:table-cell table:formula="of:=[.Z70]-[.AA70]" office:value-type="float" office:value="12">
            <text:p>12</text:p>
          </table:table-cell>
          <table:table-cell table:formula="of:=[.AB70]-[.AB69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AVERAGE([.B18:.CA18])" office:value-type="float" office:value="32">
            <text:p>32</text:p>
          </table:table-cell>
          <table:table-cell table:formula="of:=SUMIF([.$B$4:.$CA$4];1;[.B18:.CA18])/[.$C$55]" office:value-type="float" office:value="32">
            <text:p>32</text:p>
          </table:table-cell>
          <table:table-cell table:formula="of:=SUMIF([.$B$4:.$CA$4];2;[.B18:.CA18])/[.$D$55]" office:value-type="float" office:value="32">
            <text:p>32</text:p>
          </table:table-cell>
          <table:table-cell table:formula="of:=STDEV([.B18:.CA18])" office:value-type="float" office:value="0">
            <text:p>0</text:p>
          </table:table-cell>
          <table:table-cell/>
          <table:table-cell table:style-name="ce6" office:value-type="string">
            <text:p>10:00:00 score=6100</text:p>
          </table:table-cell>
          <table:table-cell table:style-name="ce5"/>
          <table:table-cell table:style-name="ce5" office:value-type="string">
            <text:p>0.5 gen./heure</text:p>
          </table:table-cell>
          <table:table-cell table:style-name="ce5" table:number-columns-repeated="3"/>
          <table:table-cell table:number-columns-repeated="4" office:value-type="float" office:value="4">
            <text:p>4</text:p>
          </table:table-cell>
          <table:table-cell/>
          <table:table-cell table:formula="of:=AVERAGE([.M71:.P71])" office:value-type="float" office:value="4">
            <text:p>4</text:p>
          </table:table-cell>
          <table:table-cell table:number-columns-repeated="6"/>
          <table:table-cell table:style-name="ce8" office:value-type="time" office:time-value="PT16H00M00S">
            <text:p>16:00:00</text:p>
          </table:table-cell>
          <table:table-cell table:style-name="ce3" table:formula="of:=COUNTIF([.$A$37:.$AMJ$37];&quot;&lt;16:00:00&quot;)" office:value-type="float" office:value="34">
            <text:p>34</text:p>
          </table:table-cell>
          <table:table-cell table:style-name="ce3" table:formula="of:=COUNTIF([.$A$38:.$AMJ$38];&quot;&lt;16:00:00&quot;)" office:value-type="float" office:value="22">
            <text:p>22</text:p>
          </table:table-cell>
          <table:table-cell table:formula="of:=[.Z71]-[.AA71]" office:value-type="float" office:value="12">
            <text:p>12</text:p>
          </table:table-cell>
          <table:table-cell table:formula="of:=[.AB71]-[.AB70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Posture</text:p>
          </table:table-cell>
          <table:table-cell table:formula="of:=AVERAGE([.B19:.CA19])" office:value-type="float" office:value="104">
            <text:p>104</text:p>
          </table:table-cell>
          <table:table-cell table:formula="of:=SUMIF([.$B$4:.$CA$4];1;[.B19:.CA19])/[.$C$55]" office:value-type="float" office:value="104">
            <text:p>104</text:p>
          </table:table-cell>
          <table:table-cell table:formula="of:=SUMIF([.$B$4:.$CA$4];2;[.B19:.CA19])/[.$D$55]" office:value-type="float" office:value="104">
            <text:p>104</text:p>
          </table:table-cell>
          <table:table-cell table:formula="of:=STDEV([.B19:.CA19])" office:value-type="float" office:value="0">
            <text:p>0</text:p>
          </table:table-cell>
          <table:table-cell/>
          <table:table-cell table:style-name="ce5" office:value-type="string">
            <text:p>&gt;&gt;&gt;l'espérance de vie (15 heures) est donc trop longue… (plutôt 4-6 heures)</text:p>
          </table:table-cell>
          <table:table-cell table:style-name="ce5" table:number-columns-repeated="5"/>
          <table:table-cell table:number-columns-repeated="4" office:value-type="float" office:value="32">
            <text:p>32</text:p>
          </table:table-cell>
          <table:table-cell/>
          <table:table-cell table:formula="of:=AVERAGE([.M72:.P72])" office:value-type="float" office:value="32">
            <text:p>32</text:p>
          </table:table-cell>
          <table:table-cell table:number-columns-repeated="6"/>
          <table:table-cell table:style-name="ce8" office:value-type="time" office:time-value="PT17H00M00S">
            <text:p>17:00:00</text:p>
          </table:table-cell>
          <table:table-cell table:style-name="ce3" table:formula="of:=COUNTIF([.$A$37:.$AMJ$37];&quot;&lt;17:00:00&quot;)" office:value-type="float" office:value="37">
            <text:p>37</text:p>
          </table:table-cell>
          <table:table-cell table:style-name="ce3" table:formula="of:=COUNTIF([.$A$38:.$AMJ$38];&quot;&lt;17:00:00&quot;)" office:value-type="float" office:value="26">
            <text:p>26</text:p>
          </table:table-cell>
          <table:table-cell table:formula="of:=[.Z72]-[.AA72]" office:value-type="float" office:value="11">
            <text:p>11</text:p>
          </table:table-cell>
          <table:table-cell table:formula="of:=[.AB72]-[.AB71]" office:value-type="float" office:value="-1">
            <text:p>-1</text:p>
          </table:table-cell>
          <table:table-cell table:number-columns-repeated="995"/>
        </table:table-row>
        <table:table-row table:style-name="ro1">
          <table:table-cell/>
          <table:table-cell table:formula="of:=AVERAGE([.B20:.CA20])" office:value-type="float" office:value="832">
            <text:p>832</text:p>
          </table:table-cell>
          <table:table-cell table:formula="of:=SUMIF([.$B$4:.$CA$4];1;[.B20:.CA20])/[.$C$55]" office:value-type="float" office:value="832">
            <text:p>832</text:p>
          </table:table-cell>
          <table:table-cell table:formula="of:=SUMIF([.$B$4:.$CA$4];2;[.B20:.CA20])/[.$D$55]" office:value-type="float" office:value="832">
            <text:p>832</text:p>
          </table:table-cell>
          <table:table-cell table:formula="of:=STDEV([.B20:.CA20])" office:value-type="float" office:value="0">
            <text:p>0</text:p>
          </table:table-cell>
          <table:table-cell/>
          <table:table-cell table:style-name="ce6" office:value-type="string">
            <text:p>11:30:00 Score=8198</text:p>
          </table:table-cell>
          <table:table-cell table:style-name="ce5" table:number-columns-repeated="5"/>
          <table:table-cell table:number-columns-repeated="4" office:value-type="float" office:value="103">
            <text:p>103</text:p>
          </table:table-cell>
          <table:table-cell/>
          <table:table-cell table:formula="of:=AVERAGE([.M73:.P73])" office:value-type="float" office:value="103">
            <text:p>103</text:p>
          </table:table-cell>
          <table:table-cell table:number-columns-repeated="6"/>
          <table:table-cell table:style-name="ce8" office:value-type="time" office:time-value="PT18H00M00S">
            <text:p>18:00:00</text:p>
          </table:table-cell>
          <table:table-cell table:style-name="ce3" table:formula="of:=COUNTIF([.$A$37:.$AMJ$37];&quot;&lt;18:00:00&quot;)" office:value-type="float" office:value="40">
            <text:p>40</text:p>
          </table:table-cell>
          <table:table-cell table:style-name="ce3" table:formula="of:=COUNTIF([.$A$38:.$AMJ$38];&quot;&lt;18:00:00&quot;)" office:value-type="float" office:value="27">
            <text:p>27</text:p>
          </table:table-cell>
          <table:table-cell table:formula="of:=[.Z73]-[.AA73]" office:value-type="float" office:value="13">
            <text:p>13</text:p>
          </table:table-cell>
          <table:table-cell table:formula="of:=[.AB73]-[.AB72]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Démarche</text:p>
          </table:table-cell>
          <table:table-cell table:formula="of:=AVERAGE([.B21:.CA21])" office:value-type="float" office:value="8">
            <text:p>8</text:p>
          </table:table-cell>
          <table:table-cell table:formula="of:=SUMIF([.$B$4:.$CA$4];1;[.B21:.CA21])/[.$C$55]" office:value-type="float" office:value="8">
            <text:p>8</text:p>
          </table:table-cell>
          <table:table-cell table:formula="of:=SUMIF([.$B$4:.$CA$4];2;[.B21:.CA21])/[.$D$55]" office:value-type="float" office:value="8">
            <text:p>8</text:p>
          </table:table-cell>
          <table:table-cell table:formula="of:=STDEV([.B21:.CA21])" office:value-type="float" office:value="0">
            <text:p>0</text:p>
          </table:table-cell>
          <table:table-cell/>
          <table:table-cell table:style-name="ce5" office:value-type="string">
            <text:p>&gt;&gt;&gt;Leur nombre augmente exponentiellement et déjà 6ème génération</text:p>
          </table:table-cell>
          <table:table-cell table:style-name="ce5" table:number-columns-repeated="5"/>
          <table:table-cell table:number-columns-repeated="4" office:value-type="float" office:value="824">
            <text:p>824</text:p>
          </table:table-cell>
          <table:table-cell/>
          <table:table-cell table:formula="of:=AVERAGE([.M74:.P74])" office:value-type="float" office:value="824">
            <text:p>824</text:p>
          </table:table-cell>
          <table:table-cell table:number-columns-repeated="6"/>
          <table:table-cell table:style-name="ce8" office:value-type="time" office:time-value="PT19H00M00S">
            <text:p>19:00:00</text:p>
          </table:table-cell>
          <table:table-cell table:style-name="ce3" table:formula="of:=COUNTIF([.$A$37:.$AMJ$37];&quot;&lt;19:00:00&quot;)" office:value-type="float" office:value="43">
            <text:p>43</text:p>
          </table:table-cell>
          <table:table-cell table:style-name="ce3" table:formula="of:=COUNTIF([.$A$38:.$AMJ$38];&quot;&lt;19:00:00&quot;)" office:value-type="float" office:value="31">
            <text:p>31</text:p>
          </table:table-cell>
          <table:table-cell table:formula="of:=[.Z74]-[.AA74]" office:value-type="float" office:value="12">
            <text:p>12</text:p>
          </table:table-cell>
          <table:table-cell table:formula="of:=[.AB74]-[.AB73]" office:value-type="float" office:value="-1">
            <text:p>-1</text:p>
          </table:table-cell>
          <table:table-cell table:number-columns-repeated="995"/>
        </table:table-row>
        <table:table-row table:style-name="ro1">
          <table:table-cell/>
          <table:table-cell table:formula="of:=AVERAGE([.B22:.CA22])" office:value-type="float" office:value="64">
            <text:p>64</text:p>
          </table:table-cell>
          <table:table-cell table:formula="of:=SUMIF([.$B$4:.$CA$4];1;[.B22:.CA22])/[.$C$55]" office:value-type="float" office:value="64">
            <text:p>64</text:p>
          </table:table-cell>
          <table:table-cell table:formula="of:=SUMIF([.$B$4:.$CA$4];2;[.B22:.CA22])/[.$D$55]" office:value-type="float" office:value="64">
            <text:p>64</text:p>
          </table:table-cell>
          <table:table-cell table:formula="of:=STDEV([.B22:.CA22])" office:value-type="float" office:value="0">
            <text:p>0</text:p>
          </table:table-cell>
          <table:table-cell/>
          <table:table-cell table:style-name="ce6" office:value-type="string">
            <text:p>12:30 Individus de plus de 3:45 à éliminer</text:p>
          </table:table-cell>
          <table:table-cell table:style-name="ce5" table:number-columns-repeated="5"/>
          <table:table-cell table:number-columns-repeated="4" office:value-type="float" office:value="8">
            <text:p>8</text:p>
          </table:table-cell>
          <table:table-cell/>
          <table:table-cell table:formula="of:=AVERAGE([.M75:.P75])" office:value-type="float" office:value="8">
            <text:p>8</text:p>
          </table:table-cell>
          <table:table-cell table:number-columns-repeated="6"/>
          <table:table-cell table:style-name="ce8" office:value-type="time" office:time-value="PT20H00M00S">
            <text:p>20:00:00</text:p>
          </table:table-cell>
          <table:table-cell table:style-name="ce3" table:formula="of:=COUNTIF([.$A$37:.$AMJ$37];&quot;&lt;20:00:00&quot;)" office:value-type="float" office:value="46">
            <text:p>46</text:p>
          </table:table-cell>
          <table:table-cell table:style-name="ce3" table:formula="of:=COUNTIF([.$A$38:.$AMJ$38];&quot;&lt;20:00:00&quot;)" office:value-type="float" office:value="34">
            <text:p>34</text:p>
          </table:table-cell>
          <table:table-cell table:formula="of:=[.Z75]-[.AA75]" office:value-type="float" office:value="12">
            <text:p>12</text:p>
          </table:table-cell>
          <table:table-cell table:formula="of:=[.AB75]-[.AB74]" office:value-type="float" office:value="0">
            <text:p>0</text:p>
          </table:table-cell>
          <table:table-cell table:number-columns-repeated="995"/>
        </table:table-row>
        <table:table-row table:style-name="ro1">
          <table:table-cell office:value-type="string">
            <text:p>Instincts</text:p>
          </table:table-cell>
          <table:table-cell table:formula="of:=AVERAGE([.B23:.CA23])" office:value-type="float" office:value="17.974358974359">
            <text:p>17,97</text:p>
          </table:table-cell>
          <table:table-cell table:formula="of:=SUMIF([.$B$4:.$CA$4];1;[.B23:.CA23])/[.$C$55]" office:value-type="float" office:value="18.9487179487179">
            <text:p>18,95</text:p>
          </table:table-cell>
          <table:table-cell table:formula="of:=SUMIF([.$B$4:.$CA$4];2;[.B23:.CA23])/[.$D$55]" office:value-type="float" office:value="17">
            <text:p>17</text:p>
          </table:table-cell>
          <table:table-cell table:formula="of:=STDEV([.B23:.CA23])" office:value-type="float" office:value="1.00614164625117">
            <text:p>1,01</text:p>
          </table:table-cell>
          <table:table-cell/>
          <table:table-cell table:style-name="ce5" office:value-type="string">
            <text:p>13:08 OWKW (5HHO/5XTQ)</text:p>
          </table:table-cell>
          <table:table-cell table:style-name="ce5"/>
          <table:table-cell table:style-name="ce5" office:value-type="string">
            <text:p>score=9274</text:p>
          </table:table-cell>
          <table:table-cell table:style-name="ce5" table:number-columns-repeated="3"/>
          <table:table-cell table:number-columns-repeated="4" office:value-type="float" office:value="64">
            <text:p>64</text:p>
          </table:table-cell>
          <table:table-cell/>
          <table:table-cell table:formula="of:=AVERAGE([.M76:.P76])" office:value-type="float" office:value="64">
            <text:p>64</text:p>
          </table:table-cell>
          <table:table-cell table:number-columns-repeated="6"/>
          <table:table-cell table:style-name="ce8" office:value-type="time" office:time-value="PT21H00M00S">
            <text:p>21:00:00</text:p>
          </table:table-cell>
          <table:table-cell table:style-name="ce3" table:formula="of:=COUNTIF([.$A$37:.$AMJ$37];&quot;&lt;21:00:00&quot;)" office:value-type="float" office:value="49">
            <text:p>49</text:p>
          </table:table-cell>
          <table:table-cell table:style-name="ce3" table:formula="of:=COUNTIF([.$A$38:.$AMJ$38];&quot;&lt;21:00:00&quot;)" office:value-type="float" office:value="38">
            <text:p>38</text:p>
          </table:table-cell>
          <table:table-cell table:formula="of:=[.Z76]-[.AA76]" office:value-type="float" office:value="11">
            <text:p>11</text:p>
          </table:table-cell>
          <table:table-cell table:formula="of:=[.AB76]-[.AB75]" office:value-type="float" office:value="-1">
            <text:p>-1</text:p>
          </table:table-cell>
          <table:table-cell table:number-columns-repeated="995"/>
        </table:table-row>
        <table:table-row table:style-name="ro1">
          <table:table-cell/>
          <table:table-cell table:formula="of:=AVERAGE([.B24:.CA24])" office:value-type="float" office:value="143.794871794872">
            <text:p>143,79</text:p>
          </table:table-cell>
          <table:table-cell table:formula="of:=SUMIF([.$B$4:.$CA$4];1;[.B24:.CA24])/[.$C$55]" office:value-type="float" office:value="151.589743589744">
            <text:p>151,59</text:p>
          </table:table-cell>
          <table:table-cell table:formula="of:=SUMIF([.$B$4:.$CA$4];2;[.B24:.CA24])/[.$D$55]" office:value-type="float" office:value="136">
            <text:p>136</text:p>
          </table:table-cell>
          <table:table-cell table:formula="of:=STDEV([.B24:.CA24])" office:value-type="float" office:value="8.04913317000935">
            <text:p>8,05</text:p>
          </table:table-cell>
          <table:table-cell/>
          <table:table-cell table:style-name="ce5" office:value-type="string">
            <text:p>14:20 : score=10488</text:p>
          </table:table-cell>
          <table:table-cell table:style-name="ce5" table:number-columns-repeated="5"/>
          <table:table-cell table:number-columns-repeated="4" office:value-type="float" office:value="5">
            <text:p>5</text:p>
          </table:table-cell>
          <table:table-cell/>
          <table:table-cell table:formula="of:=AVERAGE([.M77:.P77])" office:value-type="float" office:value="5">
            <text:p>5</text:p>
          </table:table-cell>
          <table:table-cell table:number-columns-repeated="6"/>
          <table:table-cell table:style-name="ce8" office:value-type="time" office:time-value="PT22H00M00S">
            <text:p>22:00:00</text:p>
          </table:table-cell>
          <table:table-cell table:style-name="ce3" table:formula="of:=COUNTIF([.$A$37:.$AMJ$37];&quot;&lt;22:00:00&quot;)" office:value-type="float" office:value="52">
            <text:p>52</text:p>
          </table:table-cell>
          <table:table-cell table:style-name="ce3" table:formula="of:=COUNTIF([.$A$38:.$AMJ$38];&quot;&lt;22:00:00&quot;)" office:value-type="float" office:value="43">
            <text:p>43</text:p>
          </table:table-cell>
          <table:table-cell table:formula="of:=[.Z77]-[.AA77]" office:value-type="float" office:value="9">
            <text:p>9</text:p>
          </table:table-cell>
          <table:table-cell table:formula="of:=[.AB77]-[.AB76]" office:value-type="float" office:value="-2">
            <text:p>-2</text:p>
          </table:table-cell>
          <table:table-cell table:number-columns-repeated="995"/>
        </table:table-row>
        <table:table-row table:style-name="ro1">
          <table:table-cell office:value-type="string">
            <text:p>Pigments</text:p>
          </table:table-cell>
          <table:table-cell table:formula="of:=AVERAGE([.B25:.CA25])" office:value-type="float" office:value="12">
            <text:p>12</text:p>
          </table:table-cell>
          <table:table-cell table:formula="of:=SUMIF([.$B$4:.$CA$4];1;[.B25:.CA25])/[.$C$55]" office:value-type="float" office:value="12">
            <text:p>12</text:p>
          </table:table-cell>
          <table:table-cell table:formula="of:=SUMIF([.$B$4:.$CA$4];2;[.B25:.CA25])/[.$D$55]" office:value-type="float" office:value="12">
            <text:p>12</text:p>
          </table:table-cell>
          <table:table-cell table:formula="of:=STDEV([.B25:.CA25])" office:value-type="float" office:value="0">
            <text:p>0</text:p>
          </table:table-cell>
          <table:table-cell/>
          <table:table-cell table:style-name="ce7" office:value-type="string">
            <text:p>Pas plus de 12 norns en même temps : tuer les 2 plus vieux si œuf(s)</text:p>
          </table:table-cell>
          <table:table-cell table:style-name="ce5" table:number-columns-repeated="5"/>
          <table:table-cell table:number-columns-repeated="4" office:value-type="float" office:value="40">
            <text:p>40</text:p>
          </table:table-cell>
          <table:table-cell/>
          <table:table-cell table:formula="of:=AVERAGE([.M78:.P78])" office:value-type="float" office:value="40">
            <text:p>40</text:p>
          </table:table-cell>
          <table:table-cell table:number-columns-repeated="6"/>
          <table:table-cell table:style-name="ce8" office:value-type="time" office:time-value="PT23H00M00S">
            <text:p>23:00:00</text:p>
          </table:table-cell>
          <table:table-cell table:style-name="ce3" table:formula="of:=COUNTIF([.$A$37:.$AMJ$37];&quot;&lt;23:00:00&quot;)" office:value-type="float" office:value="55">
            <text:p>55</text:p>
          </table:table-cell>
          <table:table-cell table:style-name="ce3" table:formula="of:=COUNTIF([.$A$38:.$AMJ$38];&quot;&lt;23:00:00&quot;)" office:value-type="float" office:value="44">
            <text:p>44</text:p>
          </table:table-cell>
          <table:table-cell table:formula="of:=[.Z78]-[.AA78]" office:value-type="float" office:value="11">
            <text:p>11</text:p>
          </table:table-cell>
          <table:table-cell table:formula="of:=[.AB78]-[.AB77]" office:value-type="float" office:value="2">
            <text:p>2</text:p>
          </table:table-cell>
          <table:table-cell table:number-columns-repeated="995"/>
        </table:table-row>
        <table:table-row table:style-name="ro1">
          <table:table-cell/>
          <table:table-cell table:formula="of:=AVERAGE([.B26:.CA26])" office:value-type="float" office:value="96">
            <text:p>96</text:p>
          </table:table-cell>
          <table:table-cell table:formula="of:=SUMIF([.$B$4:.$CA$4];1;[.B26:.CA26])/[.$C$55]" office:value-type="float" office:value="96">
            <text:p>96</text:p>
          </table:table-cell>
          <table:table-cell table:formula="of:=SUMIF([.$B$4:.$CA$4];2;[.B26:.CA26])/[.$D$55]" office:value-type="float" office:value="96">
            <text:p>96</text:p>
          </table:table-cell>
          <table:table-cell table:formula="of:=STDEV([.B26:.CA26])" office:value-type="float" office:value="0">
            <text:p>0</text:p>
          </table:table-cell>
          <table:table-cell/>
          <table:table-cell table:style-name="ce7" office:value-type="string">
            <text:p>16:52 naissance de Steevy : mutant émetteur chimique</text:p>
          </table:table-cell>
          <table:table-cell table:style-name="ce7" table:number-columns-repeated="3"/>
          <table:table-cell table:style-name="ce5" table:number-columns-repeated="2"/>
          <table:table-cell table:number-columns-repeated="4" office:value-type="float" office:value="0">
            <text:p>0</text:p>
          </table:table-cell>
          <table:table-cell/>
          <table:table-cell table:formula="of:=AVERAGE([.M79:.P79])" office:value-type="float" office:value="0">
            <text:p>0</text:p>
          </table:table-cell>
          <table:table-cell table:number-columns-repeated="6"/>
          <table:table-cell table:style-name="ce8" office:value-type="time" office:time-value="PT24H00M00S">
            <text:p>24:00:00</text:p>
          </table:table-cell>
          <table:table-cell table:style-name="ce3" table:formula="of:=COUNTIF([.$A$37:.$AMJ$37];&quot;&lt;24:00:00&quot;)" office:value-type="float" office:value="58">
            <text:p>58</text:p>
          </table:table-cell>
          <table:table-cell table:style-name="ce3" table:formula="of:=COUNTIF([.$A$38:.$AMJ$38];&quot;&lt;24:00:00&quot;)" office:value-type="float" office:value="48">
            <text:p>48</text:p>
          </table:table-cell>
          <table:table-cell table:formula="of:=[.Z79]-[.AA79]" office:value-type="float" office:value="10">
            <text:p>10</text:p>
          </table:table-cell>
          <table:table-cell table:formula="of:=[.AB79]-[.AB78]" office:value-type="float" office:value="-1">
            <text:p>-1</text:p>
          </table:table-cell>
          <table:table-cell table:number-columns-repeated="995"/>
        </table:table-row>
        <table:table-row table:style-name="ro1">
          <table:table-cell office:value-type="string">
            <text:p>Lobes</text:p>
          </table:table-cell>
          <table:table-cell table:formula="of:=AVERAGE([.B27:.CA27])" office:value-type="float" office:value="9">
            <text:p>9</text:p>
          </table:table-cell>
          <table:table-cell table:formula="of:=SUMIF([.$B$4:.$CA$4];1;[.B27:.CA27])/[.$C$55]" office:value-type="float" office:value="9">
            <text:p>9</text:p>
          </table:table-cell>
          <table:table-cell table:formula="of:=SUMIF([.$B$4:.$CA$4];2;[.B27:.CA27])/[.$D$55]" office:value-type="float" office:value="9">
            <text:p>9</text:p>
          </table:table-cell>
          <table:table-cell table:formula="of:=STDEV([.B27:.CA27])" office:value-type="float" office:value="0">
            <text:p>0</text:p>
          </table:table-cell>
          <table:table-cell/>
          <table:table-cell table:style-name="ce5" office:value-type="string">
            <text:p>19:44 monica : mutant reactions chimiques</text:p>
          </table:table-cell>
          <table:table-cell table:style-name="ce5" table:number-columns-repeated="2"/>
          <table:table-cell table:style-name="ce5" office:value-type="string">
            <text:p>Indolore, lié au glycogène ou à l'amidon??</text:p>
          </table:table-cell>
          <table:table-cell table:style-name="ce5" table:number-columns-repeated="2"/>
          <table:table-cell table:number-columns-repeated="4" office:value-type="float" office:value="0">
            <text:p>0</text:p>
          </table:table-cell>
          <table:table-cell/>
          <table:table-cell table:formula="of:=AVERAGE([.M80:.P80])" office:value-type="float" office:value="0">
            <text:p>0</text:p>
          </table:table-cell>
          <table:table-cell table:number-columns-repeated="6"/>
          <table:table-cell table:style-name="ce8" office:value-type="time" office:time-value="PT25H00M00S">
            <text:p>25:00:00</text:p>
          </table:table-cell>
          <table:table-cell table:style-name="ce3" table:formula="of:=COUNTIF([.$A$37:.$AMJ$37];&quot;&lt;25:00:00&quot;)" office:value-type="float" office:value="59">
            <text:p>59</text:p>
          </table:table-cell>
          <table:table-cell table:style-name="ce3" table:formula="of:=COUNTIF([.$A$38:.$AMJ$38];&quot;&lt;25:00:00&quot;)" office:value-type="float" office:value="50">
            <text:p>50</text:p>
          </table:table-cell>
          <table:table-cell table:formula="of:=[.Z80]-[.AA80]" office:value-type="float" office:value="9">
            <text:p>9</text:p>
          </table:table-cell>
          <table:table-cell table:formula="of:=[.AB80]-[.AB79]" office:value-type="float" office:value="-1">
            <text:p>-1</text:p>
          </table:table-cell>
          <table:table-cell table:number-columns-repeated="995"/>
        </table:table-row>
        <table:table-row table:style-name="ro1">
          <table:table-cell/>
          <table:table-cell table:formula="of:=AVERAGE([.B28:.CA28])" office:value-type="float" office:value="954">
            <text:p>954</text:p>
          </table:table-cell>
          <table:table-cell table:formula="of:=SUMIF([.$B$4:.$CA$4];1;[.B28:.CA28])/[.$C$55]" office:value-type="float" office:value="954">
            <text:p>954</text:p>
          </table:table-cell>
          <table:table-cell table:formula="of:=SUMIF([.$B$4:.$CA$4];2;[.B28:.CA28])/[.$D$55]" office:value-type="float" office:value="954">
            <text:p>954</text:p>
          </table:table-cell>
          <table:table-cell table:formula="of:=STDEV([.B28:.CA28])" office:value-type="float" office:value="0">
            <text:p>0</text:p>
          </table:table-cell>
          <table:table-cell/>
          <table:table-cell table:style-name="ce5"/>
          <table:table-cell table:style-name="ce5" office:value-type="string">
            <text:p>Transmission létale pour males</text:p>
          </table:table-cell>
          <table:table-cell table:style-name="ce5" table:number-columns-repeated="4"/>
          <table:table-cell table:number-columns-repeated="4" office:value-type="float" office:value="9">
            <text:p>9</text:p>
          </table:table-cell>
          <table:table-cell/>
          <table:table-cell table:formula="of:=AVERAGE([.M81:.P81])" office:value-type="float" office:value="9">
            <text:p>9</text:p>
          </table:table-cell>
          <table:table-cell table:number-columns-repeated="6"/>
          <table:table-cell table:style-name="ce8" office:value-type="time" office:time-value="PT26H00M00S">
            <text:p>26:00:00</text:p>
          </table:table-cell>
          <table:table-cell table:style-name="ce3" table:formula="of:=COUNTIF([.$A$37:.$AMJ$37];&quot;&lt;26:00:00&quot;)" office:value-type="float" office:value="61">
            <text:p>61</text:p>
          </table:table-cell>
          <table:table-cell table:style-name="ce3" table:formula="of:=COUNTIF([.$A$38:.$AMJ$38];&quot;&lt;26:00:00&quot;)" office:value-type="float" office:value="53">
            <text:p>53</text:p>
          </table:table-cell>
          <table:table-cell table:formula="of:=[.Z81]-[.AA81]" office:value-type="float" office:value="8">
            <text:p>8</text:p>
          </table:table-cell>
          <table:table-cell table:formula="of:=[.AB81]-[.AB80]" office:value-type="float" office:value="-1">
            <text:p>-1</text:p>
          </table:table-cell>
          <table:table-cell>
            <draw:frame table:end-cell-address="'Creatures test2.xls'.AJ103" table:end-x="2.33cm" table:end-y="0.382cm" draw:z-index="1" draw:style-name="gr1" svg:width="14.312cm" svg:height="10.182cm" svg:x="2.358cm" svg:y="0.069cm">
              <draw:object draw:notify-on-update-of-ranges="'Creatures test2.xls'.AC55:'Creatures test2.xls'.AC9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94"/>
        </table:table-row>
        <table:table-row table:style-name="ro1">
          <table:table-cell office:value-type="string">
            <text:p>Yeux</text:p>
          </table:table-cell>
          <table:table-cell table:formula="of:=AVERAGE([.B29:.CA29])" office:value-type="float" office:value="0.38961038961039">
            <text:p>0,39</text:p>
          </table:table-cell>
          <table:table-cell table:formula="of:=SUMIF([.$B$4:.$CA$4];1;[.B29:.CA29])/[.$C$55]" office:value-type="float" office:value="0.333333333333333">
            <text:p>0,33</text:p>
          </table:table-cell>
          <table:table-cell table:formula="of:=SUMIF([.$B$4:.$CA$4];2;[.B29:.CA29])/[.$D$55]" office:value-type="float" office:value="0.435897435897436">
            <text:p>0,44</text:p>
          </table:table-cell>
          <table:table-cell table:formula="of:=STDEV([.B29:.CA29])" office:value-type="float" office:value="0.691220205522245">
            <text:p>0,69</text:p>
          </table:table-cell>
          <table:table-cell/>
          <table:table-cell table:style-name="ce5" office:value-type="string">
            <text:p>24:00 score=20775</text:p>
          </table:table-cell>
          <table:table-cell table:style-name="ce5"/>
          <table:table-cell table:style-name="ce5" office:value-type="string">
            <text:p>Bastet : gène altéré comme monica sans gène en plus</text:p>
          </table:table-cell>
          <table:table-cell table:style-name="ce5" table:number-columns-repeated="3"/>
          <table:table-cell table:number-columns-repeated="4" office:value-type="float" office:value="954">
            <text:p>954</text:p>
          </table:table-cell>
          <table:table-cell/>
          <table:table-cell table:formula="of:=AVERAGE([.M82:.P82])" office:value-type="float" office:value="954">
            <text:p>954</text:p>
          </table:table-cell>
          <table:table-cell table:number-columns-repeated="6"/>
          <table:table-cell table:style-name="ce8" office:value-type="time" office:time-value="PT27H00M00S">
            <text:p>27:00:00</text:p>
          </table:table-cell>
          <table:table-cell table:style-name="ce3" table:formula="of:=COUNTIF([.$A$37:.$AMJ$37];&quot;&lt;27:00:00&quot;)" office:value-type="float" office:value="63">
            <text:p>63</text:p>
          </table:table-cell>
          <table:table-cell table:style-name="ce3" table:formula="of:=COUNTIF([.$A$38:.$AMJ$38];&quot;&lt;27:00:00&quot;)" office:value-type="float" office:value="57">
            <text:p>57</text:p>
          </table:table-cell>
          <table:table-cell table:formula="of:=[.Z82]-[.AA82]" office:value-type="float" office:value="6">
            <text:p>6</text:p>
          </table:table-cell>
          <table:table-cell table:formula="of:=[.AB82]-[.AB81]" office:value-type="float" office:value="-2">
            <text:p>-2</text:p>
          </table:table-cell>
          <table:table-cell table:number-columns-repeated="995"/>
        </table:table-row>
        <table:table-row table:style-name="ro1">
          <table:table-cell office:value-type="string">
            <text:p>Cheveux</text:p>
          </table:table-cell>
          <table:table-cell table:formula="of:=AVERAGE([.B30:.CA30])" office:value-type="float" office:value="1.56410256410256">
            <text:p>1,56</text:p>
          </table:table-cell>
          <table:table-cell table:formula="of:=SUMIF([.$B$4:.$CA$4];1;[.B30:.CA30])/[.$C$55]" office:value-type="float" office:value="1.56410256410256">
            <text:p>1,56</text:p>
          </table:table-cell>
          <table:table-cell table:formula="of:=SUMIF([.$B$4:.$CA$4];2;[.B30:.CA30])/[.$D$55]" office:value-type="float" office:value="1.56410256410256">
            <text:p>1,56</text:p>
          </table:table-cell>
          <table:table-cell table:formula="of:=STDEV([.B30:.CA30])" office:value-type="float" office:value="0.615592705410305">
            <text:p>0,62</text:p>
          </table:table-cell>
          <table:table-cell/>
          <table:table-cell table:style-name="ce5" office:value-type="string">
            <text:p>29:30 anubis et shit atteint d'une maladie "incurable" qui fait consommer très vite NRJ</text:p>
          </table:table-cell>
          <table:table-cell table:style-name="ce5" table:number-columns-repeated="5"/>
          <table:table-cell table:number-columns-repeated="12"/>
          <table:table-cell table:style-name="ce8" office:value-type="time" office:time-value="PT28H00M00S">
            <text:p>28:00:00</text:p>
          </table:table-cell>
          <table:table-cell table:style-name="ce3" table:formula="of:=COUNTIF([.$A$37:.$AMJ$37];&quot;&lt;28:00:00&quot;)" office:value-type="float" office:value="65">
            <text:p>65</text:p>
          </table:table-cell>
          <table:table-cell table:style-name="ce3" table:formula="of:=COUNTIF([.$A$38:.$AMJ$38];&quot;&lt;28:00:00&quot;)" office:value-type="float" office:value="57">
            <text:p>57</text:p>
          </table:table-cell>
          <table:table-cell table:formula="of:=[.Z83]-[.AA83]" office:value-type="float" office:value="8">
            <text:p>8</text:p>
          </table:table-cell>
          <table:table-cell table:formula="of:=[.AB83]-[.AB82]" office:value-type="float" office:value="2">
            <text:p>2</text:p>
          </table:table-cell>
          <table:table-cell table:number-columns-repeated="995"/>
        </table:table-row>
        <table:table-row table:style-name="ro1">
          <table:table-cell office:value-type="string">
            <text:p>Oreilles</text:p>
          </table:table-cell>
          <table:table-cell table:formula="of:=AVERAGE([.B31:.CA31])" office:value-type="float" office:value="0.935897435897436">
            <text:p>0,94</text:p>
          </table:table-cell>
          <table:table-cell table:formula="of:=SUMIF([.$B$4:.$CA$4];1;[.B31:.CA31])/[.$C$55]" office:value-type="float" office:value="0.769230769230769">
            <text:p>0,77</text:p>
          </table:table-cell>
          <table:table-cell table:formula="of:=SUMIF([.$B$4:.$CA$4];2;[.B31:.CA31])/[.$D$55]" office:value-type="float" office:value="1.1025641025641">
            <text:p>1,1</text:p>
          </table:table-cell>
          <table:table-cell table:formula="of:=STDEV([.B31:.CA31])" office:value-type="float" office:value="0.518232349979011">
            <text:p>0,52</text:p>
          </table:table-cell>
          <table:table-cell/>
          <table:table-cell table:style-name="ce5" office:value-type="string">
            <text:p>29:38 introduction d'un œuf "mâle" pour introduire variabilité génétique</text:p>
          </table:table-cell>
          <table:table-cell table:style-name="ce5" table:number-columns-repeated="5"/>
          <table:table-cell table:number-columns-repeated="12"/>
          <table:table-cell table:style-name="ce8" office:value-type="time" office:time-value="PT29H00M00S">
            <text:p>29:00:00</text:p>
          </table:table-cell>
          <table:table-cell table:style-name="ce3" table:formula="of:=COUNTIF([.$A$37:.$AMJ$37];&quot;&lt;29:00:00&quot;)" office:value-type="float" office:value="66">
            <text:p>66</text:p>
          </table:table-cell>
          <table:table-cell table:style-name="ce3" table:formula="of:=COUNTIF([.$A$38:.$AMJ$38];&quot;&lt;29:00:00&quot;)" office:value-type="float" office:value="59">
            <text:p>59</text:p>
          </table:table-cell>
          <table:table-cell table:formula="of:=[.Z84]-[.AA84]" office:value-type="float" office:value="7">
            <text:p>7</text:p>
          </table:table-cell>
          <table:table-cell table:formula="of:=[.AB84]-[.AB83]" office:value-type="float" office:value="-1">
            <text:p>-1</text:p>
          </table:table-cell>
          <table:table-cell table:number-columns-repeated="995"/>
        </table:table-row>
        <table:table-row table:style-name="ro1">
          <table:table-cell office:value-type="string">
            <text:p>Postérieur</text:p>
          </table:table-cell>
          <table:table-cell table:formula="of:=AVERAGE([.B32:.CA32])" office:value-type="float" office:value="0.551282051282051">
            <text:p>0,55</text:p>
          </table:table-cell>
          <table:table-cell table:formula="of:=SUMIF([.$B$4:.$CA$4];1;[.B32:.CA32])/[.$C$55]" office:value-type="float" office:value="0.615384615384615">
            <text:p>0,62</text:p>
          </table:table-cell>
          <table:table-cell table:formula="of:=SUMIF([.$B$4:.$CA$4];2;[.B32:.CA32])/[.$D$55]" office:value-type="float" office:value="0.487179487179487">
            <text:p>0,49</text:p>
          </table:table-cell>
          <table:table-cell table:formula="of:=STDEV([.B32:.CA32])" office:value-type="float" office:value="0.65757199788383">
            <text:p>0,66</text:p>
          </table:table-cell>
          <table:table-cell/>
          <table:table-cell table:style-name="ce5" table:number-columns-repeated="6"/>
          <table:table-cell table:number-columns-repeated="12"/>
          <table:table-cell table:style-name="ce8" office:value-type="time" office:time-value="PT30H00M00S">
            <text:p>30:00:00</text:p>
          </table:table-cell>
          <table:table-cell table:style-name="ce3" table:formula="of:=COUNTIF([.$A$37:.$AMJ$37];&quot;&lt;30:00:00&quot;)" office:value-type="float" office:value="68">
            <text:p>68</text:p>
          </table:table-cell>
          <table:table-cell table:style-name="ce3" table:formula="of:=COUNTIF([.$A$38:.$AMJ$38];&quot;&lt;30:00:00&quot;)" office:value-type="float" office:value="63">
            <text:p>63</text:p>
          </table:table-cell>
          <table:table-cell table:formula="of:=[.Z85]-[.AA85]" office:value-type="float" office:value="5">
            <text:p>5</text:p>
          </table:table-cell>
          <table:table-cell table:formula="of:=[.AB85]-[.AB84]" office:value-type="float" office:value="-2">
            <text:p>-2</text:p>
          </table:table-cell>
          <table:table-cell table:number-columns-repeated="995"/>
        </table:table-row>
        <table:table-row table:style-name="ro1">
          <table:table-cell office:value-type="string">
            <text:p>Bras</text:p>
          </table:table-cell>
          <table:table-cell table:formula="of:=AVERAGE([.B33:.CA33])" office:value-type="float" office:value="0.858974358974359">
            <text:p>0,86</text:p>
          </table:table-cell>
          <table:table-cell table:formula="of:=SUMIF([.$B$4:.$CA$4];1;[.B33:.CA33])/[.$C$55]" office:value-type="float" office:value="0.948717948717949">
            <text:p>0,95</text:p>
          </table:table-cell>
          <table:table-cell table:formula="of:=SUMIF([.$B$4:.$CA$4];2;[.B33:.CA33])/[.$D$55]" office:value-type="float" office:value="0.769230769230769">
            <text:p>0,77</text:p>
          </table:table-cell>
          <table:table-cell table:formula="of:=STDEV([.B33:.CA33])" office:value-type="float" office:value="0.35030076036261">
            <text:p>0,35</text:p>
          </table:table-cell>
          <table:table-cell/>
          <table:table-cell table:style-name="ce5" table:number-columns-repeated="6"/>
          <table:table-cell table:number-columns-repeated="12"/>
          <table:table-cell table:style-name="ce8" office:value-type="time" office:time-value="PT31H00M00S">
            <text:p>31:00:00</text:p>
          </table:table-cell>
          <table:table-cell table:style-name="ce3" table:formula="of:=COUNTIF([.$A$37:.$AMJ$37];&quot;&lt;31:00:00&quot;)" office:value-type="float" office:value="69">
            <text:p>69</text:p>
          </table:table-cell>
          <table:table-cell table:style-name="ce3" table:formula="of:=COUNTIF([.$A$38:.$AMJ$38];&quot;&lt;31:00:00&quot;)" office:value-type="float" office:value="63">
            <text:p>63</text:p>
          </table:table-cell>
          <table:table-cell table:formula="of:=[.Z86]-[.AA86]" office:value-type="float" office:value="6">
            <text:p>6</text:p>
          </table:table-cell>
          <table:table-cell table:formula="of:=[.AB86]-[.AB85]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>
            <text:p>Queue</text:p>
          </table:table-cell>
          <table:table-cell table:formula="of:=AVERAGE([.B34:.CA34])" office:value-type="float" office:value="0.538461538461538">
            <text:p>0,54</text:p>
          </table:table-cell>
          <table:table-cell table:formula="of:=SUMIF([.$B$4:.$CA$4];1;[.B34:.CA34])/[.$C$55]" office:value-type="float" office:value="0.512820512820513">
            <text:p>0,51</text:p>
          </table:table-cell>
          <table:table-cell table:formula="of:=SUMIF([.$B$4:.$CA$4];2;[.B34:.CA34])/[.$D$55]" office:value-type="float" office:value="0.564102564102564">
            <text:p>0,56</text:p>
          </table:table-cell>
          <table:table-cell table:formula="of:=STDEV([.B34:.CA34])" office:value-type="float" office:value="0.501745206004254">
            <text:p>0,5</text:p>
          </table:table-cell>
          <table:table-cell/>
          <table:table-cell table:style-name="ce5" table:number-columns-repeated="6"/>
          <table:table-cell table:number-columns-repeated="12"/>
          <table:table-cell table:style-name="ce8" office:value-type="time" office:time-value="PT32H00M00S">
            <text:p>32:00:00</text:p>
          </table:table-cell>
          <table:table-cell table:style-name="ce3" table:formula="of:=COUNTIF([.$A$37:.$AMJ$37];&quot;&lt;32:00:00&quot;)" office:value-type="float" office:value="74">
            <text:p>74</text:p>
          </table:table-cell>
          <table:table-cell table:style-name="ce3" table:formula="of:=COUNTIF([.$A$38:.$AMJ$38];&quot;&lt;32:00:00&quot;)" office:value-type="float" office:value="66">
            <text:p>66</text:p>
          </table:table-cell>
          <table:table-cell table:formula="of:=[.Z87]-[.AA87]" office:value-type="float" office:value="8">
            <text:p>8</text:p>
          </table:table-cell>
          <table:table-cell table:formula="of:=[.AB87]-[.AB86]" office:value-type="float" office:value="2">
            <text:p>2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ce5" table:number-columns-repeated="6"/>
          <table:table-cell table:number-columns-repeated="12"/>
          <table:table-cell table:style-name="ce8" office:value-type="time" office:time-value="PT33H00M00S">
            <text:p>33:00:00</text:p>
          </table:table-cell>
          <table:table-cell table:style-name="ce3" table:formula="of:=COUNTIF([.$A$37:.$AMJ$37];&quot;&lt;33:00:00&quot;)" office:value-type="float" office:value="76">
            <text:p>76</text:p>
          </table:table-cell>
          <table:table-cell table:style-name="ce3" table:formula="of:=COUNTIF([.$A$38:.$AMJ$38];&quot;&lt;33:00:00&quot;)" office:value-type="float" office:value="67">
            <text:p>67</text:p>
          </table:table-cell>
          <table:table-cell table:formula="of:=[.Z88]-[.AA88]" office:value-type="float" office:value="9">
            <text:p>9</text:p>
          </table:table-cell>
          <table:table-cell table:formula="of:=[.AB88]-[.AB87]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Parents</text:p>
          </table:table-cell>
          <table:table-cell table:number-columns-repeated="5"/>
          <table:table-cell table:style-name="ce5" table:number-columns-repeated="6"/>
          <table:table-cell table:number-columns-repeated="12"/>
          <table:table-cell table:style-name="ce8" office:value-type="time" office:time-value="PT34H00M00S">
            <text:p>34:00:00</text:p>
          </table:table-cell>
          <table:table-cell table:style-name="ce3" table:formula="of:=COUNTIF([.$A$37:.$AMJ$37];&quot;&lt;34:00:00&quot;)" office:value-type="float" office:value="78">
            <text:p>78</text:p>
          </table:table-cell>
          <table:table-cell table:style-name="ce3" table:formula="of:=COUNTIF([.$A$38:.$AMJ$38];&quot;&lt;34:00:00&quot;)" office:value-type="float" office:value="68">
            <text:p>68</text:p>
          </table:table-cell>
          <table:table-cell table:formula="of:=[.Z89]-[.AA89]" office:value-type="float" office:value="10">
            <text:p>10</text:p>
          </table:table-cell>
          <table:table-cell table:formula="of:=[.AB89]-[.AB88]"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Naiss</text:p>
          </table:table-cell>
          <table:table-cell table:style-name="ce2" table:formula="of:=AVERAGE([.B37:.CA37])" office:value-type="time" office:time-value="PT17H37M33.076923S">
            <text:p>17:37:33</text:p>
          </table:table-cell>
          <table:table-cell table:style-name="ce4" table:formula="of:=SUMIF([.$B$4:.$CA$4];1;[.B37:.CA37])/[.$C$55]" office:value-type="time" office:time-value="PT17H33M44.615385S">
            <text:p>17:33:45</text:p>
          </table:table-cell>
          <table:table-cell table:style-name="ce4" table:formula="of:=SUMIF([.$B$4:.$CA$4];2;[.B37:.CA37])/[.$D$55]" office:value-type="time" office:time-value="PT17H41M21.538462S">
            <text:p>17:41:22</text:p>
          </table:table-cell>
          <table:table-cell table:style-name="ce4" table:formula="of:=STDEV([.B37:.CA37])" office:value-type="time" office:time-value="PT09H07M37.802699S">
            <text:p>09:07:38</text:p>
          </table:table-cell>
          <table:table-cell table:style-name="ce2"/>
          <table:table-cell table:style-name="ce8" table:number-columns-repeated="6"/>
          <table:table-cell table:style-name="ce2" table:number-columns-repeated="12"/>
          <table:table-cell table:style-name="ce8" office:value-type="time" office:time-value="PT35H00M00S">
            <text:p>35:00:00</text:p>
          </table:table-cell>
          <table:table-cell table:style-name="ce3" table:formula="of:=COUNTIF([.$A$37:.$AMJ$37];&quot;&lt;35:00:00&quot;)" office:value-type="float" office:value="78">
            <text:p>78</text:p>
          </table:table-cell>
          <table:table-cell table:style-name="ce3" table:formula="of:=COUNTIF([.$A$38:.$AMJ$38];&quot;&lt;35:00:00&quot;)" office:value-type="float" office:value="68">
            <text:p>68</text:p>
          </table:table-cell>
          <table:table-cell table:formula="of:=[.Z90]-[.AA90]" office:value-type="float" office:value="10">
            <text:p>10</text:p>
          </table:table-cell>
          <table:table-cell table:formula="of:=[.AB90]-[.AB89]" office:value-type="float" office:value="0">
            <text:p>0</text:p>
          </table:table-cell>
          <table:table-cell table:style-name="ce2" table:number-columns-repeated="995"/>
        </table:table-row>
        <table:table-row table:style-name="ro1">
          <table:table-cell table:style-name="ce2" office:value-type="string">
            <text:p>Mort</text:p>
          </table:table-cell>
          <table:table-cell table:style-name="ce2" table:formula="of:=AVERAGE([.B38:.CA38])" office:value-type="time" office:time-value="PT21H26M58.461538S">
            <text:p>21:26:58</text:p>
          </table:table-cell>
          <table:table-cell table:style-name="ce4" table:formula="of:=SUMIF([.$B$4:.$CA$4];1;[.B38:.CA38])/[.$C$55]" office:value-type="time" office:time-value="PT21H30M40S">
            <text:p>21:30:40</text:p>
          </table:table-cell>
          <table:table-cell table:style-name="ce4" table:formula="of:=SUMIF([.$B$4:.$CA$4];2;[.B38:.CA38])/[.$D$55]" office:value-type="time" office:time-value="PT21H23M16.923077S">
            <text:p>21:23:17</text:p>
          </table:table-cell>
          <table:table-cell table:style-name="ce4" table:formula="of:=STDEV([.B38:.CA38])" office:value-type="time" office:time-value="PT08H41M13.172897S">
            <text:p>08:41:13</text:p>
          </table:table-cell>
          <table:table-cell table:style-name="ce2"/>
          <table:table-cell table:style-name="ce8" table:number-columns-repeated="6"/>
          <table:table-cell table:style-name="ce2" office:value-type="time" office:time-value="PT00H05M00S">
            <text:p>0:05:00</text:p>
          </table:table-cell>
          <table:table-cell table:style-name="ce2" office:value-type="time" office:time-value="PT10H33M00S">
            <text:p>10:33:00</text:p>
          </table:table-cell>
          <table:table-cell table:style-name="ce2" office:value-type="time" office:time-value="PT21H00M00S">
            <text:p>21:00:00</text:p>
          </table:table-cell>
          <table:table-cell table:style-name="ce2" office:value-type="time" office:time-value="PT30H43M00S">
            <text:p>30:43:00</text:p>
          </table:table-cell>
          <table:table-cell table:style-name="ce2"/>
          <table:table-cell table:style-name="ce2" table:formula="of:=AVERAGE([.M91:.P91])" office:value-type="time" office:time-value="PT15H35M15S">
            <text:p>15:35:15</text:p>
          </table:table-cell>
          <table:table-cell table:style-name="ce2" table:number-columns-repeated="6"/>
          <table:table-cell table:style-name="ce8"/>
          <table:table-cell table:style-name="ce3" table:number-columns-repeated="2"/>
          <table:table-cell table:number-columns-repeated="2"/>
          <table:table-cell table:style-name="ce2" table:number-columns-repeated="995"/>
        </table:table-row>
        <table:table-row table:style-name="ro1">
          <table:table-cell table:style-name="ce2"/>
          <table:table-cell table:style-name="ce2" table:formula="of:=[.B91]-[.B90]" office:value-type="time" office:time-value="PT03H49M25.384615S">
            <text:p>3:49:25</text:p>
          </table:table-cell>
          <table:table-cell table:style-name="ce2" table:formula="of:=[.C91]-[.C90]" office:value-type="time" office:time-value="PT03H56M55.384615S">
            <text:p>3:56:55</text:p>
          </table:table-cell>
          <table:table-cell table:style-name="ce2" table:formula="of:=[.D91]-[.D90]" office:value-type="time" office:time-value="PT03H41M55.384615S">
            <text:p>3:41:55</text:p>
          </table:table-cell>
          <table:table-cell table:style-name="ce2" table:formula="of:=[.E91]-[.E90]" office:value-type="time" office:time-value="-PT00H26M24.629802S">
            <text:p>-0:26:25</text:p>
          </table:table-cell>
          <table:table-cell table:style-name="ce2"/>
          <table:table-cell table:style-name="ce8" table:number-columns-repeated="6"/>
          <table:table-cell table:style-name="ce2" office:value-type="time" office:time-value="PT10H33M00S">
            <text:p>10:33:00</text:p>
          </table:table-cell>
          <table:table-cell table:style-name="ce2" office:value-type="time" office:time-value="PT21H00M00S">
            <text:p>21:00:00</text:p>
          </table:table-cell>
          <table:table-cell table:style-name="ce2" office:value-type="time" office:time-value="PT30H38M00S">
            <text:p>30:38:00</text:p>
          </table:table-cell>
          <table:table-cell table:number-columns-repeated="2" table:style-name="ce2"/>
          <table:table-cell table:style-name="ce2" table:formula="of:=AVERAGE([.M92:.P92])" office:value-type="time" office:time-value="PT20H43M40S">
            <text:p>20:43:40</text:p>
          </table:table-cell>
          <table:table-cell table:style-name="ce2" table:number-columns-repeated="6"/>
          <table:table-cell table:style-name="ce8"/>
          <table:table-cell table:style-name="ce3" table:number-columns-repeated="2"/>
          <table:table-cell table:number-columns-repeated="2"/>
          <table:table-cell table:style-name="ce2" table:number-columns-repeated="995"/>
        </table:table-row>
        <table:table-row table:style-name="ro1" table:number-rows-repeated="2">
          <table:table-cell table:number-columns-repeated="6"/>
          <table:table-cell table:style-name="ce5" table:number-columns-repeated="6"/>
          <table:table-cell table:style-name="ce2" table:number-columns-repeated="6"/>
          <table:table-cell table:number-columns-repeated="6"/>
          <table:table-cell table:style-name="ce8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6"/>
          <table:table-cell table:style-name="ce5" office:value-type="string">
            <text:p>Code <text:s/>qualitatifs des gènes d'apparence</text:p>
          </table:table-cell>
          <table:table-cell table:style-name="ce5" table:number-columns-repeated="5"/>
          <table:table-cell table:style-name="ce2" table:number-columns-repeated="6"/>
          <table:table-cell table:number-columns-repeated="6"/>
          <table:table-cell table:style-name="ce8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6"/>
          <table:table-cell table:style-name="ce5" office:value-type="string">
            <text:p>Yeux</text:p>
          </table:table-cell>
          <table:table-cell table:style-name="ce5" office:value-type="string">
            <text:p>Vert=0</text:p>
          </table:table-cell>
          <table:table-cell table:style-name="ce5" office:value-type="string">
            <text:p>Bleu=1</text:p>
          </table:table-cell>
          <table:table-cell table:style-name="ce5" office:value-type="string">
            <text:p>Marron=2</text:p>
          </table:table-cell>
          <table:table-cell table:style-name="ce5" table:number-columns-repeated="2"/>
          <table:table-cell table:style-name="ce2" table:formula="of:=[.M92]-[.M91]" office:value-type="time" office:time-value="PT10H28M00S">
            <text:p>10:28:00</text:p>
          </table:table-cell>
          <table:table-cell table:style-name="ce2" table:formula="of:=[.N92]-[.N91]" office:value-type="time" office:time-value="PT10H27M00S">
            <text:p>10:27:00</text:p>
          </table:table-cell>
          <table:table-cell table:style-name="ce2" table:formula="of:=[.O92]-[.O91]" office:value-type="time" office:time-value="PT09H38M00S">
            <text:p>9:38:00</text:p>
          </table:table-cell>
          <table:table-cell table:style-name="ce2" table:formula="of:=[.P92]-[.P91]" office:value-type="time" office:time-value="-PT30H43M00S">
            <text:p>-30:43:00</text:p>
          </table:table-cell>
          <table:table-cell table:style-name="ce2" table:formula="of:=[.Q92]-[.Q91]" office:value-type="time" office:time-value="PT00H00M00S">
            <text:p>0:00:00</text:p>
          </table:table-cell>
          <table:table-cell table:style-name="ce2" table:formula="of:=[.R92]-[.R91]" office:value-type="time" office:time-value="PT05H08M25S">
            <text:p>5:08:25</text:p>
          </table:table-cell>
          <table:table-cell table:number-columns-repeated="6"/>
          <table:table-cell table:style-name="ce8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3" office:value-type="string">
            <text:p>Enfants</text:p>
          </table:table-cell>
          <table:table-cell table:formula="of:=AVERAGE([.B44:.CA44])" office:value-type="float" office:value="1.8974358974359">
            <text:p>1,9</text:p>
          </table:table-cell>
          <table:table-cell table:formula="of:=SUMIF([.$B$4:.$BU$4];1;[.B44:.BU44])/[.$C$55]" office:value-type="float" office:value="1.87179487179487">
            <text:p>1,87</text:p>
          </table:table-cell>
          <table:table-cell table:formula="of:=SUMIF([.$B$4:.$BU$4];2;[.B44:.BU44])/[.$D$55]" office:value-type="float" office:value="1.8974358974359">
            <text:p>1,9</text:p>
          </table:table-cell>
          <table:table-cell table:formula="of:=STDEV([.B44:.CA44])" office:value-type="float" office:value="1.50832963076984">
            <text:p>1,51</text:p>
          </table:table-cell>
          <table:table-cell table:style-name="ce3"/>
          <table:table-cell table:style-name="ce9" office:value-type="string">
            <text:p>Peau/organe</text:p>
          </table:table-cell>
          <table:table-cell table:style-name="ce5" office:value-type="string">
            <text:p>Foncé=0</text:p>
          </table:table-cell>
          <table:table-cell table:style-name="ce9" office:value-type="string">
            <text:p>Clair=1</text:p>
          </table:table-cell>
          <table:table-cell table:style-name="ce9" office:value-type="string">
            <text:p>Noir=-1</text:p>
          </table:table-cell>
          <table:table-cell table:style-name="ce9" table:number-columns-repeated="2"/>
          <table:table-cell table:style-name="ce3" table:number-columns-repeated="12"/>
          <table:table-cell table:style-name="ce8"/>
          <table:table-cell table:style-name="ce3" table:number-columns-repeated="2"/>
          <table:table-cell table:number-columns-repeated="2"/>
          <table:table-cell table:style-name="ce3" table:number-columns-repeated="995"/>
        </table:table-row>
        <table:table-row table:style-name="ro1">
          <table:table-cell table:number-columns-repeated="6"/>
          <table:table-cell table:style-name="ce9" office:value-type="string">
            <text:p>Oreilles</text:p>
          </table:table-cell>
          <table:table-cell table:style-name="ce5" office:value-type="string">
            <text:p>Tombantes=0</text:p>
          </table:table-cell>
          <table:table-cell table:style-name="ce5" office:value-type="string">
            <text:p>Rondes=1</text:p>
          </table:table-cell>
          <table:table-cell table:style-name="ce5" office:value-type="string">
            <text:p>rondesroses=2</text:p>
          </table:table-cell>
          <table:table-cell table:style-name="ce5" table:number-columns-repeated="2"/>
          <table:table-cell table:number-columns-repeated="12"/>
          <table:table-cell table:style-name="ce8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6"/>
          <table:table-cell table:style-name="ce9" office:value-type="string">
            <text:p>Cheveux</text:p>
          </table:table-cell>
          <table:table-cell table:style-name="ce5" office:value-type="string">
            <text:p>Fchauve=0</text:p>
          </table:table-cell>
          <table:table-cell table:style-name="ce5" office:value-type="string">
            <text:p>Blanc=1</text:p>
          </table:table-cell>
          <table:table-cell table:style-name="ce5" office:value-type="string">
            <text:p>blonc=2</text:p>
          </table:table-cell>
          <table:table-cell table:style-name="ce5" table:number-columns-repeated="2"/>
          <table:table-cell table:number-columns-repeated="12"/>
          <table:table-cell table:style-name="ce8"/>
          <table:table-cell table:style-name="ce3" table:number-columns-repeated="2"/>
          <table:table-cell table:number-columns-repeated="997"/>
        </table:table-row>
        <table:table-row table:style-name="ro1">
          <table:table-cell table:number-columns-repeated="6"/>
          <table:table-cell table:style-name="ce5"/>
          <table:table-cell table:style-name="ce5" office:value-type="string">
            <text:p>Note : <text:s/>crête+cornes=blond chez mâles</text:p>
          </table:table-cell>
          <table:table-cell table:style-name="ce5" table:number-columns-repeated="4"/>
          <table:table-cell table:number-columns-repeated="12"/>
          <table:table-cell table:style-name="ce8"/>
          <table:table-cell table:style-name="ce3" table:number-columns-repeated="2"/>
          <table:table-cell table:number-columns-repeated="997"/>
        </table:table-row>
        <table:table-row table:style-name="ro1" table:number-rows-repeated="3">
          <table:table-cell table:number-columns-repeated="6"/>
          <table:table-cell table:style-name="ce5" table:number-columns-repeated="6"/>
          <table:table-cell table:number-columns-repeated="12"/>
          <table:table-cell table:style-name="ce8"/>
          <table:table-cell table:style-name="ce3" table:number-columns-repeated="2"/>
          <table:table-cell table:number-columns-repeated="997"/>
        </table:table-row>
        <table:table-row table:style-name="ro1" table:number-rows-repeated="654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F </number:text>
    </number:number-style>
    <number:number-style style:name="N123P1" style:volatile="true">
      <number:text>-</number:text>
      <number:number number:decimal-places="0" number:min-integer-digits="1" number:grouping="true"/>
      <number:text> F </number:text>
    </number:number-style>
    <number:number-style style:name="N123P2" style:volatile="true">
      <number:text> - F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F </number:text>
    </number:number-style>
    <number:number-style style:name="N125P1" style:volatile="true">
      <number:text>-</number:text>
      <number:number number:decimal-places="2" number:min-integer-digits="1" number:grouping="true"/>
      <number:text> F </number:text>
    </number:number-style>
    <number:number-style style:name="N125P2" style:volatile="true">
      <number:text> -</number:text>
      <number:number number:decimal-places="0" number:min-integer-digits="0"/>
      <number:text>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Geneva" style:font-name-complex="Genev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>
      <style:text-properties fo:color="#0000d4" style:text-outline="false" style:text-line-through-style="none" style:font-name="Genev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Lien_20_hypertexte_20_visité" style:display-name="Lien hypertexte visité" style:family="table-cell" style:parent-style-name="Default">
      <style:text-properties fo:color="#4600a5" style:text-outline="false" style:text-line-through-style="none" style:font-name="Genev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Genev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3cm" fo:margin-bottom="1.3cm" fo:margin-left="2cm" fo:margin-right="2cm" style:print-page-order="ltr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.847cm"/>
      </style:header-style>
      <style:footer-style>
        <style:header-footer-properties fo:min-height="0.751cm" fo:margin-left="0cm" fo:margin-right="0cm" fo:margin-top="0.8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2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eatures_20_test2.xls" style:display-name="PageStyle_Creatures test2.xls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ndesris</meta:initial-creator>
    <meta:creation-date>2002-09-17T19:22:04</meta:creation-date>
    <dc:creator>Amael Assour</dc:creator>
    <meta:print-date>2008-02-18T19:14:23</meta:print-date>
    <meta:generator>OpenOffice.org/3.0$Linux OpenOffice.org_project/300m15$Build-9379</meta:generator>
    <meta:document-statistic meta:table-count="1" meta:cell-count="38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555555" svg:stroke-opacity="100%" draw:fill="solid" draw:fill-color="#bbbbbb" draw:opacity="100%"/>
    </style:style>
    <style:style style:name="ch2" style:family="chart">
      <style:chart-properties style:rotation-angle="0" style:direction="ltr"/>
      <style:text-properties fo:color="#555555" style:text-outline="false" style:text-line-through-style="none" style:text-position="0%" fo:font-family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h3" style:family="chart">
      <style:chart-properties chart:interpolation="cubic-spline" chart:include-hidden-cells="false" chart:spline-order="3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origin="1" chart:text-overlap="false" chart:reverse-direction="false" text:line-break="false" chart:visible="true"/>
      <style:graphic-properties draw:stroke="solid" svg:stroke-width="0cm" svg:stroke-color="#555555" svg:stroke-opacity="100%"/>
      <style:text-properties fo:color="#555555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>
      <style:chart-properties style:rotation-angle="0" style:direction="ltr"/>
      <style:text-properties fo:color="#555555" style:text-outline="false" style:text-line-through-style="none" style:text-position="0%" fo:font-family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reverse-direction="false" text:line-break="false" chart:visible="true"/>
      <style:graphic-properties draw:stroke="solid" svg:stroke-width="0cm" svg:stroke-color="#555555" svg:stroke-opacity="100%"/>
      <style:text-properties fo:color="#555555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chart-properties style:rotation-angle="90" style:direction="ltr"/>
      <style:text-properties fo:color="#555555" style:text-outline="false" style:text-line-through-style="none" style:text-position="0%" fo:font-family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8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808080" svg:stroke-opacity="100%" draw:fill="solid" draw:fill-color="#c0c0c0" draw:opacity="100%"/>
    </style:style>
    <style:style style:name="ch10" style:family="chart">
      <style:graphic-properties draw:fill-color="#d9d9d9"/>
    </style:style>
  </office:automatic-styles>
  <office:body>
    <office:chart>
      <chart:chart svg:width="14.343cm" svg:height="10.727cm" chart:class="chart:line" chart:style-name="ch1">
        <chart:title svg:x="5.848cm" svg:y="0.214cm" chart:style-name="ch2">
          <text:p>Population</text:p>
        </chart:title>
        <chart:plot-area chart:style-name="ch3" table:cell-range-address="'Creatures test2.xls'.AB55:'Creatures test2.xls'.AB90" svg:x="0.371cm" svg:y="0.985cm" svg:width="13.686cm" svg:height="9.515cm">
          <chart:axis chart:dimension="x" chart:name="primary-x" chart:style-name="ch4">
            <chart:title svg:x="6.944cm" svg:y="10.116cm" chart:style-name="ch5">
              <text:p>Heures</text:p>
            </chart:title>
          </chart:axis>
          <chart:axis chart:dimension="y" chart:name="primary-y" chart:style-name="ch6">
            <chart:title svg:x="0.287cm" svg:y="6.343cm" chart:style-name="ch7">
              <text:p>Population</text:p>
            </chart:title>
          </chart:axis>
          <chart:series chart:style-name="ch8" chart:values-cell-range-address="'Creatures test2.xls'.AB55:'Creatures test2.xls'.AB90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Creatures test2.xls'.AB55:'Creatures test2.xls'.AB9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555555" svg:stroke-opacity="100%" draw:fill="solid" draw:fill-color="#bbbbbb" draw:opacity="100%"/>
    </style:style>
    <style:style style:name="ch2" style:family="chart">
      <style:chart-properties style:rotation-angle="0" style:direction="ltr"/>
      <style:text-properties fo:color="#555555" style:text-outline="false" style:text-line-through-style="none" style:text-position="0%" fo:font-family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h3" style:family="chart">
      <style:chart-properties chart:interpolation="cubic-spline" chart:include-hidden-cells="false" chart:spline-order="3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origin="1" chart:text-overlap="false" chart:reverse-direction="false" text:line-break="false" chart:visible="true"/>
      <style:graphic-properties draw:stroke="solid" svg:stroke-width="0cm" svg:stroke-color="#555555" svg:stroke-opacity="100%"/>
      <style:text-properties fo:color="#555555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>
      <style:chart-properties style:rotation-angle="0" style:direction="ltr"/>
      <style:text-properties fo:color="#555555" style:text-outline="false" style:text-line-through-style="none" style:text-position="0%" fo:font-family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reverse-direction="false" text:line-break="false" chart:visible="true"/>
      <style:graphic-properties draw:stroke="solid" svg:stroke-width="0cm" svg:stroke-color="#555555" svg:stroke-opacity="100%"/>
      <style:text-properties fo:color="#555555" style:text-outline="false" style:text-line-through-style="none" style:text-position="0%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chart-properties style:rotation-angle="90" style:direction="ltr"/>
      <style:text-properties fo:color="#555555" style:text-outline="false" style:text-line-through-style="none" style:text-position="0%" fo:font-family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8" style:family="chart">
      <style:chart-properties chart:symbol-type="none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808080" svg:stroke-opacity="100%" draw:fill="solid" draw:fill-color="#c0c0c0" draw:opacity="100%"/>
    </style:style>
    <style:style style:name="ch10" style:family="chart">
      <style:graphic-properties draw:fill-color="#d9d9d9"/>
    </style:style>
  </office:automatic-styles>
  <office:body>
    <office:chart>
      <chart:chart svg:width="14.313cm" svg:height="10.183cm" chart:class="chart:line" chart:style-name="ch1">
        <chart:title svg:x="5.767cm" svg:y="0.203cm" chart:style-name="ch2">
          <text:p>Croissance</text:p>
        </chart:title>
        <chart:plot-area chart:style-name="ch3" table:cell-range-address="'Creatures test2.xls'.AC55:'Creatures test2.xls'.AC90" svg:x="0.371cm" svg:y="0.963cm" svg:width="13.656cm" svg:height="9.015cm">
          <chart:axis chart:dimension="x" chart:name="primary-x" chart:style-name="ch4">
            <chart:title svg:x="6.929cm" svg:y="9.583cm" chart:style-name="ch5">
              <text:p>Heures</text:p>
            </chart:title>
          </chart:axis>
          <chart:axis chart:dimension="y" chart:name="primary-y" chart:style-name="ch6">
            <chart:title svg:x="0.287cm" svg:y="6.719cm" chart:style-name="ch7">
              <text:p>Dérivée population</text:p>
            </chart:title>
          </chart:axis>
          <chart:series chart:style-name="ch8" chart:values-cell-range-address="'Creatures test2.xls'.AC55:'Creatures test2.xls'.AC90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Creatures test2.xls'.AC55:'Creatures test2.xls'.AC9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